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paragraph-properties fo:text-align="start" style:justify-single-word="false"/>
      <style:text-properties officeooo:paragraph-rsid="000575c5"/>
    </style:style>
    <style:style style:name="P34" style:family="paragraph" style:parent-style-name="Standard">
      <style:paragraph-properties fo:text-align="start" style:justify-single-word="false"/>
      <style:text-properties officeooo:paragraph-rsid="000a80ec"/>
    </style:style>
    <style:style style:name="P35" style:family="paragraph" style:parent-style-name="Standard">
      <style:paragraph-properties fo:text-align="start" style:justify-single-word="false"/>
      <style:text-properties officeooo:paragraph-rsid="001f2cdd"/>
    </style:style>
    <style:style style:name="P36" style:family="paragraph" style:parent-style-name="Standard">
      <style:paragraph-properties fo:text-align="start" style:justify-single-word="false"/>
      <style:text-properties officeooo:paragraph-rsid="0021de1d"/>
    </style:style>
    <style:style style:name="P37" style:family="paragraph" style:parent-style-name="Standard">
      <style:paragraph-properties fo:text-align="start" style:justify-single-word="false"/>
      <style:text-properties officeooo:paragraph-rsid="002801ef"/>
    </style:style>
    <style:style style:name="P38" style:family="paragraph" style:parent-style-name="Standard">
      <style:paragraph-properties fo:text-align="start" style:justify-single-word="false"/>
      <style:text-properties officeooo:paragraph-rsid="0013eed1"/>
    </style:style>
    <style:style style:name="P39" style:family="paragraph" style:parent-style-name="Standard">
      <style:paragraph-properties fo:text-align="start" style:justify-single-word="false"/>
      <style:text-properties officeooo:paragraph-rsid="003d134b"/>
    </style:style>
    <style:style style:name="P40" style:family="paragraph" style:parent-style-name="Standard">
      <style:paragraph-properties fo:text-align="start" style:justify-single-word="false"/>
      <style:text-properties officeooo:paragraph-rsid="003e54bc"/>
    </style:style>
    <style:style style:name="P41" style:family="paragraph" style:parent-style-name="Standard">
      <style:paragraph-properties fo:text-align="start" style:justify-single-word="false"/>
      <style:text-properties officeooo:paragraph-rsid="003ef5b4"/>
    </style:style>
    <style:style style:name="P42" style:family="paragraph" style:parent-style-name="Standard">
      <style:paragraph-properties fo:text-align="start" style:justify-single-word="false"/>
      <style:text-properties officeooo:paragraph-rsid="0040bed7"/>
    </style:style>
    <style:style style:name="P43" style:family="paragraph" style:parent-style-name="Standard">
      <style:paragraph-properties fo:text-align="start" style:justify-single-word="false"/>
      <style:text-properties officeooo:paragraph-rsid="0042598d"/>
    </style:style>
    <style:style style:name="P44" style:family="paragraph" style:parent-style-name="Standard">
      <style:paragraph-properties fo:text-align="start" style:justify-single-word="false"/>
      <style:text-properties officeooo:paragraph-rsid="00443e11"/>
    </style:style>
    <style:style style:name="P45" style:family="paragraph" style:parent-style-name="Standard">
      <style:paragraph-properties fo:text-align="start" style:justify-single-word="false"/>
      <style:text-properties officeooo:paragraph-rsid="00456e4d"/>
    </style:style>
    <style:style style:name="P46" style:family="paragraph" style:parent-style-name="Standard">
      <style:paragraph-properties fo:text-align="start" style:justify-single-word="false"/>
      <style:text-properties officeooo:paragraph-rsid="00479a2b"/>
    </style:style>
    <style:style style:name="P47" style:family="paragraph" style:parent-style-name="Standard">
      <style:paragraph-properties fo:text-align="start" style:justify-single-word="false"/>
      <style:text-properties officeooo:paragraph-rsid="00484542"/>
    </style:style>
    <style:style style:name="P48" style:family="paragraph" style:parent-style-name="Standard">
      <style:paragraph-properties fo:text-align="start" style:justify-single-word="false"/>
      <style:text-properties officeooo:paragraph-rsid="00493e57"/>
    </style:style>
    <style:style style:name="P49" style:family="paragraph" style:parent-style-name="Standard">
      <style:paragraph-properties fo:text-align="start" style:justify-single-word="false"/>
      <style:text-properties officeooo:paragraph-rsid="004a26eb"/>
    </style:style>
    <style:style style:name="P50" style:family="paragraph" style:parent-style-name="Standard">
      <style:paragraph-properties fo:text-align="start" style:justify-single-word="false"/>
      <style:text-properties officeooo:paragraph-rsid="004b9af2"/>
    </style:style>
    <style:style style:name="P51" style:family="paragraph" style:parent-style-name="Standard">
      <style:paragraph-properties fo:text-align="start" style:justify-single-word="false"/>
      <style:text-properties officeooo:paragraph-rsid="0050442f"/>
    </style:style>
    <style:style style:name="P52" style:family="paragraph" style:parent-style-name="Standard">
      <style:paragraph-properties fo:text-align="start" style:justify-single-word="false"/>
      <style:text-properties officeooo:paragraph-rsid="00482d6c"/>
    </style:style>
    <style:style style:name="P53" style:family="paragraph" style:parent-style-name="Standard">
      <style:paragraph-properties fo:text-align="start" style:justify-single-word="false"/>
      <style:text-properties officeooo:paragraph-rsid="00516169"/>
    </style:style>
    <style:style style:name="P54" style:family="paragraph" style:parent-style-name="Standard">
      <style:paragraph-properties fo:text-align="start" style:justify-single-word="false"/>
      <style:text-properties officeooo:paragraph-rsid="00542cfa"/>
    </style:style>
    <style:style style:name="P55" style:family="paragraph" style:parent-style-name="Standard">
      <style:paragraph-properties fo:text-align="start" style:justify-single-word="false"/>
      <style:text-properties officeooo:paragraph-rsid="006b206e"/>
    </style:style>
    <style:style style:name="P56" style:family="paragraph" style:parent-style-name="Standard">
      <style:paragraph-properties fo:text-align="start" style:justify-single-word="false"/>
      <style:text-properties officeooo:paragraph-rsid="00e3d675"/>
    </style:style>
    <style:style style:name="P57" style:family="paragraph" style:parent-style-name="Standard">
      <style:paragraph-properties fo:text-align="start" style:justify-single-word="false"/>
      <style:text-properties officeooo:paragraph-rsid="00f272ca"/>
    </style:style>
    <style:style style:name="P58" style:family="paragraph" style:parent-style-name="Standard">
      <style:paragraph-properties fo:text-align="start" style:justify-single-word="false"/>
      <style:text-properties officeooo:paragraph-rsid="00f34deb"/>
    </style:style>
    <style:style style:name="P59" style:family="paragraph" style:parent-style-name="Standard">
      <style:paragraph-properties fo:text-align="start" style:justify-single-word="false"/>
      <style:text-properties officeooo:paragraph-rsid="00f4dcd4"/>
    </style:style>
    <style:style style:name="P60" style:family="paragraph" style:parent-style-name="Standard">
      <style:paragraph-properties fo:text-align="start" style:justify-single-word="false"/>
      <style:text-properties officeooo:paragraph-rsid="00fa4954"/>
    </style:style>
    <style:style style:name="P61" style:family="paragraph" style:parent-style-name="Standard">
      <style:paragraph-properties fo:text-align="start" style:justify-single-word="false"/>
      <style:text-properties officeooo:paragraph-rsid="00fc61e7"/>
    </style:style>
    <style:style style:name="P62" style:family="paragraph" style:parent-style-name="Standard">
      <style:paragraph-properties fo:text-align="start" style:justify-single-word="false"/>
      <style:text-properties officeooo:paragraph-rsid="00ff03d1"/>
    </style:style>
    <style:style style:name="P63" style:family="paragraph" style:parent-style-name="Standard">
      <style:paragraph-properties fo:text-align="start" style:justify-single-word="false"/>
      <style:text-properties officeooo:paragraph-rsid="00fe4f3c"/>
    </style:style>
    <style:style style:name="P64" style:family="paragraph" style:parent-style-name="Standard">
      <style:paragraph-properties fo:text-align="start" style:justify-single-word="false"/>
      <style:text-properties officeooo:paragraph-rsid="0100f912"/>
    </style:style>
    <style:style style:name="P65" style:family="paragraph" style:parent-style-name="Standard">
      <style:paragraph-properties fo:text-align="start" style:justify-single-word="false"/>
      <style:text-properties officeooo:paragraph-rsid="0103c3ea"/>
    </style:style>
    <style:style style:name="P66" style:family="paragraph" style:parent-style-name="Standard">
      <style:paragraph-properties fo:text-align="start" style:justify-single-word="false"/>
      <style:text-properties officeooo:paragraph-rsid="0105ee2b"/>
    </style:style>
    <style:style style:name="P67"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68"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69"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0"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1"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2"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73" style:family="paragraph" style:parent-style-name="Standard">
      <style:text-properties fo:font-weight="normal" officeooo:rsid="00df23f3" officeooo:paragraph-rsid="00df23f3" style:font-weight-asian="normal" style:font-weight-complex="normal"/>
    </style:style>
    <style:style style:name="P74" style:family="paragraph" style:parent-style-name="Standard">
      <style:text-properties fo:font-weight="normal" officeooo:rsid="010b0b64" officeooo:paragraph-rsid="010b0b64" style:font-weight-asian="normal" style:font-weight-complex="normal"/>
    </style:style>
    <style:style style:name="P75" style:family="paragraph" style:parent-style-name="Standard">
      <style:text-properties fo:font-weight="normal" officeooo:rsid="010e3e91" officeooo:paragraph-rsid="010bffe7" style:font-weight-asian="normal" style:font-weight-complex="normal"/>
    </style:style>
    <style:style style:name="P76"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85"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86"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87"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88"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90"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91"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92"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93"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94"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95"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96"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97"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98"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99"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00"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01"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08"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12"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18"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30"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31"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35"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36"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37"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38"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40"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41"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42"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43"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44"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45"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46" style:family="paragraph" style:parent-style-name="Standard">
      <style:text-properties officeooo:paragraph-rsid="003d134b"/>
    </style:style>
    <style:style style:name="P147" style:family="paragraph" style:parent-style-name="Standard">
      <style:paragraph-properties fo:text-align="center" style:justify-single-word="false"/>
      <style:text-properties officeooo:paragraph-rsid="003d134b"/>
    </style:style>
    <style:style style:name="P148" style:family="paragraph" style:parent-style-name="Standard">
      <style:paragraph-properties fo:text-align="center" style:justify-single-word="false"/>
      <style:text-properties officeooo:paragraph-rsid="00595ecf"/>
    </style:style>
    <style:style style:name="P149" style:family="paragraph" style:parent-style-name="Standard">
      <style:paragraph-properties fo:text-align="center" style:justify-single-word="false"/>
      <style:text-properties officeooo:rsid="0050428f" officeooo:paragraph-rsid="0050428f"/>
    </style:style>
    <style:style style:name="P150" style:family="paragraph" style:parent-style-name="Standard">
      <style:text-properties officeooo:paragraph-rsid="00618955"/>
    </style:style>
    <style:style style:name="P151" style:family="paragraph" style:parent-style-name="Standard">
      <style:text-properties officeooo:paragraph-rsid="00640cbc"/>
    </style:style>
    <style:style style:name="P152" style:family="paragraph" style:parent-style-name="Standard">
      <style:text-properties style:font-name="Liberation Serif"/>
    </style:style>
    <style:style style:name="P153"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54"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55"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56"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57"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58"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59"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60"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61"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62"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63" style:family="paragraph" style:parent-style-name="Standard">
      <style:paragraph-properties fo:text-align="start" style:justify-single-word="false"/>
      <style:text-properties style:font-name="Liberation Serif" officeooo:paragraph-rsid="00f4dcd4"/>
    </style:style>
    <style:style style:name="P164"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65"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66"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67"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68" style:family="paragraph" style:parent-style-name="Standard">
      <style:text-properties officeooo:paragraph-rsid="00c14a93"/>
    </style:style>
    <style:style style:name="P169" style:family="paragraph" style:parent-style-name="Standard">
      <style:text-properties officeooo:paragraph-rsid="00c1ff5c"/>
    </style:style>
    <style:style style:name="P170" style:family="paragraph" style:parent-style-name="Standard">
      <style:text-properties officeooo:paragraph-rsid="00c4c667"/>
    </style:style>
    <style:style style:name="P171" style:family="paragraph" style:parent-style-name="Standard">
      <style:text-properties officeooo:paragraph-rsid="00c59193"/>
    </style:style>
    <style:style style:name="P172" style:family="paragraph" style:parent-style-name="Standard">
      <style:text-properties officeooo:paragraph-rsid="00c6e2ba"/>
    </style:style>
    <style:style style:name="P173" style:family="paragraph" style:parent-style-name="Standard">
      <style:text-properties officeooo:paragraph-rsid="00ca335f"/>
    </style:style>
    <style:style style:name="P174" style:family="paragraph" style:parent-style-name="Standard">
      <style:text-properties officeooo:paragraph-rsid="00d0a5ab"/>
    </style:style>
    <style:style style:name="P175" style:family="paragraph" style:parent-style-name="Standard">
      <style:text-properties officeooo:paragraph-rsid="00d2a460"/>
    </style:style>
    <style:style style:name="P176" style:family="paragraph" style:parent-style-name="Standard">
      <style:text-properties officeooo:paragraph-rsid="00d65217"/>
    </style:style>
    <style:style style:name="P177" style:family="paragraph" style:parent-style-name="Standard">
      <style:text-properties officeooo:paragraph-rsid="00d89e4b"/>
    </style:style>
    <style:style style:name="P178" style:family="paragraph" style:parent-style-name="Standard">
      <style:text-properties officeooo:paragraph-rsid="00da2b6f"/>
    </style:style>
    <style:style style:name="P179" style:family="paragraph" style:parent-style-name="Standard">
      <style:text-properties officeooo:paragraph-rsid="00dd863d"/>
    </style:style>
    <style:style style:name="P180" style:family="paragraph" style:parent-style-name="Standard">
      <style:text-properties officeooo:paragraph-rsid="00de8eb4"/>
    </style:style>
    <style:style style:name="P181" style:family="paragraph" style:parent-style-name="Standard">
      <style:text-properties officeooo:paragraph-rsid="00e196ce"/>
    </style:style>
    <style:style style:name="P182" style:family="paragraph" style:parent-style-name="Standard">
      <style:text-properties officeooo:paragraph-rsid="00e09b51"/>
    </style:style>
    <style:style style:name="P183" style:family="paragraph" style:parent-style-name="Standard">
      <style:text-properties officeooo:paragraph-rsid="00e3d675"/>
    </style:style>
    <style:style style:name="P184" style:family="paragraph" style:parent-style-name="Standard">
      <style:text-properties officeooo:paragraph-rsid="00e58085"/>
    </style:style>
    <style:style style:name="P185" style:family="paragraph" style:parent-style-name="Standard">
      <style:text-properties officeooo:paragraph-rsid="00e5d6ae"/>
    </style:style>
    <style:style style:name="P186" style:family="paragraph" style:parent-style-name="Standard">
      <style:text-properties officeooo:paragraph-rsid="00e8f98d"/>
    </style:style>
    <style:style style:name="P187" style:family="paragraph" style:parent-style-name="Standard">
      <style:text-properties officeooo:paragraph-rsid="00ea8c49"/>
    </style:style>
    <style:style style:name="P188" style:family="paragraph" style:parent-style-name="Standard">
      <style:text-properties officeooo:paragraph-rsid="00ebf829"/>
    </style:style>
    <style:style style:name="P189" style:family="paragraph" style:parent-style-name="Standard">
      <style:text-properties officeooo:paragraph-rsid="00f0f2eb"/>
    </style:style>
    <style:style style:name="P190" style:family="paragraph" style:parent-style-name="Standard">
      <style:text-properties officeooo:paragraph-rsid="00f61b39"/>
    </style:style>
    <style:style style:name="P191" style:family="paragraph" style:parent-style-name="Standard">
      <style:text-properties officeooo:paragraph-rsid="010bffe7"/>
    </style:style>
    <style:style style:name="P192" style:family="paragraph" style:parent-style-name="Preformatted_20_Text">
      <style:text-properties officeooo:paragraph-rsid="00640cbc"/>
    </style:style>
    <style:style style:name="P193" style:family="paragraph" style:parent-style-name="Preformatted_20_Text">
      <style:text-properties officeooo:paragraph-rsid="006540c0"/>
    </style:style>
    <style:style style:name="P194" style:family="paragraph" style:parent-style-name="Preformatted_20_Text">
      <style:text-properties officeooo:paragraph-rsid="00662b6a"/>
    </style:style>
    <style:style style:name="P195" style:family="paragraph" style:parent-style-name="Preformatted_20_Text">
      <style:text-properties officeooo:paragraph-rsid="00669c22"/>
    </style:style>
    <style:style style:name="P196" style:family="paragraph" style:parent-style-name="Preformatted_20_Text">
      <style:text-properties officeooo:paragraph-rsid="0066cc68"/>
    </style:style>
    <style:style style:name="P197" style:family="paragraph" style:parent-style-name="Preformatted_20_Text">
      <style:text-properties officeooo:paragraph-rsid="006eda94"/>
    </style:style>
    <style:style style:name="P198" style:family="paragraph" style:parent-style-name="Preformatted_20_Text">
      <style:text-properties officeooo:paragraph-rsid="0074eda6"/>
    </style:style>
    <style:style style:name="P199" style:family="paragraph" style:parent-style-name="Preformatted_20_Text">
      <style:text-properties officeooo:paragraph-rsid="0075a762"/>
    </style:style>
    <style:style style:name="P200" style:family="paragraph" style:parent-style-name="Preformatted_20_Text">
      <style:text-properties officeooo:paragraph-rsid="0074a7c1"/>
    </style:style>
    <style:style style:name="P201" style:family="paragraph" style:parent-style-name="Preformatted_20_Text">
      <style:text-properties officeooo:paragraph-rsid="0078199a"/>
    </style:style>
    <style:style style:name="P202" style:family="paragraph" style:parent-style-name="Preformatted_20_Text">
      <style:text-properties officeooo:paragraph-rsid="00788a2c"/>
    </style:style>
    <style:style style:name="P203" style:family="paragraph" style:parent-style-name="Preformatted_20_Text">
      <style:text-properties officeooo:paragraph-rsid="007f5548"/>
    </style:style>
    <style:style style:name="P204" style:family="paragraph" style:parent-style-name="Preformatted_20_Text">
      <style:text-properties officeooo:paragraph-rsid="007fd6b6"/>
    </style:style>
    <style:style style:name="P205" style:family="paragraph" style:parent-style-name="Preformatted_20_Text">
      <style:text-properties officeooo:paragraph-rsid="008101b5"/>
    </style:style>
    <style:style style:name="P206" style:family="paragraph" style:parent-style-name="Preformatted_20_Text">
      <style:text-properties officeooo:paragraph-rsid="0081b551"/>
    </style:style>
    <style:style style:name="P207" style:family="paragraph" style:parent-style-name="Preformatted_20_Text">
      <style:text-properties officeooo:paragraph-rsid="0082a24e"/>
    </style:style>
    <style:style style:name="P208" style:family="paragraph" style:parent-style-name="Preformatted_20_Text">
      <style:text-properties officeooo:paragraph-rsid="00871dc3"/>
    </style:style>
    <style:style style:name="P209" style:family="paragraph" style:parent-style-name="Preformatted_20_Text">
      <style:text-properties officeooo:paragraph-rsid="007daaf0"/>
    </style:style>
    <style:style style:name="P210" style:family="paragraph" style:parent-style-name="Preformatted_20_Text">
      <style:text-properties officeooo:paragraph-rsid="0087c238"/>
    </style:style>
    <style:style style:name="P211"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12"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13" style:family="paragraph" style:parent-style-name="Preformatted_20_Text">
      <style:text-properties officeooo:paragraph-rsid="00845ae3"/>
    </style:style>
    <style:style style:name="P214" style:family="paragraph" style:parent-style-name="Preformatted_20_Text">
      <style:text-properties officeooo:paragraph-rsid="00898dd7"/>
    </style:style>
    <style:style style:name="P215" style:family="paragraph" style:parent-style-name="Preformatted_20_Text">
      <style:text-properties officeooo:paragraph-rsid="008b81dc"/>
    </style:style>
    <style:style style:name="P216" style:family="paragraph" style:parent-style-name="Preformatted_20_Text">
      <style:text-properties officeooo:paragraph-rsid="008e987a"/>
    </style:style>
    <style:style style:name="P217" style:family="paragraph" style:parent-style-name="Preformatted_20_Text">
      <style:text-properties officeooo:paragraph-rsid="00904d46"/>
    </style:style>
    <style:style style:name="P218" style:family="paragraph" style:parent-style-name="Preformatted_20_Text">
      <style:text-properties officeooo:paragraph-rsid="00914c14"/>
    </style:style>
    <style:style style:name="P219" style:family="paragraph" style:parent-style-name="Preformatted_20_Text">
      <style:text-properties officeooo:paragraph-rsid="0091b329"/>
    </style:style>
    <style:style style:name="P220" style:family="paragraph" style:parent-style-name="Preformatted_20_Text">
      <style:text-properties officeooo:paragraph-rsid="0091bbe7"/>
    </style:style>
    <style:style style:name="P221" style:family="paragraph" style:parent-style-name="Preformatted_20_Text">
      <style:text-properties officeooo:paragraph-rsid="009262cf"/>
    </style:style>
    <style:style style:name="P222" style:family="paragraph" style:parent-style-name="Preformatted_20_Text">
      <style:text-properties officeooo:paragraph-rsid="0093d92e"/>
    </style:style>
    <style:style style:name="P223" style:family="paragraph" style:parent-style-name="Preformatted_20_Text">
      <style:text-properties officeooo:paragraph-rsid="00959eaa"/>
    </style:style>
    <style:style style:name="P224" style:family="paragraph" style:parent-style-name="Preformatted_20_Text">
      <style:text-properties officeooo:paragraph-rsid="00981c7a"/>
    </style:style>
    <style:style style:name="P225" style:family="paragraph" style:parent-style-name="Preformatted_20_Text">
      <style:paragraph-properties fo:text-align="start" style:justify-single-word="false"/>
      <style:text-properties officeooo:paragraph-rsid="00981c7a"/>
    </style:style>
    <style:style style:name="P226" style:family="paragraph" style:parent-style-name="Preformatted_20_Text">
      <style:paragraph-properties fo:text-align="start" style:justify-single-word="false"/>
      <style:text-properties officeooo:paragraph-rsid="00c05f36"/>
    </style:style>
    <style:style style:name="P227" style:family="paragraph" style:parent-style-name="Preformatted_20_Text">
      <style:paragraph-properties fo:text-align="start" style:justify-single-word="false"/>
      <style:text-properties officeooo:paragraph-rsid="00e196ce"/>
    </style:style>
    <style:style style:name="P228" style:family="paragraph" style:parent-style-name="Preformatted_20_Text">
      <style:paragraph-properties fo:text-align="start" style:justify-single-word="false"/>
      <style:text-properties officeooo:paragraph-rsid="00edc626"/>
    </style:style>
    <style:style style:name="P229" style:family="paragraph" style:parent-style-name="Preformatted_20_Text">
      <style:paragraph-properties fo:text-align="start" style:justify-single-word="false"/>
      <style:text-properties officeooo:paragraph-rsid="0103c3ea"/>
    </style:style>
    <style:style style:name="P230" style:family="paragraph" style:parent-style-name="Preformatted_20_Text">
      <style:paragraph-properties fo:text-align="center" style:justify-single-word="false"/>
      <style:text-properties officeooo:paragraph-rsid="0093d92e"/>
    </style:style>
    <style:style style:name="P231" style:family="paragraph" style:parent-style-name="Preformatted_20_Text">
      <style:text-properties officeooo:paragraph-rsid="0098f009"/>
    </style:style>
    <style:style style:name="P232" style:family="paragraph" style:parent-style-name="Preformatted_20_Text">
      <style:text-properties officeooo:paragraph-rsid="0098f1d4"/>
    </style:style>
    <style:style style:name="P233" style:family="paragraph" style:parent-style-name="Preformatted_20_Text">
      <style:text-properties officeooo:paragraph-rsid="009a8437"/>
    </style:style>
    <style:style style:name="P234" style:family="paragraph" style:parent-style-name="Preformatted_20_Text">
      <style:text-properties officeooo:paragraph-rsid="009d0413"/>
    </style:style>
    <style:style style:name="P235" style:family="paragraph" style:parent-style-name="Preformatted_20_Text">
      <style:text-properties officeooo:paragraph-rsid="009fcf90"/>
    </style:style>
    <style:style style:name="P236" style:family="paragraph" style:parent-style-name="Preformatted_20_Text">
      <style:text-properties officeooo:paragraph-rsid="00a06ced"/>
    </style:style>
    <style:style style:name="P237" style:family="paragraph" style:parent-style-name="Preformatted_20_Text">
      <style:text-properties officeooo:paragraph-rsid="00a632b5"/>
    </style:style>
    <style:style style:name="P238" style:family="paragraph" style:parent-style-name="Preformatted_20_Text">
      <style:text-properties officeooo:paragraph-rsid="00b00fd2"/>
    </style:style>
    <style:style style:name="P239" style:family="paragraph" style:parent-style-name="Preformatted_20_Text">
      <style:text-properties officeooo:paragraph-rsid="00b24a0e"/>
    </style:style>
    <style:style style:name="P240" style:family="paragraph" style:parent-style-name="Preformatted_20_Text">
      <style:text-properties officeooo:paragraph-rsid="00d6ea21"/>
    </style:style>
    <style:style style:name="P241" style:family="paragraph" style:parent-style-name="Preformatted_20_Text">
      <style:text-properties officeooo:paragraph-rsid="00da6c7d"/>
    </style:style>
    <style:style style:name="P242"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43"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44" style:family="paragraph" style:parent-style-name="Standard">
      <style:text-properties fo:font-weight="normal" officeooo:rsid="010e3e91" officeooo:paragraph-rsid="010e3e91" style:font-weight-asian="normal" style:font-weight-complex="normal"/>
    </style:style>
    <style:style style:name="P245" style:family="paragraph" style:parent-style-name="Standard">
      <style:text-properties fo:font-weight="bold" officeooo:rsid="01145c2e" officeooo:paragraph-rsid="01145c2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0575c5" style:font-weight-asian="bold" style:font-weight-complex="bold"/>
    </style:style>
    <style:style style:name="T14" style:family="text">
      <style:text-properties fo:font-weight="bold" officeooo:rsid="003d134b" style:font-weight-asian="bold" style:font-weight-complex="bold"/>
    </style:style>
    <style:style style:name="T15" style:family="text">
      <style:text-properties fo:font-weight="bold" officeooo:rsid="00b7c29d" style:font-weight-asian="bold" style:font-weight-complex="bold"/>
    </style:style>
    <style:style style:name="T16" style:family="text">
      <style:text-properties fo:font-weight="bold" officeooo:rsid="00bf8465" style:font-weight-asian="bold" style:font-weight-complex="bold"/>
    </style:style>
    <style:style style:name="T17" style:family="text">
      <style:text-properties fo:font-weight="bold" officeooo:rsid="00be74ef" style:font-weight-asian="bold" style:font-weight-complex="bold"/>
    </style:style>
    <style:style style:name="T18" style:family="text">
      <style:text-properties fo:font-weight="bold" officeooo:rsid="00bca12c" style:font-weight-asian="bold" style:font-weight-complex="bold"/>
    </style:style>
    <style:style style:name="T19" style:family="text">
      <style:text-properties fo:font-weight="bold" officeooo:rsid="010bffe7"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0575c5" style:font-style-asian="italic" style:font-weight-asian="normal" style:font-style-complex="italic" style:font-weight-complex="normal"/>
    </style:style>
    <style:style style:name="T23" style:family="text">
      <style:text-properties fo:font-style="italic" fo:font-weight="normal" officeooo:rsid="00077ced" style:font-style-asian="italic" style:font-weight-asian="normal" style:font-style-complex="italic" style:font-weight-complex="normal"/>
    </style:style>
    <style:style style:name="T24" style:family="text">
      <style:text-properties fo:font-style="italic" fo:font-weight="normal" officeooo:rsid="000a80ec" style:font-style-asian="italic" style:font-weight-asian="normal" style:font-style-complex="italic" style:font-weight-complex="normal"/>
    </style:style>
    <style:style style:name="T25" style:family="text">
      <style:text-properties fo:font-style="italic" fo:font-weight="normal" officeooo:rsid="000b7a9a" style:font-style-asian="italic" style:font-weight-asian="normal" style:font-style-complex="italic" style:font-weight-complex="normal"/>
    </style:style>
    <style:style style:name="T26" style:family="text">
      <style:text-properties fo:font-style="italic" fo:font-weight="normal" officeooo:rsid="000ab36d" style:font-style-asian="italic" style:font-weight-asian="normal" style:font-style-complex="italic" style:font-weight-complex="normal"/>
    </style:style>
    <style:style style:name="T27" style:family="text">
      <style:text-properties fo:font-style="italic" fo:font-weight="normal" officeooo:rsid="0013eed1" style:font-style-asian="italic" style:font-weight-asian="normal" style:font-style-complex="italic" style:font-weight-complex="normal"/>
    </style:style>
    <style:style style:name="T28" style:family="text">
      <style:text-properties fo:font-style="italic" fo:font-weight="normal" officeooo:rsid="00147251" style:font-style-asian="italic" style:font-weight-asian="normal" style:font-style-complex="italic" style:font-weight-complex="normal"/>
    </style:style>
    <style:style style:name="T29" style:family="text">
      <style:text-properties fo:font-style="italic" fo:font-weight="normal" officeooo:rsid="0021de1d" style:font-style-asian="italic" style:font-weight-asian="normal" style:font-style-complex="italic" style:font-weight-complex="normal"/>
    </style:style>
    <style:style style:name="T30" style:family="text">
      <style:text-properties fo:font-style="italic" fo:font-weight="normal" officeooo:rsid="003805cc" style:font-style-asian="italic" style:font-weight-asian="normal" style:font-style-complex="italic" style:font-weight-complex="normal"/>
    </style:style>
    <style:style style:name="T31" style:family="text">
      <style:text-properties fo:font-style="italic" fo:font-weight="bold" officeooo:rsid="000ab36d" style:font-style-asian="italic" style:font-weight-asian="bold" style:font-style-complex="italic" style:font-weight-complex="bold"/>
    </style:style>
    <style:style style:name="T32" style:family="text">
      <style:text-properties fo:font-style="italic" fo:font-weight="bold" officeooo:rsid="0013eed1" style:font-style-asian="italic" style:font-weight-asian="bold" style:font-style-complex="italic" style:font-weight-complex="bold"/>
    </style:style>
    <style:style style:name="T33" style:family="text">
      <style:text-properties fo:font-style="normal" style:font-style-asian="normal" style:font-style-complex="normal"/>
    </style:style>
    <style:style style:name="T34" style:family="text">
      <style:text-properties fo:font-style="normal" officeooo:rsid="000575c5" style:font-style-asian="normal" style:font-style-complex="normal"/>
    </style:style>
    <style:style style:name="T35" style:family="text">
      <style:text-properties fo:font-style="normal" officeooo:rsid="00061f2e" style:font-style-asian="normal" style:font-style-complex="normal"/>
    </style:style>
    <style:style style:name="T36" style:family="text">
      <style:text-properties fo:font-style="normal" officeooo:rsid="00077ced" style:font-style-asian="normal" style:font-style-complex="normal"/>
    </style:style>
    <style:style style:name="T37" style:family="text">
      <style:text-properties fo:font-style="normal" officeooo:rsid="00be74ef" style:font-style-asian="normal" style:font-style-complex="normal"/>
    </style:style>
    <style:style style:name="T38" style:family="text">
      <style:text-properties fo:font-style="normal" officeooo:rsid="0103dfa1" style:font-style-asian="normal" style:font-style-complex="normal"/>
    </style:style>
    <style:style style:name="T39" style:family="text">
      <style:text-properties fo:font-style="normal" officeooo:rsid="0105ee2b" style:font-style-asian="normal" style:font-style-complex="normal"/>
    </style:style>
    <style:style style:name="T40" style:family="text">
      <style:text-properties fo:font-style="normal" officeooo:rsid="0107e267" style:font-style-asian="normal" style:font-style-complex="normal"/>
    </style:style>
    <style:style style:name="T41" style:family="text">
      <style:text-properties fo:font-style="normal" officeooo:rsid="0109855f"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0575c5" style:font-style-asian="normal" style:font-weight-asian="normal" style:font-style-complex="normal" style:font-weight-complex="normal"/>
    </style:style>
    <style:style style:name="T44" style:family="text">
      <style:text-properties fo:font-style="normal" fo:font-weight="normal" officeooo:rsid="00061f2e" style:font-style-asian="normal" style:font-weight-asian="normal" style:font-style-complex="normal" style:font-weight-complex="normal"/>
    </style:style>
    <style:style style:name="T45" style:family="text">
      <style:text-properties fo:font-style="normal" fo:font-weight="normal" officeooo:rsid="000a1566" style:font-style-asian="normal" style:font-weight-asian="normal" style:font-style-complex="normal" style:font-weight-complex="normal"/>
    </style:style>
    <style:style style:name="T46" style:family="text">
      <style:text-properties fo:font-style="normal" fo:font-weight="normal" officeooo:rsid="000a80ec" style:font-style-asian="normal" style:font-weight-asian="normal" style:font-style-complex="normal" style:font-weight-complex="normal"/>
    </style:style>
    <style:style style:name="T47" style:family="text">
      <style:text-properties fo:font-style="normal" fo:font-weight="normal" officeooo:rsid="00128250" style:font-style-asian="normal" style:font-weight-asian="normal" style:font-style-complex="normal" style:font-weight-complex="normal"/>
    </style:style>
    <style:style style:name="T48" style:family="text">
      <style:text-properties fo:font-style="normal" fo:font-weight="normal" officeooo:rsid="0021de1d" style:font-style-asian="normal" style:font-weight-asian="normal" style:font-style-complex="normal" style:font-weight-complex="normal"/>
    </style:style>
    <style:style style:name="T49" style:family="text">
      <style:text-properties fo:font-style="normal" fo:font-weight="normal" officeooo:rsid="002801ef"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bold" officeooo:rsid="000a80ec" style:font-style-asian="normal" style:font-weight-asian="bold" style:font-style-complex="normal" style:font-weight-complex="bold"/>
    </style:style>
    <style:style style:name="T52" style:family="text">
      <style:text-properties fo:font-style="normal" fo:font-weight="bold" officeooo:rsid="000a1566" style:font-style-asian="normal" style:font-weight-asian="bold" style:font-style-complex="normal" style:font-weight-complex="bold"/>
    </style:style>
    <style:style style:name="T53" style:family="text">
      <style:text-properties fo:font-style="normal" fo:font-weight="bold" officeooo:rsid="002801ef" style:font-style-asian="normal" style:font-weight-asian="bold" style:font-style-complex="normal" style:font-weight-complex="bold"/>
    </style:style>
    <style:style style:name="T54" style:family="text">
      <style:text-properties fo:font-style="normal" fo:font-weight="bold" officeooo:rsid="0103dfa1" style:font-style-asian="normal" style:font-weight-asian="bold" style:font-style-complex="normal" style:font-weight-complex="bold"/>
    </style:style>
    <style:style style:name="T55" style:family="text">
      <style:text-properties fo:font-style="normal" fo:font-weight="bold" officeooo:rsid="01055cc3" style:font-style-asian="normal" style:font-weight-asian="bold" style:font-style-complex="normal" style:font-weight-complex="bold"/>
    </style:style>
    <style:style style:name="T56" style:family="text">
      <style:text-properties fo:font-style="normal" fo:font-weight="bold" officeooo:rsid="0105ee2b" style:font-style-asian="normal" style:font-weight-asian="bold" style:font-style-complex="normal" style:font-weight-complex="bold"/>
    </style:style>
    <style:style style:name="T57" style:family="text">
      <style:text-properties fo:font-style="normal" fo:font-weight="bold" officeooo:rsid="0107e267" style:font-style-asian="normal" style:font-weight-asian="bold" style:font-style-complex="normal" style:font-weight-complex="bold"/>
    </style:style>
    <style:style style:name="T5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59"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0"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1"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62"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63" style:family="text">
      <style:text-properties fo:font-size="12pt" fo:font-style="normal" style:font-size-asian="10.5pt" style:font-style-asian="normal" style:font-size-complex="12pt" style:font-style-complex="normal"/>
    </style:style>
    <style:style style:name="T64" style:family="text">
      <style:text-properties fo:color="#000000" style:font-name="Liberation Serif" fo:font-size="12pt" style:font-size-asian="12pt" style:font-size-complex="12pt"/>
    </style:style>
    <style:style style:name="T65" style:family="text">
      <style:text-properties fo:color="#000000" style:font-name="Liberation Serif" fo:font-size="12pt" fo:font-weight="bold" style:font-size-asian="12pt" style:font-weight-asian="bold" style:font-size-complex="12pt" style:font-weight-complex="bold"/>
    </style:style>
    <style:style style:name="T66" style:family="text">
      <style:text-properties fo:color="#000000" style:font-name="Liberation Serif" fo:font-size="12pt" fo:font-weight="bold" officeooo:rsid="002801ef" style:font-size-asian="12pt" style:font-weight-asian="bold" style:font-size-complex="12pt" style:font-weight-complex="bold"/>
    </style:style>
    <style:style style:name="T67" style:family="text">
      <style:text-properties fo:color="#000000" style:font-name="Liberation Serif" fo:font-size="12pt" fo:font-weight="normal" style:font-size-asian="12pt" style:font-weight-asian="normal" style:font-size-complex="12pt" style:font-weight-complex="normal"/>
    </style:style>
    <style:style style:name="T68"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79"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99"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00"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01"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11"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12"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13"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14" style:family="text">
      <style:text-properties fo:color="#000000" style:font-name="Liberation Serif" fo:font-weight="bold" style:font-weight-asian="bold" style:font-weight-complex="bold"/>
    </style:style>
    <style:style style:name="T115" style:family="text">
      <style:text-properties fo:color="#000000" style:font-name="Liberation Serif" fo:font-weight="bold" officeooo:rsid="003d134b" style:font-weight-asian="bold" style:font-weight-complex="bold"/>
    </style:style>
    <style:style style:name="T116"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17" style:family="text">
      <style:text-properties officeooo:rsid="003b39da"/>
    </style:style>
    <style:style style:name="T118" style:family="text">
      <style:text-properties fo:font-size="18pt" fo:font-style="normal" fo:font-weight="bold" style:font-size-asian="15.75pt" style:font-style-asian="normal" style:font-weight-asian="bold" style:font-size-complex="18pt" style:font-style-complex="normal" style:font-weight-complex="bold"/>
    </style:style>
    <style:style style:name="T119"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20"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21" style:family="text">
      <style:text-properties style:text-line-through-style="none" style:text-line-through-type="none" fo:font-weight="normal" style:font-weight-asian="normal" style:font-weight-complex="normal"/>
    </style:style>
    <style:style style:name="T122"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23"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24" style:family="text">
      <style:text-properties style:font-name="Liberation Serif"/>
    </style:style>
    <style:style style:name="T125"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75"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77"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78"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79"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80"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81"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82"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83"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84"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85"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86"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87"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94"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95"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96"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97"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98"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99"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00"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01"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02"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03"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04"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05"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06"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51"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52"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53"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54"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55"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56"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57"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58"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59"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60"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61"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62"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63"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1145c2e" style:font-name-asian="Noto Sans Mono CJK SC" style:font-size-asian="12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6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6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7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7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7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7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7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7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7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7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7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7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8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8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8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8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84" style:family="text">
      <style:text-properties style:font-name="Liberation Serif" fo:font-size="12pt" fo:font-weight="bold" style:font-size-asian="12pt" style:font-weight-asian="bold" style:font-size-complex="12pt" style:font-weight-complex="bold"/>
    </style:style>
    <style:style style:name="T285" style:family="text">
      <style:text-properties style:font-name="Liberation Serif" fo:font-size="12pt" style:font-size-asian="12pt" style:font-size-complex="12pt"/>
    </style:style>
    <style:style style:name="T286" style:family="text">
      <style:text-properties style:font-name="Liberation Serif" fo:font-size="12pt" fo:font-weight="normal" officeooo:rsid="00e196ce" style:font-size-asian="12pt" style:font-weight-asian="normal" style:font-size-complex="12pt" style:font-weight-complex="normal"/>
    </style:style>
    <style:style style:name="T28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8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8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90"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91"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92"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93"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94"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95"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96"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97"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298" style:family="text">
      <style:text-properties style:font-name="Liberation Serif" fo:font-style="normal" fo:font-weight="normal" style:font-style-asian="normal" style:font-weight-asian="normal" style:font-style-complex="normal" style:font-weight-complex="normal"/>
    </style:style>
    <style:style style:name="T299" style:family="text">
      <style:text-properties style:font-name="Liberation Serif" fo:font-style="normal" fo:font-weight="normal" officeooo:rsid="00d0a5ab" style:font-style-asian="normal" style:font-weight-asian="normal" style:font-style-complex="normal" style:font-weight-complex="normal"/>
    </style:style>
    <style:style style:name="T300" style:family="text">
      <style:text-properties style:font-name="Liberation Serif" fo:font-style="normal" fo:font-weight="normal" officeooo:rsid="00d1e15b" style:font-style-asian="normal" style:font-weight-asian="normal" style:font-style-complex="normal" style:font-weight-complex="normal"/>
    </style:style>
    <style:style style:name="T301" style:family="text">
      <style:text-properties style:font-name="Liberation Serif" fo:font-style="normal" fo:font-weight="normal" officeooo:rsid="00d1e309" style:font-style-asian="normal" style:font-weight-asian="normal" style:font-style-complex="normal" style:font-weight-complex="normal"/>
    </style:style>
    <style:style style:name="T302" style:family="text">
      <style:text-properties style:font-name="Liberation Serif" fo:font-style="normal" fo:font-weight="normal" officeooo:rsid="00d2a460" style:font-style-asian="normal" style:font-weight-asian="normal" style:font-style-complex="normal" style:font-weight-complex="normal"/>
    </style:style>
    <style:style style:name="T303" style:family="text">
      <style:text-properties style:font-name="Liberation Serif" fo:font-style="normal" fo:font-weight="normal" officeooo:rsid="00d6376d" style:font-style-asian="normal" style:font-weight-asian="normal" style:font-style-complex="normal" style:font-weight-complex="normal"/>
    </style:style>
    <style:style style:name="T304" style:family="text">
      <style:text-properties style:font-name="Liberation Serif" fo:font-style="normal" fo:font-weight="normal" officeooo:rsid="00d65217" style:font-style-asian="normal" style:font-weight-asian="normal" style:font-style-complex="normal" style:font-weight-complex="normal"/>
    </style:style>
    <style:style style:name="T305" style:family="text">
      <style:text-properties style:font-name="Liberation Serif" fo:font-style="normal" fo:font-weight="normal" officeooo:rsid="00d89e4b" style:font-style-asian="normal" style:font-weight-asian="normal" style:font-style-complex="normal" style:font-weight-complex="normal"/>
    </style:style>
    <style:style style:name="T306" style:family="text">
      <style:text-properties style:font-name="Liberation Serif" fo:font-style="normal" fo:font-weight="normal" officeooo:rsid="00da2b6f" style:font-style-asian="normal" style:font-weight-asian="normal" style:font-style-complex="normal" style:font-weight-complex="normal"/>
    </style:style>
    <style:style style:name="T307" style:family="text">
      <style:text-properties style:font-name="Liberation Serif" fo:font-style="normal" fo:font-weight="normal" officeooo:rsid="00da68a8" style:font-style-asian="normal" style:font-weight-asian="normal" style:font-style-complex="normal" style:font-weight-complex="normal"/>
    </style:style>
    <style:style style:name="T308" style:family="text">
      <style:text-properties style:font-name="Liberation Serif" fo:font-style="normal" fo:font-weight="normal" officeooo:rsid="00dc97ef" style:font-style-asian="normal" style:font-weight-asian="normal" style:font-style-complex="normal" style:font-weight-complex="normal"/>
    </style:style>
    <style:style style:name="T309" style:family="text">
      <style:text-properties style:font-name="Liberation Serif" fo:font-style="normal" fo:font-weight="normal" officeooo:rsid="00dd863d" style:font-style-asian="normal" style:font-weight-asian="normal" style:font-style-complex="normal" style:font-weight-complex="normal"/>
    </style:style>
    <style:style style:name="T310" style:family="text">
      <style:text-properties style:font-name="Liberation Serif" fo:font-style="normal" fo:font-weight="normal" officeooo:rsid="00de8eb4" style:font-style-asian="normal" style:font-weight-asian="normal" style:font-style-complex="normal" style:font-weight-complex="normal"/>
    </style:style>
    <style:style style:name="T311" style:family="text">
      <style:text-properties style:font-name="Liberation Serif" fo:font-style="normal" fo:font-weight="normal" officeooo:rsid="00e09b51" style:font-style-asian="normal" style:font-weight-asian="normal" style:font-style-complex="normal" style:font-weight-complex="normal"/>
    </style:style>
    <style:style style:name="T312" style:family="text">
      <style:text-properties style:font-name="Liberation Serif" fo:font-style="normal" fo:font-weight="normal" officeooo:rsid="00e58085" style:font-style-asian="normal" style:font-weight-asian="normal" style:font-style-complex="normal" style:font-weight-complex="normal"/>
    </style:style>
    <style:style style:name="T313" style:family="text">
      <style:text-properties style:font-name="Liberation Serif" fo:font-style="normal" fo:font-weight="normal" officeooo:rsid="00e2e874" style:font-style-asian="normal" style:font-weight-asian="normal" style:font-style-complex="normal" style:font-weight-complex="normal"/>
    </style:style>
    <style:style style:name="T314" style:family="text">
      <style:text-properties style:font-name="Liberation Serif" fo:font-style="normal" fo:font-weight="normal" officeooo:rsid="00e3d675" style:font-style-asian="normal" style:font-weight-asian="normal" style:font-style-complex="normal" style:font-weight-complex="normal"/>
    </style:style>
    <style:style style:name="T315" style:family="text">
      <style:text-properties style:font-name="Liberation Serif" fo:font-style="normal" fo:font-weight="bold" style:font-style-asian="normal" style:font-weight-asian="bold" style:font-style-complex="normal" style:font-weight-complex="bold"/>
    </style:style>
    <style:style style:name="T316" style:family="text">
      <style:text-properties style:font-name="Liberation Serif" fo:font-style="normal" fo:font-weight="bold" officeooo:rsid="00d0a5ab" style:font-style-asian="normal" style:font-weight-asian="bold" style:font-style-complex="normal" style:font-weight-complex="bold"/>
    </style:style>
    <style:style style:name="T317" style:family="text">
      <style:text-properties style:font-name="Liberation Serif" fo:font-style="normal" fo:font-weight="bold" officeooo:rsid="00d1e15b" style:font-style-asian="normal" style:font-weight-asian="bold" style:font-style-complex="normal" style:font-weight-complex="bold"/>
    </style:style>
    <style:style style:name="T318" style:family="text">
      <style:text-properties style:font-name="Liberation Serif" fo:font-style="normal" fo:font-weight="bold" officeooo:rsid="00d1e309" style:font-style-asian="normal" style:font-weight-asian="bold" style:font-style-complex="normal" style:font-weight-complex="bold"/>
    </style:style>
    <style:style style:name="T319" style:family="text">
      <style:text-properties style:font-name="Liberation Serif" fo:font-style="normal" fo:font-weight="bold" officeooo:rsid="00d2a460" style:font-style-asian="normal" style:font-weight-asian="bold" style:font-style-complex="normal" style:font-weight-complex="bold"/>
    </style:style>
    <style:style style:name="T320" style:family="text">
      <style:text-properties style:font-name="Liberation Serif" fo:font-style="normal" fo:font-weight="bold" officeooo:rsid="00d55a79" style:font-style-asian="normal" style:font-weight-asian="bold" style:font-style-complex="normal" style:font-weight-complex="bold"/>
    </style:style>
    <style:style style:name="T321" style:family="text">
      <style:text-properties style:font-name="Liberation Serif" fo:font-style="normal" fo:font-weight="bold" officeooo:rsid="00d6376d" style:font-style-asian="normal" style:font-weight-asian="bold" style:font-style-complex="normal" style:font-weight-complex="bold"/>
    </style:style>
    <style:style style:name="T322" style:family="text">
      <style:text-properties style:font-name="Liberation Serif" fo:font-style="normal" fo:font-weight="bold" officeooo:rsid="00d65217" style:font-style-asian="normal" style:font-weight-asian="bold" style:font-style-complex="normal" style:font-weight-complex="bold"/>
    </style:style>
    <style:style style:name="T323" style:family="text">
      <style:text-properties style:font-name="Liberation Serif" fo:font-style="normal" fo:font-weight="bold" officeooo:rsid="00d89e4b" style:font-style-asian="normal" style:font-weight-asian="bold" style:font-style-complex="normal" style:font-weight-complex="bold"/>
    </style:style>
    <style:style style:name="T324" style:family="text">
      <style:text-properties style:font-name="Liberation Serif" fo:font-style="normal" fo:font-weight="bold" officeooo:rsid="00da2b6f" style:font-style-asian="normal" style:font-weight-asian="bold" style:font-style-complex="normal" style:font-weight-complex="bold"/>
    </style:style>
    <style:style style:name="T325" style:family="text">
      <style:text-properties style:font-name="Liberation Serif" fo:font-style="normal" fo:font-weight="bold" officeooo:rsid="00dc97ef" style:font-style-asian="normal" style:font-weight-asian="bold" style:font-style-complex="normal" style:font-weight-complex="bold"/>
    </style:style>
    <style:style style:name="T326" style:family="text">
      <style:text-properties style:font-name="Liberation Serif" fo:font-style="normal" fo:font-weight="bold" officeooo:rsid="00dd863d" style:font-style-asian="normal" style:font-weight-asian="bold" style:font-style-complex="normal" style:font-weight-complex="bold"/>
    </style:style>
    <style:style style:name="T327" style:family="text">
      <style:text-properties style:font-name="Liberation Serif" fo:font-style="normal" fo:font-weight="bold" officeooo:rsid="00de8eb4" style:font-style-asian="normal" style:font-weight-asian="bold" style:font-style-complex="normal" style:font-weight-complex="bold"/>
    </style:style>
    <style:style style:name="T328" style:family="text">
      <style:text-properties style:font-name="Liberation Serif" fo:font-style="normal" fo:font-weight="bold" officeooo:rsid="00e09b51" style:font-style-asian="normal" style:font-weight-asian="bold" style:font-style-complex="normal" style:font-weight-complex="bold"/>
    </style:style>
    <style:style style:name="T329" style:family="text">
      <style:text-properties style:font-name="Liberation Serif" fo:font-style="normal" fo:font-weight="bold" officeooo:rsid="00e58085" style:font-style-asian="normal" style:font-weight-asian="bold" style:font-style-complex="normal" style:font-weight-complex="bold"/>
    </style:style>
    <style:style style:name="T330" style:family="text">
      <style:text-properties style:font-name="Liberation Serif" fo:font-style="normal" fo:font-weight="bold" officeooo:rsid="00e3d675" style:font-style-asian="normal" style:font-weight-asian="bold" style:font-style-complex="normal" style:font-weight-complex="bold"/>
    </style:style>
    <style:style style:name="T331" style:family="text">
      <style:text-properties style:font-name="Liberation Serif" fo:font-style="normal" fo:font-weight="bold" officeooo:rsid="00ef1a66" style:font-style-asian="normal" style:font-weight-asian="bold" style:font-style-complex="normal" style:font-weight-complex="bold"/>
    </style:style>
    <style:style style:name="T332" style:family="text">
      <style:text-properties style:font-name="Liberation Serif" fo:font-style="normal" fo:font-weight="bold" officeooo:rsid="00f61b39" style:font-style-asian="normal" style:font-weight-asian="bold" style:font-style-complex="normal" style:font-weight-complex="bold"/>
    </style:style>
    <style:style style:name="T333"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34" style:family="text">
      <style:text-properties style:font-name="Liberation Serif" fo:font-style="normal" style:font-style-asian="normal" style:font-style-complex="normal"/>
    </style:style>
    <style:style style:name="T335" style:family="text">
      <style:text-properties style:font-name="Liberation Serif" fo:font-style="normal" officeooo:rsid="00edc626" style:font-style-asian="normal" style:font-style-complex="normal"/>
    </style:style>
    <style:style style:name="T336" style:family="text">
      <style:text-properties style:font-name="Liberation Serif" fo:font-weight="bold" style:font-weight-asian="bold" style:font-weight-complex="bold"/>
    </style:style>
    <style:style style:name="T337" style:family="text">
      <style:text-properties style:font-name="Liberation Serif" fo:font-weight="bold" officeooo:rsid="00ba3b40" style:font-weight-asian="bold" style:font-weight-complex="bold"/>
    </style:style>
    <style:style style:name="T338" style:family="text">
      <style:text-properties style:font-name="Liberation Serif" fo:font-weight="bold" officeooo:rsid="00d25b65" style:font-weight-asian="bold" style:font-weight-complex="bold"/>
    </style:style>
    <style:style style:name="T339" style:family="text">
      <style:text-properties style:font-name="Liberation Serif" fo:font-weight="normal" officeooo:rsid="00ba3b40" style:font-weight-asian="normal" style:font-weight-complex="normal"/>
    </style:style>
    <style:style style:name="T340" style:family="text">
      <style:text-properties style:font-name="Liberation Serif" fo:font-weight="normal" officeooo:rsid="00d25b65" style:font-weight-asian="normal" style:font-weight-complex="normal"/>
    </style:style>
    <style:style style:name="T341"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4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43" style:family="text">
      <style:text-properties officeooo:rsid="00b8ba37"/>
    </style:style>
    <style:style style:name="T344" style:family="text">
      <style:text-properties officeooo:rsid="00bca12c"/>
    </style:style>
    <style:style style:name="T345" style:family="text">
      <style:text-properties officeooo:rsid="00be74ef"/>
    </style:style>
    <style:style style:name="T346" style:family="text">
      <style:text-properties officeooo:rsid="00bf8465"/>
    </style:style>
    <style:style style:name="T347" style:family="text">
      <style:text-properties officeooo:rsid="010b0b64"/>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Módulo 1</text:p>
      <text:p text:style-name="P142"/>
      <text:p text:style-name="P143">Bloco 1 – <text:span text:style-name="T117">Unix e Bash</text:span>:</text:p>
      <text:p text:style-name="P98"/>
      <text:p text:style-name="P98">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67"/>
      <text:p text:style-name="P67">BOOT – Inicialização.</text:p>
      <text:p text:style-name="P67"/>
      <text:p text:style-name="P67">BIN – Arquivos Binários.</text:p>
      <text:p text:style-name="P67"/>
      <text:p text:style-name="P67">DEV – Arquivos do dispositivo.</text:p>
      <text:p text:style-name="P67"/>
      <text:p text:style-name="P67">ETC – Scripts de Inicialização.</text:p>
      <text:p text:style-name="P67"/>
      <text:p text:style-name="P67">HOME – Diretórios Home para diferentes usuários.</text:p>
      <text:p text:style-name="P67"/>
      <text:p text:style-name="P67">PROC – Diretório Dinâmico especial que incluiu informações sobre o estado do sistema incluindo os processos atualmente executados.</text:p>
      <text:p text:style-name="P67"/>
      <text:p text:style-name="P67">ROOT – Diretório Home do usuário root.</text:p>
      <text:p text:style-name="P67"/>
      <text:p text:style-name="P67">SBIN – São os binários de sistema importantes.</text:p>
      <text:p text:style-name="P67"/>
      <text:p text:style-name="P67">TMP – Arquivos temporários.</text:p>
      <text:p text:style-name="P67"/>
      <text:p text:style-name="P67">USR – Arquivos e aplicativos que são acessados por todos os usuários.</text:p>
      <text:p text:style-name="P67"/>
      <text:p text:style-name="P67">VAR – Arquivos variáveis como Logs e Banco de Dados.</text:p>
      <text:p text:style-name="P67"/>
      <text:p text:style-name="P5">COMANDOS:</text:p>
      <text:p text:style-name="P5"/>
      <text:p text:style-name="P6">ls:<text:span text:style-name="T1"> Lista todos os arquivos e diretórios que existem dentro daquele diretório.</text:span></text:p>
      <text:p text:style-name="P68"/>
      <text:p text:style-name="P33"><text:span text:style-name="T13">ls -a: </text:span><text:span text:style-name="T2">Mostra os arquivos ocultos.</text:span></text:p>
      <text:p text:style-name="P68"/>
      <text:p text:style-name="P33"><text:span text:style-name="T13">cd </text:span><text:span text:style-name="T22">diretório: </text:span><text:span text:style-name="T43">Muda de diretório. (Change Directory)</text:span></text:p>
      <text:p text:style-name="P76"/>
      <text:p text:style-name="P8"><text:span text:style-name="T34">cd ..: </text:span><text:span text:style-name="T43">Volta um diretório.</text:span></text:p>
      <text:p text:style-name="P68"><text:s/></text:p>
      <text:p text:style-name="P6"><text:soft-page-break/>clear: <text:span text:style-name="T1">Limpar terminal.</text:span></text:p>
      <text:p text:style-name="P68"/>
      <text:p text:style-name="P6">mkdir<text:span text:style-name="T21"> nome da pasta:</text:span><text:span text:style-name="T42"> </text:span><text:span text:style-name="T44">Cria um diretório. (Make Directory)</text:span></text:p>
      <text:p text:style-name="P77"/>
      <text:p text:style-name="P6"><text:span text:style-name="T35">pdw: </text:span><text:span text:style-name="T44">Mostra o </text:span><text:span text:style-name="T47">caminho do </text:span><text:span text:style-name="T44"><text:s/>diretório completo.</text:span></text:p>
      <text:p text:style-name="P77"/>
      <text:p text:style-name="P7"><text:span text:style-name="T36">t</text:span><text:span text:style-name="T35">ouch </text:span><text:span text:style-name="T21">nome d</text:span><text:span text:style-name="T23">o</text:span><text:span text:style-name="T21"> </text:span><text:span text:style-name="T23">arquivo e formato</text:span><text:span text:style-name="T35">: </text:span><text:span text:style-name="T44">Cria arquivos dentro de um diretório.</text:span></text:p>
      <text:p text:style-name="P77"/>
      <text:p text:style-name="P9"><text:span text:style-name="T33">cp </text:span><text:span text:style-name="T22">nome d</text:span><text:span text:style-name="T21">o</text:span><text:span text:style-name="T22"> </text:span><text:span text:style-name="T21">arquivo </text:span><text:span text:style-name="T24">+</text:span><text:span text:style-name="T21"> </text:span><text:span text:style-name="T22">nome d</text:span><text:span text:style-name="T21">o novo</text:span><text:span text:style-name="T22"> </text:span><text:span text:style-name="T21">arquivo</text:span><text:span text:style-name="T33">:</text:span><text:span text:style-name="T42"> Copia um arquivo previamente criado. </text:span><text:span text:style-name="T45">(Copy)</text:span></text:p>
      <text:p text:style-name="P78"/>
      <text:p text:style-name="P10"><text:span text:style-name="T33">cat </text:span><text:span text:style-name="T22">nome d</text:span><text:span text:style-name="T23">o</text:span><text:span text:style-name="T22"> </text:span><text:span text:style-name="T23">arquivo</text:span><text:span text:style-name="T33">: <text:s/></text:span><text:span text:style-name="T20"><text:s/></text:span><text:span text:style-name="T42">Mostra o conteúdo do arquivo. </text:span><text:span text:style-name="T45">(concat)</text:span></text:p>
      <text:p text:style-name="P80"/>
      <text:p text:style-name="P19"><text:span text:style-name="T33">mv <text:s/></text:span><text:span text:style-name="T22">nome d</text:span><text:span text:style-name="T23">o</text:span><text:span text:style-name="T22"> </text:span><text:span text:style-name="T23">arquivo </text:span><text:span text:style-name="T24">+</text:span><text:span text:style-name="T23"> </text:span><text:span text:style-name="T24">local</text:span><text:span text:style-name="T23">: </text:span><text:span text:style-name="T42">Mover um arquivo de um diretório para outro. (Move)</text:span></text:p>
      <text:p text:style-name="P79"/>
      <text:p text:style-name="P36"><text:span text:style-name="T52">mv </text:span><text:span text:style-name="T45"><text:s/></text:span><text:span text:style-name="T22">nome d</text:span><text:span text:style-name="T23">o</text:span><text:span text:style-name="T22"> </text:span><text:span text:style-name="T23">arquivo </text:span><text:span text:style-name="T24">+</text:span><text:span text:style-name="T23"> </text:span><text:span text:style-name="T29">nome do arquivo</text:span><text:span text:style-name="T23">: </text:span><text:span text:style-name="T48">Renomeia um arquivo.</text:span></text:p>
      <text:p text:style-name="P79"/>
      <text:p text:style-name="P11"><text:span text:style-name="T33">rm <text:s/></text:span><text:span text:style-name="T22">nome d</text:span><text:span text:style-name="T23">o</text:span><text:span text:style-name="T22"> </text:span><text:span text:style-name="T23">arquivo: </text:span><text:span text:style-name="T21">Apagar um arquivo.</text:span></text:p>
      <text:p text:style-name="P85"/>
      <text:p text:style-name="P34"><text:span text:style-name="T51">rm rf-</text:span><text:span text:style-name="T46"> <text:s/></text:span><text:span text:style-name="T22">nome d</text:span><text:span text:style-name="T23">o</text:span><text:span text:style-name="T22"> </text:span><text:span text:style-name="T24">diretório</text:span><text:span text:style-name="T23">: </text:span><text:span text:style-name="T24">Apagar um diretório com arquivos.</text:span></text:p>
      <text:p text:style-name="P85"/>
      <text:p text:style-name="P11"><text:span text:style-name="T20">rmdir </text:span><text:span text:style-name="T22">nome d</text:span><text:span text:style-name="T23">o</text:span><text:span text:style-name="T22"> </text:span><text:span text:style-name="T21">diretório: Apagar um diretório vazio. (remove Directory)</text:span><text:span text:style-name="T20"> </text:span></text:p>
      <text:p text:style-name="P94"/>
      <text:p text:style-name="P12">less <text:span text:style-name="T22">nome d</text:span><text:span text:style-name="T23">o</text:span><text:span text:style-name="T22"> </text:span><text:span text:style-name="T23">arquiv</text:span><text:span text:style-name="T21">o: Exibe o arquivo do tamanho do terminal. Utilize / para pesquisar alguma palavra específica.</text:span></text:p>
      <text:p text:style-name="P86"/>
      <text:p text:style-name="P12"><text:span text:style-name="T20">Head (-5) </text:span><text:span text:style-name="T21">nome do arquivo: Exibe 10 primeiras linhas do arquivo.</text:span></text:p>
      <text:p text:style-name="P86"/>
      <text:p text:style-name="P12"><text:span text:style-name="T20">Tail (-5) </text:span><text:span text:style-name="T21">nome do arquiv</text:span><text:span text:style-name="T29">o</text:span><text:span text:style-name="T21">: Exibe 10 últimas linhas do arquivo.</text:span></text:p>
      <text:p text:style-name="P86"/>
      <text:p text:style-name="P12"><text:span text:style-name="T20">Grep -i ‘</text:span><text:span text:style-name="T21">pesquisa</text:span><text:span text:style-name="T20">’ </text:span><text:span text:style-name="T21">nome do arquivo: para pesquisar palavras ou frases dentro do arquivo sem preocupar com caracteres maiusculos.</text:span></text:p>
      <text:p text:style-name="P86"/>
      <text:p text:style-name="P38"><text:span text:style-name="T31">Grep -i</text:span><text:span text:style-name="T32">v</text:span><text:span text:style-name="T31"> ‘</text:span><text:span text:style-name="T26">pesquisa</text:span><text:span text:style-name="T31">’ </text:span><text:span text:style-name="T26">nome do arquivo: para pesquisar palavras ou frases dentro do arquivo </text:span><text:span text:style-name="T27">que não tem as palavras especificadas</text:span></text:p>
      <text:p text:style-name="P88"/>
      <text:p text:style-name="P13"><text:span text:style-name="T21">Grep -i</text:span><text:span text:style-name="T25">c ‘pesquisa’ nome do arquivo: Qu</text:span><text:span text:style-name="T30">ais linhas</text:span><text:span text:style-name="T25"> aparece aquela palavra.</text:span></text:p>
      <text:p text:style-name="P89"/>
      <text:p text:style-name="P14"><text:span text:style-name="T25">Grep -i</text:span><text:span text:style-name="T27">n</text:span><text:span text:style-name="T25"> ‘pesquisa’ nome do arquivo: Qua</text:span><text:span text:style-name="T27">l <text:s/></text:span><text:span text:style-name="T30">o número específico da </text:span><text:span text:style-name="T27">linha </text:span><text:span text:style-name="T30">que </text:span><text:span text:style-name="T27">aparece aquela palavra</text:span><text:span text:style-name="T25">.</text:span></text:p>
      <text:p text:style-name="P90"/>
      <text:p text:style-name="P25"><text:span text:style-name="T25">G</text:span><text:span text:style-name="T21">rep -io ‘pesquisa’ nome do arquivo | </text:span><text:span text:style-name="T33">wc -l: </text:span><text:span text:style-name="T42">Número de vezes que aparece a ocorrência.</text:span></text:p>
      <text:p text:style-name="P89"/>
      <text:p text:style-name="P89">Wc nome do arquivo : Quantidade de linhas, palavras e caracteres.</text:p>
      <text:p text:style-name="P89"/>
      <text:p text:style-name="P89">Wc -w nome do arquivo : Quantidade de palavras</text:p>
      <text:p text:style-name="P89"/>
      <text:p text:style-name="P13"><text:span text:style-name="T25">wc -l nome do arquivo : Quantidade de linhas</text:span><text:span text:style-name="T21"> </text:span></text:p>
      <text:p text:style-name="P87"/>
      <text:p text:style-name="P89">wc -c nome do arquivo : Quantidade de caracteres.</text:p>
      <text:p text:style-name="P87"/>
      <text:p text:style-name="P16"><text:span text:style-name="T26">L</text:span><text:span text:style-name="T21">s * : Lista todos os ar</text:span><text:span text:style-name="T28">q</text:span><text:span text:style-name="T21">uivos do </text:span><text:span text:style-name="T28">diretório</text:span></text:p>
      <text:p text:style-name="P93"/>
      <text:p text:style-name="P93"><text:soft-page-break/>ls *.txt *tbt: lista todos arquivos tipo txt e tbt.</text:p>
      <text:p text:style-name="P91"/>
      <text:p text:style-name="P91">man: Manual do Unix</text:p>
      <text:p text:style-name="P91"/>
      <text:p text:style-name="P92">whatis: Diz o que o comando faz</text:p>
      <text:p text:style-name="P92"/>
      <text:p text:style-name="P92">apropos: Lembrar comando.</text:p>
      <text:p text:style-name="P92"/>
      <text:p text:style-name="P92"/>
      <text:p text:style-name="P92"/>
      <text:p text:style-name="P92"/>
      <text:p text:style-name="P99"><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18">Comandos:</text:p>
      <text:p text:style-name="P99"/>
      <text:p text:style-name="P102">cat &gt; <text:span text:style-name="T21">nome do arquivo: </text:span><text:span text:style-name="T1"><text:s/>Cria e adiciona informações dentro de um arquivo de texto.</text:span></text:p>
      <text:p text:style-name="P119"/>
      <text:p text:style-name="P102">cat &gt;&gt;<text:span text:style-name="T21"> nome do arquivo:</text:span><text:span text:style-name="T1"> <text:s/>Adiciona informações a um arquivo de texto já existente.</text:span></text:p>
      <text:p text:style-name="P119"/>
      <text:p text:style-name="P103">cat <text:span text:style-name="T21">nome do arquivo1 nome do arquivo2 &gt; nome novo arquivo: </text:span><text:span text:style-name="T1">Junta dois arquivos já existentes em um único arquivo concatenado </text:span><text:span text:style-name="T3">sem apagar os arquivos originais.</text:span></text:p>
      <text:p text:style-name="P120"/>
      <text:p text:style-name="P111">ctrl+D: <text:span text:style-name="T1">Encerra o Cat.</text:span></text:p>
      <text:p text:style-name="P120"/>
      <text:p text:style-name="P104">sort &lt; <text:span text:style-name="T21">nome do arquivo: Exibe as informações do arquivo em ordem alfabética sem alterar o arquivo em si. (É um Output)</text:span></text:p>
      <text:p text:style-name="P139"/>
      <text:p text:style-name="P105"><text:soft-page-break/><text:span text:style-name="T20">sort &lt; </text:span><text:span text:style-name="T21">nome do arquivo </text:span><text:span text:style-name="T1">&gt; </text:span><text:span text:style-name="T21">nome do arquivo novo:</text:span><text:span text:style-name="T1"> Coloca as informações em ordem alfabetica e cria um novo arquivo com o novo padrão.</text:span></text:p>
      <text:p text:style-name="P121"/>
      <text:p text:style-name="P134">comando | sort: <text:span text:style-name="T42">Pega o resultado desse comando e faz com que ele seja reorganizado em ordem alfabética pelo uso do pipe (|).</text:span></text:p>
      <text:p text:style-name="P122"/>
      <text:p text:style-name="P135"><text:span text:style-name="T33">who | wc -l: </text:span><text:span text:style-name="T42">Pega as informações dos usuários e diz a quantidade de usuários que tem por meio do pipe.</text:span></text:p>
      <text:p text:style-name="P123"/>
      <text:p text:style-name="P136"><text:span text:style-name="T33">grep </text:span><text:span text:style-name="T1">palavra arquivo</text:span> | sort &gt; <text:span text:style-name="T1">nome arquivo novo</text:span>: <text:span text:style-name="T42">Busca todas as linhas que tem a palavra dentro do arquivo e armazena no pipe, depois organiza em ordem alfabética e cria um novo arquivo.</text:span></text:p>
      <text:p text:style-name="P124"/>
      <text:p text:style-name="P112">Controle de Acesso Linux</text:p>
      <text:p text:style-name="P112"/>
      <text:p text:style-name="P112"><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37"><text:span text:style-name="T33">Ls -l : </text:span><text:span text:style-name="T42">Mostra informações sobre arquivos, diretórios e usuários e suas permissões.</text:span></text:p>
      <text:p text:style-name="P125"/>
      <text:p text:style-name="P113">Tipos de acesso:</text:p>
      <text:list xml:id="list1762036822" text:style-name="L1">
        <text:list-item>
          <text:p text:style-name="P243"><text:span text:style-name="T33">r: </text:span><text:span text:style-name="T42">significa que você tem permissão pra ler o arquivo ou diretório (read).</text:span></text:p>
        </text:list-item>
        <text:list-item>
          <text:p text:style-name="P243"><text:span text:style-name="T33">w: </text:span><text:span text:style-name="T42">significa que vocês tem permissão de modificar ou alterar o conteúdo de um diretório ou arquivo (write).</text:span></text:p>
        </text:list-item>
        <text:list-item>
          <text:p text:style-name="P243"><text:span text:style-name="T33">x:</text:span><text:span text:style-name="T42"> permite executar um arquivo ou diretório pelo comando cd (execute).</text:span></text:p>
        </text:list-item>
        <text:list-item>
          <text:p text:style-name="P243"><text:span text:style-name="T33">-: </text:span><text:span text:style-name="T42">no início da sequencia indica que aquele é um arquivo comum.</text:span></text:p>
        </text:list-item>
        <text:list-item>
          <text:p text:style-name="P243"><text:span text:style-name="T33">d:</text:span><text:span text:style-name="T42"> no início da sequencia indica que aquele é um diretório. </text:span></text:p>
        </text:list-item>
      </text:list>
      <text:p text:style-name="P113"/>
      <text:p text:style-name="P107">Exemplo: <text:s text:c="10"/></text:p>
      <text:p text:style-name="P107"/>
      <text:p text:style-name="P107">- <text:s/>RW- R-- R--</text:p>
      <text:p text:style-name="P107"/>
      <text:p text:style-name="P138"><text:span text:style-name="T33">O </text:span><text:span text:style-name="T50">hífen </text:span><text:span text:style-name="T33">inicial significa que o arquivo é comum (se fosse um “D” seria um diretório).</text:span></text:p>
      <text:p text:style-name="P138"><text:span text:style-name="T33">O </text:span><text:span text:style-name="T50">RW-</text:span><text:span text:style-name="T33"> são as permissões do usuário. Nesse caso, o usuário pode ler, modificar o arquivo, mas não pode executar.</text:span></text:p>
      <text:p text:style-name="P138"><text:span text:style-name="T33">O </text:span><text:span text:style-name="T50">R--</text:span><text:span text:style-name="T33"> diz respeito aos grupos do usuário, nesse caso só é permitido a leitura.</text:span></text:p>
      <text:p text:style-name="P138"><text:span text:style-name="T33">O </text:span><text:span text:style-name="T50">R--</text:span><text:span text:style-name="T33"> da última parte diz respeito ao resto dos usuários do computador, que significa que eles só pode ler o arquivo.</text:span></text:p>
      <text:p text:style-name="P138"/>
      <text:p text:style-name="P106">chmod u: <text:span text:style-name="T1">Altera as permissões do usuário que está em atual uso.</text:span></text:p>
      <text:p text:style-name="P123"/>
      <text:p text:style-name="P35"><text:soft-page-break/><text:span text:style-name="T61">chmod g</text:span><text:span text:style-name="T59">: Altera as permissões do grupo.</text:span></text:p>
      <text:p text:style-name="P126"/>
      <text:p text:style-name="P106">chmod o<text:span text:style-name="T1">: Altera as permissões dos outros usuários.</text:span></text:p>
      <text:p text:style-name="P126"/>
      <text:p text:style-name="P35"><text:span text:style-name="T61">chmod a</text:span><text:span text:style-name="T59">: Altera as permissões de todos.</text:span></text:p>
      <text:p text:style-name="P106"/>
      <text:p text:style-name="P17"><text:span text:style-name="T63">chmod u-rw arquivo.txt – </text:span><text:span text:style-name="T58">para retirar a permissão de leitura e modificação do usuário atual.</text:span></text:p>
      <text:p text:style-name="P114"/>
      <text:p text:style-name="P18"><text:span text:style-name="T63">chmod u+rw arquivo.txt – </text:span><text:span text:style-name="T58">para adicionar permissão de leitura e modificação do usuário atual.</text:span></text:p>
      <text:p text:style-name="P127"/>
      <text:p text:style-name="P123"/>
      <text:p text:style-name="P130"/>
      <text:p text:style-name="P130"><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08">Processos dentro do Unix</text:p>
      <text:p text:style-name="P108"/>
      <text:p text:style-name="P109">ps: <text:span text:style-name="T1">Lista de processos executados no exato momento.</text:span></text:p>
      <text:p text:style-name="P128"/>
      <text:p text:style-name="P109">sleep <text:span text:style-name="T1">número: Para o terminal por um determinado tempo. (em segundos).</text:span></text:p>
      <text:p text:style-name="P128"/>
      <text:p text:style-name="P109">sleep <text:span text:style-name="T21">número &amp;: </text:span><text:span text:style-name="T1">Para o terminal, mas possibilita você continuar usando para outros processos.</text:span></text:p>
      <text:p text:style-name="P128"/>
      <text:p text:style-name="P110">ctrl +z: <text:span text:style-name="T1">Suspende o último processo.</text:span></text:p>
      <text:p text:style-name="P129"/>
      <text:p text:style-name="P110">bg: <text:span text:style-name="T1">Coloca o processo suspenso em background e continua executando-o.</text:span></text:p>
      <text:p text:style-name="P119"/>
      <text:p text:style-name="P110">jobs: <text:span text:style-name="T1">Exibe todos os processos suspensos ou em background..</text:span></text:p>
      <text:p text:style-name="P92"/>
      <text:p text:style-name="P95">fg %<text:span text:style-name="T1">numero da lista</text:span>:<text:span text:style-name="T1"> </text:span><text:span text:style-name="T42">Continua o processo no foreground.</text:span></text:p>
      <text:p text:style-name="P92"/>
      <text:p text:style-name="P96">ctrl+c: <text:span text:style-name="T42">Encerra um processo em foreground</text:span></text:p>
      <text:p text:style-name="P81"/>
      <text:p text:style-name="P96"><text:span text:style-name="T33">kill %</text:span><text:span text:style-name="T1">número do processo: </text:span><text:span text:style-name="T42">Encerra um processo em background.</text:span></text:p>
      <text:p text:style-name="P81"/>
      <text:p text:style-name="P97"><text:span text:style-name="T33">kill </text:span><text:span text:style-name="T1">número do pid</text:span><text:span text:style-name="T42">: Encerra um processo em background.</text:span></text:p>
      <text:p text:style-name="P92"/>
      <text:p text:style-name="P97"><text:span text:style-name="T33">kill -9 </text:span><text:span text:style-name="T1">número do pid: </text:span><text:span text:style-name="T42">Encerra um processo em background que não foi encerrado com o comando normal.</text:span></text:p>
      <text:p text:style-name="P92"/>
      <text:p text:style-name="P37"><text:span text:style-name="T53">find:</text:span><text:span text:style-name="T49"> É</text:span><text:span text:style-name="T67"> </text:span><text:span text:style-name="T64">um comando para pesquisar em diretórios por arquivos ou outras pastas, de acordo com os parâmetros passados a ele. Esses parâmetros podem ser</text:span><text:span text:style-name="T65"> </text:span><text:span text:style-name="T66">name, date, size ou type.</text:span><text:span text:style-name="T65"> <text:s/></text:span><text:span text:style-name="T64">Caso nenhum atributo seja passado, ele pesquisará tudo que estiver dentro do diretório atual.</text:span></text:p>
      <text:p text:style-name="P140"><text:soft-page-break/></text:p>
      <text:p text:style-name="P141">Exemplo:</text:p>
      <text:p text:style-name="P141"/>
      <text:p text:style-name="P69">Para listar todos os arquivos que terminam em .txt:</text:p>
      <text:p text:style-name="P20">find . -name “*.txt”</text:p>
      <text:p text:style-name="P20"/>
      <text:p text:style-name="P70">Para listar todos os arquivos:</text:p>
      <text:p text:style-name="P21">find . -type f</text:p>
      <text:p text:style-name="P21"/>
      <text:p text:style-name="P70">Para listar todos os diretórios:</text:p>
      <text:p text:style-name="P21">find . -type d</text:p>
      <text:p text:style-name="P21"/>
      <text:p text:style-name="P71">Para listar tanto arquivos quanto diretórios dentro de um local específico:</text:p>
      <text:p text:style-name="P22">find ./unix_tests -name cores*</text:p>
      <text:p text:style-name="P71">Resultado:</text:p>
      <text:p text:style-name="P71">unix_tests/cores</text:p>
      <text:p text:style-name="P71">unix_tests/cores.txt</text:p>
      <text:p text:style-name="P71"/>
      <text:p text:style-name="P71">Para listar apenas arquivos dentro de um local específico:</text:p>
      <text:p text:style-name="P22">find ./unix_tests -type f -name “cores*”</text:p>
      <text:p text:style-name="P71">Resultado:</text:p>
      <text:p text:style-name="P71">unix_tests/cores.txt</text:p>
      <text:p text:style-name="P71"/>
      <text:p text:style-name="P71"/>
      <text:p text:style-name="P71">Para listar apenas diretórios dentro de um local específico:</text:p>
      <text:p text:style-name="P22">find ./unix_tests -type d -name “cores*”</text:p>
      <text:p text:style-name="P71">Resultado:</text:p>
      <text:p text:style-name="P71">unix_tests/cores</text:p>
      <text:p text:style-name="P71"/>
      <text:p text:style-name="P23">history: <text:span text:style-name="T1">Mostra o histórico de comandos.</text:span></text:p>
      <text:p text:style-name="P72"/>
      <text:p text:style-name="P23">History | tail: <text:span text:style-name="T1">Mostra os 10 últimos comandos.</text:span></text:p>
      <text:p text:style-name="P72"/>
      <text:p text:style-name="P23">History | tail | cat &gt; <text:span text:style-name="T21">nome do arquivo: </text:span><text:span text:style-name="T42">Cria um arquivo txt com os 10 últimos comandos.</text:span></text:p>
      <text:p text:style-name="P82"/>
      <text:p text:style-name="P24"><text:span text:style-name="T33">echo: </text:span><text:span text:style-name="T42">comando utilizado em scripts ou no terminal para exibir mensagens na tela ou em um arquivo.</text:span></text:p>
      <text:p text:style-name="P84"/>
      <text:p text:style-name="P84">Exemplo:</text:p>
      <text:p text:style-name="P84"/>
      <text:p text:style-name="P24"><text:span text:style-name="T33">echo “Amarelo” &gt;&gt; cores.txt: </text:span><text:span text:style-name="T42">Adiciona o nome “Amarelo” a lista que já existe em cores.txt.</text:span></text:p>
      <text:p text:style-name="P83"/>
      <text:p text:style-name="P24"><text:span text:style-name="T33">echo “Amarelo” &gt; cores.txt: </text:span><text:span text:style-name="T42">Cria um arquivo ou sobrescreve um arquivo existente e adiciona a informação “Amarelo”.</text:span></text:p>
      <text:p text:style-name="P83"/>
      <text:p text:style-name="P83"/>
      <text:p text:style-name="P83"/>
      <text:p text:style-name="P83"/>
      <text:p text:style-name="P83"/>
      <text:p text:style-name="P83"><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83"/>
      <text:p text:style-name="P145">Bloco 2 – <text:span text:style-name="T117">Git, Github e Internet</text:span>:</text:p>
      <text:p text:style-name="P145"/>
      <text:p text:style-name="P101">Autenticação:</text:p>
      <text:p text:style-name="P101"/>
      <text:p text:style-name="P117">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33"/>
      <text:p text:style-name="P117">Adicionando sua chave SSH ao ssh-agent: <text:span text:style-name="T1">eval “$(ssh-agent -s</text:span><text:span text:style-name="T121">)” ; ssh-add -/.ssh/id_rsa</text:span></text:p>
      <text:p text:style-name="P117"/>
      <text:p text:style-name="P117">Adicionando a chave SSH na sua conta do GitHub: <text:s/><text:span text:style-name="T1">sudo apt-get install xclip ; xclip -sel clip &lt; ~/.ssh/id_rsa.pub (depois é só colar a chave no github).</text:span></text:p>
      <text:p text:style-name="P133"/>
      <text:p text:style-name="P83"/>
      <text:p text:style-name="P149"><text:span text:style-name="T119">C</text:span><text:span text:style-name="T118">omandos:</text:span></text:p>
      <text:p text:style-name="P100"/>
      <text:p text:style-name="P115">Branch – <text:span text:style-name="T1">Uma versão editável do seu código</text:span></text:p>
      <text:p text:style-name="P131"/>
      <text:p text:style-name="P115">Branch Master – <text:span text:style-name="T1">Branch principal do seu código, onde você vai dar deploy, ou seja, colocar no ar.</text:span></text:p>
      <text:p text:style-name="P131"/>
      <text:p text:style-name="P116">Branch Feature – <text:span text:style-name="T1">Branch <text:s/>independente da Branch Master, a qual pode sofrer commit e pode ser agregada a Branch Master depois.</text:span></text:p>
      <text:p text:style-name="P131"/>
      <text:p text:style-name="P115">Commit – <text:span text:style-name="T1">Mudanças que são enviadas e agregadas na Branch</text:span></text:p>
      <text:p text:style-name="P132"/>
      <text:p text:style-name="P132"/>
      <text:p text:style-name="Standard"><text:span text:style-name="T14">SSH </text:span><text:span text:style-name="T4">ou </text:span><text:span text:style-name="T14"><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46"><text:span text:style-name="T14">HTTPS </text:span><text:span text:style-name="T4">ou </text:span><text:span text:style-name="T14">Hypertext Transfer Protocol Secure - </text:span><text:span text:style-name="T68">é uma extensão do protocolo de internet HTTP </text:span><text:span text:style-name="T69">(você verá mais sobre esse protocolo no dia de conteúdo que trata sobre internet!) que utiliza certificados digitais para autenticar os dados e permitir que eles sejam criptografados de forma segura.</text:span></text:p>
      <text:p text:style-name="P131"/>
      <text:p text:style-name="P131"/>
      <text:p text:style-name="Standard"><text:span text:style-name="T114">Uma explicação mais detalhada da diferença entre esses dois modelos foge do escopo dessa aula, mas nesse momento basta saber que</text:span><text:span text:style-name="Emphasis"><text:span text:style-name="T114"> </text:span></text:span><text:span text:style-name="Emphasis"><text:span text:style-name="T115">como o SSH nos permite pular a etapa de digitar login e senha do Github a cada comando, será o modelo de autenticação padrão.</text:span></text:span></text:p>
      <text:p text:style-name="Standard"><text:span text:style-name="Emphasis"><text:span text:style-name="T90"/></text:span></text:p>
      <text:p text:style-name="P147"><text:span text:style-name="Emphasis"><text:span text:style-name="T90"/></text:span></text:p>
      <text:p text:style-name="P39"><text:span text:style-name="Emphasis"><text:span text:style-name="T90">git init: </text:span></text:span><text:span text:style-name="Emphasis"><text:span text:style-name="T69">cria um repositório Git na pasta a qual se encontra.</text:span></text:span></text:p>
      <text:p text:style-name="P39"><text:span text:style-name="Emphasis"><text:span text:style-name="T69"/></text:span></text:p>
      <text:p text:style-name="P39"><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69"><text:s/></text:span></text:span></text:p>
      <text:p text:style-name="P39"><text:span text:style-name="Emphasis"><text:span text:style-name="T90">git status: </text:span></text:span><text:span text:style-name="Emphasis"><text:span text:style-name="T69">verifica se o repositório Git foi de fato iniciado.</text:span></text:span></text:p>
      <text:p text:style-name="P39"><text:span text:style-name="Emphasis"><text:span text:style-name="T69"/></text:span></text:p>
      <text:p text:style-name="P39"><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69"><text:s/></text:span></text:span></text:p>
      <text:p text:style-name="P40"><text:span text:style-name="Emphasis"><text:span text:style-name="T91">git add .: </text:span></text:span><text:span text:style-name="Emphasis"><text:span text:style-name="T70"><text:s/>adiciona todos os arquivos modificados.</text:span></text:span></text:p>
      <text:p text:style-name="P40"><text:span text:style-name="Emphasis"><text:span text:style-name="T70"/></text:span></text:p>
      <text:p text:style-name="P40"><text:span text:style-name="Emphasis"><text:span text:style-name="T91">git add ‘</text:span></text:span><text:span text:style-name="Emphasis"><text:span text:style-name="T110">arquivo’: </text:span></text:span><text:span text:style-name="Emphasis"><text:span text:style-name="T70">adiciona um arquivo específico.</text:span></text:span></text:p>
      <text:p text:style-name="P40"><text:span text:style-name="Emphasis"><text:span text:style-name="T70"/></text:span></text:p>
      <text:p text:style-name="P49"><text:span text:style-name="Emphasis"><text:span text:style-name="T102">git remote add ‘</text:span></text:span><text:span text:style-name="Emphasis"><text:span text:style-name="T81">apelido do repositorio</text:span></text:span><text:span text:style-name="Emphasis"><text:span text:style-name="T102">’ </text:span></text:span><text:a xlink:type="simple" xlink:href="mailto:git@github.com" text:style-name="Internet_20_link" text:visited-style-name="Visited_20_Internet_20_Link"><text:span text:style-name="Emphasis">git@github.com</text:span></text:a><text:span text:style-name="Emphasis"><text:span text:style-name="T102">:user-github/repo-name.git: </text:span></text:span><text:span text:style-name="Emphasis"><text:span text:style-name="T81">Sincroniza dois repositórios e adiciona um apelido para ele</text:span></text:span></text:p>
      <text:p text:style-name="P49"><text:span text:style-name="Emphasis"><text:span text:style-name="T81"/></text:span></text:p>
      <text:p text:style-name="P55"><text:span text:style-name="Emphasis"><text:span text:style-name="T109">git remote remove ‘</text:span></text:span><text:span text:style-name="Emphasis"><text:span text:style-name="T89">nome do apelido’ – Remove a sincronização com o repositório remoto.</text:span></text:span></text:p>
      <text:p text:style-name="P55"><text:span text:style-name="Emphasis"><text:span text:style-name="T89"/></text:span></text:p>
      <text:p text:style-name="P49"><text:span text:style-name="Emphasis"><text:span text:style-name="T102">git push -</text:span></text:span><text:span text:style-name="Emphasis"><text:span text:style-name="T108">u</text:span></text:span><text:span text:style-name="Emphasis"><text:span text:style-name="T102"> ‘</text:span></text:span><text:span text:style-name="Emphasis"><text:span text:style-name="T81">apelido do repositorio’ </text:span></text:span><text:span text:style-name="Emphasis"><text:span text:style-name="T102">main: </text:span></text:span><text:span text:style-name="Emphasis"><text:span text:style-name="T81">Atualiza o repositório do GitHub com as informações do repositório local </text:span></text:span><text:span text:style-name="Emphasis"><text:span text:style-name="T88">e alinha as branchs main</text:span></text:span></text:p>
      <text:p text:style-name="P50"><text:span text:style-name="Emphasis"><text:span text:style-name="T82"/></text:span></text:p>
      <text:p text:style-name="P50"><text:span text:style-name="Emphasis"><text:span text:style-name="T103">Git reset –hard {</text:span></text:span><text:span text:style-name="Emphasis"><text:span text:style-name="T82">numero do commit}: restaura o arquivo pra um commit passado.</text:span></text:span></text:p>
      <text:p text:style-name="P49"><text:span text:style-name="Emphasis"><text:span text:style-name="T102"/></text:span></text:p>
      <text:p text:style-name="P48"><text:span text:style-name="Emphasis"><text:span text:style-name="T101">git rm ‘</text:span></text:span><text:span text:style-name="Emphasis"><text:span text:style-name="T80">arquivo’: remove um arquivo específico.</text:span></text:span></text:p>
      <text:p text:style-name="P48"><text:span text:style-name="Emphasis"><text:span text:style-name="T80"/></text:span></text:p>
      <text:p text:style-name="P48"><text:span text:style-name="Emphasis"><text:span text:style-name="T101">git restore ‘</text:span></text:span><text:span text:style-name="Emphasis"><text:span text:style-name="T80">arquivo.txt’: restaura os arquivos do diretório que foram deletados sem add</text:span></text:span></text:p>
      <text:p text:style-name="P48"><text:span text:style-name="Emphasis"><text:span text:style-name="T80"/></text:span></text:p>
      <text:p text:style-name="P40"><text:span text:style-name="Emphasis"><text:span text:style-name="T91">git commit -m </text:span></text:span><text:span text:style-name="Emphasis"><text:span text:style-name="T110">“Mensagem sobre alteração feita”: </text:span></text:span><text:span text:style-name="Emphasis"><text:span text:style-name="T113">cria um commit, um ponto na história desse arquivo</text:span></text:span><text:span text:style-name="Emphasis"><text:span text:style-name="T110">.</text:span></text:span></text:p>
      <text:p text:style-name="P40"><text:span text:style-name="Emphasis"><text:span text:style-name="T70"/></text:span></text:p>
      <text:p text:style-name="P41"><text:span text:style-name="Emphasis"><text:span text:style-name="T96">g</text:span></text:span><text:span text:style-name="Emphasis"><text:span text:style-name="T92">it branch: </text:span></text:span><text:span text:style-name="Emphasis"><text:span text:style-name="T71">mostra as branchs que tem no repositório </text:span></text:span><text:span text:style-name="Emphasis"><text:span text:style-name="T72">e qual estamos (*)</text:span></text:span></text:p>
      <text:p text:style-name="P41"><text:soft-page-break/><text:span text:style-name="Emphasis"><text:span text:style-name="T71"/></text:span></text:p>
      <text:p text:style-name="P41"><text:span text:style-name="Emphasis"><text:span text:style-name="T92">git branch “</text:span></text:span><text:span text:style-name="Emphasis"><text:span text:style-name="T111">nome da branch”: </text:span></text:span><text:span text:style-name="Emphasis"><text:span text:style-name="T71"><text:s/>cria uma branch nova</text:span></text:span></text:p>
      <text:p text:style-name="P41"><text:span text:style-name="Emphasis"><text:span text:style-name="T71"/></text:span></text:p>
      <text:p text:style-name="P42"><text:span text:style-name="Emphasis"><text:span text:style-name="T93">git checkout “</text:span></text:span><text:span text:style-name="Emphasis"><text:span text:style-name="T72">nome da branch”: muda de branch </text:span></text:span><text:span text:style-name="Emphasis"><text:span text:style-name="T74">para a especificada no comando.</text:span></text:span></text:p>
      <text:p text:style-name="P42"><text:span text:style-name="Emphasis"><text:span text:style-name="T74"/></text:span></text:p>
      <text:p text:style-name="P45"><text:span text:style-name="Emphasis"><text:span text:style-name="T96">git checkout -b ‘</text:span></text:span><text:span text:style-name="Emphasis"><text:span text:style-name="T76">nome da branch’: Cria e muda para a branch nova.</text:span></text:span></text:p>
      <text:p text:style-name="P42"><text:span text:style-name="Emphasis"><text:span text:style-name="T72"/></text:span></text:p>
      <text:p text:style-name="P42"><text:span text:style-name="Emphasis"><text:span text:style-name="T93">git merge main: </text:span></text:span><text:span text:style-name="Emphasis"><text:span text:style-name="T72">adiciona as alterações feitas na branch main para a branch atualmente utilizada.</text:span></text:span></text:p>
      <text:p text:style-name="P42"><text:span text:style-name="Emphasis"><text:span text:style-name="T72"/></text:span></text:p>
      <text:p text:style-name="P43"><text:span text:style-name="Emphasis"><text:span text:style-name="T94">git branch -D ‘</text:span></text:span><text:span text:style-name="Emphasis"><text:span text:style-name="T112">nome da branch’: </text:span></text:span><text:span text:style-name="Emphasis"><text:span text:style-name="T73">deleta uma branch.</text:span></text:span></text:p>
      <text:p text:style-name="P43"><text:span text:style-name="Emphasis"><text:span text:style-name="T73"/></text:span></text:p>
      <text:p text:style-name="P44"><text:span text:style-name="Emphasis"><text:span text:style-name="T96">g</text:span></text:span><text:span text:style-name="Emphasis"><text:span text:style-name="T95">it branch -</text:span></text:span><text:span text:style-name="Emphasis"><text:span text:style-name="T100">M</text:span></text:span><text:span text:style-name="Emphasis"><text:span text:style-name="T95"> main: </text:span></text:span><text:span text:style-name="Emphasis"><text:span text:style-name="T75">mudar a branch atual para main.</text:span></text:span></text:p>
      <text:p text:style-name="P44"><text:span text:style-name="Emphasis"><text:span text:style-name="T75"/></text:span></text:p>
      <text:p text:style-name="P46"><text:span text:style-name="Emphasis"><text:span text:style-name="T98">g</text:span></text:span><text:span text:style-name="Emphasis"><text:span text:style-name="T97">it log: </text:span></text:span><text:span text:style-name="Emphasis"><text:span text:style-name="T77">mostra todas as alteraçoes de arquivos daquela branch.</text:span></text:span></text:p>
      <text:p text:style-name="P46"><text:span text:style-name="Emphasis"><text:span text:style-name="T77"/></text:span></text:p>
      <text:p text:style-name="P51"><text:span text:style-name="Emphasis"><text:span text:style-name="T107">g</text:span></text:span><text:span text:style-name="Emphasis"><text:span text:style-name="T104">it log –diff-filter=D –summary: </text:span></text:span><text:span text:style-name="Emphasis"><text:span text:style-name="T83">Vê o que tem de diferente e filtra os arquivos que foram deletados em forma de sumário.</text:span></text:span></text:p>
      <text:p text:style-name="P46"><text:span text:style-name="Emphasis"><text:span text:style-name="T77"/></text:span></text:p>
      <text:p text:style-name="P47"><text:span text:style-name="Emphasis"><text:span text:style-name="T100">g</text:span></text:span><text:span text:style-name="Emphasis"><text:span text:style-name="T99">it clone ‘</text:span></text:span><text:span text:style-name="Emphasis"><text:span text:style-name="T79">link do repositorio’: clona o repositorio do git hub pro terminal.</text:span></text:span></text:p>
      <text:p text:style-name="P46"><text:span text:style-name="Emphasis"><text:span text:style-name="T77"/></text:span></text:p>
      <text:p text:style-name="P52"><text:span text:style-name="Emphasis"><text:span text:style-name="T100">c</text:span></text:span><text:span text:style-name="Emphasis"><text:span text:style-name="T98">ode ‘</text:span></text:span><text:span text:style-name="Emphasis"><text:span text:style-name="T78">arquivo’: abre o arquivo (conflituoso) no editor de texto.</text:span></text:span></text:p>
      <text:p text:style-name="P52"><text:span text:style-name="Emphasis"><text:span text:style-name="T78"/></text:span></text:p>
      <text:p text:style-name="P51"><text:span text:style-name="Emphasis"><text:span text:style-name="T107">g</text:span></text:span><text:span text:style-name="Emphasis"><text:span text:style-name="T104">it checkout ‘</text:span></text:span><text:span text:style-name="Emphasis"><text:span text:style-name="T83">4 digitos commit’~1 ‘nome do arquivo’: Restaura o arquivo que foi deletado naquele commit específico.</text:span></text:span></text:p>
      <text:p text:style-name="P52"><text:span text:style-name="Emphasis"><text:span text:style-name="T78"/></text:span></text:p>
      <text:p text:style-name="P53"><text:span text:style-name="Emphasis"><text:span text:style-name="T105">.gitignore – </text:span></text:span><text:span text:style-name="Emphasis"><text:span text:style-name="T84">Arquivo onde se coloca parâmetro a serem ignorados na hora de adici</text:span></text:span><text:span text:style-name="Emphasis"><text:span text:style-name="T85">onar algo</text:span></text:span><text:span text:style-name="Emphasis"><text:span text:style-name="T84"> no git.</text:span></text:span></text:p>
      <text:p text:style-name="P53"><text:span text:style-name="Emphasis"><text:span text:style-name="T84"/></text:span></text:p>
      <text:p text:style-name="P54"><text:span text:style-name="Emphasis"><text:span text:style-name="T107">g</text:span></text:span><text:span text:style-name="Emphasis"><text:span text:style-name="T106">it fetch – </text:span></text:span><text:span text:style-name="Emphasis"><text:span text:style-name="T86">verifica se tem alguma alteração no repositório remoto.</text:span></text:span></text:p>
      <text:p text:style-name="P54"><text:span text:style-name="Emphasis"><text:span text:style-name="T86"/></text:span></text:p>
      <text:p text:style-name="P54"><text:span text:style-name="Emphasis"><text:span text:style-name="T107">g</text:span></text:span><text:span text:style-name="Emphasis"><text:span text:style-name="T106">it pull – </text:span></text:span><text:span text:style-name="Emphasis"><text:span text:style-name="T86">verifica se tem alteração e </text:span></text:span><text:span text:style-name="Emphasis"><text:span text:style-name="T87">faz merge n</text:span></text:span><text:span text:style-name="Emphasis"><text:span text:style-name="T86">o repositório local.</text:span></text:span></text:p>
      <text:p text:style-name="P54"><text:span text:style-name="Emphasis"><text:span text:style-name="T86"/></text:span></text:p>
      <text:p text:style-name="P54"><text:span text:style-name="Emphasis"><text:span text:style-name="T86"/></text:span></text:p>
      <text:p text:style-name="P54"><text:span text:style-name="Emphasis"><text:span text:style-name="T86"/></text:span></text:p>
      <text:p text:style-name="P148"><text:span text:style-name="Emphasis"><text:span text:style-name="T116">Internet:</text:span></text:span></text:p>
      <text:p text:style-name="P148"><text:span text:style-name="Emphasis"><text:span text:style-name="T116"/></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pan text:style-name="Emphasis"><text:span text:style-name="T122"/></text:span></text:p>
      <text:p text:style-name="P150"><text:soft-page-break/><text:span text:style-name="Emphasis"><text:span text:style-name="T122">Bloco 3 – Introdução à HTML e CSS</text:span></text:span></text:p>
      <text:p text:style-name="P150"><text:span text:style-name="Emphasis"><text:span text:style-name="T123"/></text:span></text:p>
      <text:p text:style-name="P151"><text:span text:style-name="Emphasis"><text:span text:style-name="T62">Estrutura padrão de uma tag:</text:span></text:span></text:p>
      <text:p text:style-name="P151"><text:span text:style-name="Emphasis"><text:span text:style-name="T62"/></text:span></text:p>
      <text:p text:style-name="P151"><text:span text:style-name="Emphasis"><text:span text:style-name="T62">&lt;</text:span></text:span><text:span text:style-name="Emphasis"><text:span text:style-name="T60">nome da tag atributo=”valor”&gt; <text:s text:c="3"/></text:span></text:span></text:p>
      <text:p text:style-name="P151"><text:span text:style-name="Emphasis"><text:span text:style-name="T60"><text:s text:c="4"/>conteúdo da tag</text:span></text:span></text:p>
      <text:p text:style-name="P151"><text:span text:style-name="Emphasis"><text:span text:style-name="T60">&lt;/nome da tag&gt;</text:span></text:span></text:p>
      <text:p text:style-name="Standard"><text:span text:style-name="Emphasis"/></text:p>
      <text:p text:style-name="P192"><text:span text:style-name="Emphasis"><text:span text:style-name="T125">Exemplo:</text:span></text:span></text:p>
      <text:p text:style-name="P192"><text:span text:style-name="Emphasis"><text:span text:style-name="T125"/></text:span></text:p>
      <text:p text:style-name="P192"><text:span text:style-name="Emphasis"><text:span text:style-name="T125">&lt;</text:span></text:span><text:span text:style-name="Emphasis"><text:span text:style-name="T206">p id=”texto”&gt;</text:span></text:span></text:p>
      <text:p text:style-name="P192"><text:span text:style-name="Emphasis"><text:span text:style-name="T206"><text:s text:c="3"/>Olá mundo</text:span></text:span></text:p>
      <text:p text:style-name="P192"><text:span text:style-name="Emphasis"><text:span text:style-name="T206">&lt;/p&gt;</text:span></text:span></text:p>
      <text:p text:style-name="P192"><text:span text:style-name="Emphasis"><text:span text:style-name="T206"/></text:span></text:p>
      <text:p text:style-name="P193"><text:span text:style-name="Emphasis"><text:span text:style-name="T126">Destrinchando </text:span></text:span><text:span text:style-name="Emphasis"><text:span text:style-name="T127">um</text:span></text:span><text:span text:style-name="Emphasis"><text:span text:style-name="T174"> </text:span></text:span><text:span text:style-name="Emphasis"><text:span text:style-name="T126">HTML:</text:span></text:span></text:p>
      <text:p text:style-name="P193"><text:span text:style-name="Emphasis"><text:span text:style-name="T126"/></text:span></text:p>
      <text:p text:style-name="P193"><text:span text:style-name="Emphasis"><text:span text:style-name="T207">&lt;!Doctype html&gt; Declara o tipo de arquivo, que no caso é o HTML 5.</text:span></text:span></text:p>
      <text:p text:style-name="P193"><text:span text:style-name="Emphasis"><text:span text:style-name="T207">&lt;html lang=”pt-br”&gt; Raíz de toda a página e a definição de qual linguagem da página.</text:span></text:span></text:p>
      <text:p text:style-name="P193"><text:span text:style-name="Emphasis"><text:span text:style-name="T207"><text:s text:c="3"/>&lt;head&gt; <text:s/>Configurações da página não visíveis.</text:span></text:span></text:p>
      <text:p text:style-name="P193"><text:span text:style-name="Emphasis"><text:span text:style-name="T207"><text:s text:c="3"/>&lt;meta charset=”UTF-8”&gt; Conjunto de caracteres que pode ser utilizado naquela página.</text:span></text:span></text:p>
      <text:p text:style-name="P193"><text:span text:style-name="Emphasis"><text:span text:style-name="T207"><text:s text:c="3"/>&lt;title&gt;Aprendendo HTML&lt;/title&gt; Título da página. Fica escrito na aba do navegador.</text:span></text:span></text:p>
      <text:p text:style-name="P193"><text:span text:style-name="Emphasis"><text:span text:style-name="T207"><text:s text:c="3"/>&lt;/head&gt; Onde o head acaba.</text:span></text:span></text:p>
      <text:p text:style-name="P193"><text:span text:style-name="Emphasis"><text:span text:style-name="T207"><text:s text:c="3"/>&lt;body&gt; <text:s/>Corpo da página. Vão todas as tags que serão visíveis na página.</text:span></text:span></text:p>
      <text:p text:style-name="P193"><text:span text:style-name="Emphasis"><text:span text:style-name="T207"><text:s text:c="6"/>&lt;h1&gt; Aprendizados &lt;/h1&gt; Headings da página</text:span></text:span></text:p>
      <text:p text:style-name="P193"><text:span text:style-name="Emphasis"><text:span text:style-name="T207"><text:s text:c="6"/>&lt;h2&gt; Meu apredizado começa aqui e agora! &lt;/h2&gt; Headings da página.</text:span></text:span></text:p>
      <text:p text:style-name="P193"><text:span text:style-name="Emphasis"><text:span text:style-name="T207"><text:s text:c="6"/>&lt;p&gt; Hoje eu começo minha jornada na trybe! &lt;/p&gt; Parágrafo.</text:span></text:span></text:p>
      <text:p text:style-name="P193"><text:span text:style-name="Emphasis"><text:span text:style-name="T207">&lt;/body&gt; Fecha o corpo do texto</text:span></text:span></text:p>
      <text:p text:style-name="P193"><text:span text:style-name="Emphasis"><text:span text:style-name="T207">&lt;/html&gt; Fecha a raíz</text:span></text:span></text:p>
      <text:p text:style-name="P193"><text:span text:style-name="Emphasis"><text:span text:style-name="T207"/></text:span></text:p>
      <text:p text:style-name="P194"><text:span text:style-name="Emphasis"><text:span text:style-name="T127">Tags:</text:span></text:span></text:p>
      <text:p text:style-name="P193"><text:span text:style-name="Emphasis"><text:span text:style-name="T207"/></text:span></text:p>
      <text:p text:style-name="P194"><text:span text:style-name="Emphasis"><text:span text:style-name="T127">&lt;br&gt;</text:span></text:span><text:span text:style-name="Emphasis"><text:span text:style-name="T208">- Faz uma quebra de linha.</text:span></text:span></text:p>
      <text:p text:style-name="P194"><text:span text:style-name="Emphasis"><text:span text:style-name="T208"/></text:span></text:p>
      <text:p text:style-name="P199"><text:span text:style-name="Emphasis"><text:span text:style-name="T133">&lt;hr&gt; - </text:span></text:span><text:span text:style-name="Emphasis"><text:span text:style-name="T215">Linha Horizontal.</text:span></text:span></text:p>
      <text:p text:style-name="P194"><text:span text:style-name="Emphasis"><text:span text:style-name="T208"/></text:span></text:p>
      <text:p text:style-name="P194"><text:span text:style-name="Emphasis"><text:span text:style-name="T127">&lt;strong&gt;&lt;/strong&gt; </text:span></text:span><text:span text:style-name="Emphasis"><text:span text:style-name="T208">- Negrito.</text:span></text:span></text:p>
      <text:p text:style-name="P194"><text:span text:style-name="Emphasis"><text:span text:style-name="T208"/></text:span></text:p>
      <text:p text:style-name="P194"><text:span text:style-name="Emphasis"><text:span text:style-name="T127">&lt;em&gt;&lt;/em&gt; - <text:s/></text:span></text:span><text:span text:style-name="Emphasis"><text:span text:style-name="T208">Parece itálico mas tem um comportamento semântico diferente!</text:span></text:span></text:p>
      <text:p text:style-name="P194"><text:span text:style-name="Emphasis"><text:span text:style-name="T208"/></text:span></text:p>
      <text:p text:style-name="P194"><text:span text:style-name="Emphasis"><text:span text:style-name="T127">&lt;ul&gt;&lt;/ul&gt; - </text:span></text:span><text:span text:style-name="Emphasis"><text:span text:style-name="T208">Lista não ordenada.</text:span></text:span></text:p>
      <text:p text:style-name="P194"><text:span text:style-name="Emphasis"><text:span text:style-name="T208"/></text:span></text:p>
      <text:p text:style-name="P194"><text:span text:style-name="Emphasis"><text:span text:style-name="T127">&lt;ol&gt;&lt;/ol&gt; - </text:span></text:span><text:span text:style-name="Emphasis"><text:span text:style-name="T208">Lista ordenada </text:span></text:span><text:span text:style-name="Emphasis"><text:span text:style-name="T210">com números.</text:span></text:span></text:p>
      <text:p text:style-name="P194"><text:span text:style-name="Emphasis"><text:span text:style-name="T208"/></text:span></text:p>
      <text:p text:style-name="P195"><text:span text:style-name="Emphasis"><text:span text:style-name="T128">&lt;li&gt;&lt;/li&gt; - </text:span></text:span><text:span text:style-name="Emphasis"><text:span text:style-name="T209">Representa um item da lista.</text:span></text:span></text:p>
      <text:p text:style-name="P195"><text:span text:style-name="Emphasis"><text:span text:style-name="T209"/></text:span></text:p>
      <text:p text:style-name="P196"><text:span text:style-name="Emphasis"><text:span text:style-name="T129">&lt;img src=”</text:span></text:span><text:span text:style-name="Emphasis"><text:span text:style-name="T279">endereço ou caminho da imagem”&gt; - </text:span></text:span><text:span text:style-name="Emphasis"><text:span text:style-name="T210">Adiciona uma imagem.</text:span></text:span></text:p>
      <text:p text:style-name="P196"><text:span text:style-name="Emphasis"><text:span text:style-name="T279"/></text:span></text:p>
      <text:p text:style-name="P196"><text:span text:style-name="Emphasis"><text:span text:style-name="T129">&lt;img width=”</text:span></text:span><text:span text:style-name="Emphasis"><text:span text:style-name="T279">tamanho </text:span></text:span><text:span text:style-name="Emphasis"><text:span text:style-name="T280">da largura </text:span></text:span><text:span text:style-name="Emphasis"><text:span text:style-name="T279">em pixels”&gt; - </text:span></text:span><text:span text:style-name="Emphasis"><text:span text:style-name="T210">Regula o </text:span></text:span><text:span text:style-name="Emphasis"><text:span text:style-name="T250">largura </text:span></text:span><text:span text:style-name="Emphasis"><text:span text:style-name="T210">da imagem em pixels.</text:span></text:span></text:p>
      <text:p text:style-name="P196"><text:span text:style-name="Emphasis"><text:span text:style-name="T210"/></text:span></text:p>
      <text:p text:style-name="P198"><text:span text:style-name="Emphasis"><text:span text:style-name="T129">&lt;img </text:span></text:span><text:span text:style-name="Emphasis"><text:span text:style-name="T175">heigth</text:span></text:span><text:span text:style-name="Emphasis"><text:span text:style-name="T129">=”</text:span></text:span><text:span text:style-name="Emphasis"><text:span text:style-name="T279">tamanho </text:span></text:span><text:span text:style-name="Emphasis"><text:span text:style-name="T280">da altura </text:span></text:span><text:span text:style-name="Emphasis"><text:span text:style-name="T279">em pixels”&gt; - </text:span></text:span><text:span text:style-name="Emphasis"><text:span text:style-name="T214">Regula altura da imagem</text:span></text:span></text:p>
      <text:p text:style-name="P196"><text:span text:style-name="Emphasis"><text:span text:style-name="T210"/></text:span></text:p>
      <text:p text:style-name="P196"><text:soft-page-break/><text:span text:style-name="Emphasis"><text:span text:style-name="T129">&lt;img alt=”</text:span></text:span><text:span text:style-name="Emphasis"><text:span text:style-name="T279">descrição da imagem</text:span></text:span><text:span text:style-name="Emphasis"><text:span text:style-name="T281">”&gt; - </text:span></text:span><text:span text:style-name="Emphasis"><text:span text:style-name="T210">Adiciona uma descrição pra imagem caso ela não carregue, ou a pessoa não consiga enxergar e queira saber o que é aquela imagem.</text:span></text:span></text:p>
      <text:p text:style-name="P196"><text:span text:style-name="Emphasis"><text:span text:style-name="T210"/></text:span></text:p>
      <text:p text:style-name="P197"><text:span text:style-name="Emphasis"><text:span text:style-name="T130">&lt;a href=”URL”&gt;&lt;/a&gt; </text:span></text:span><text:span text:style-name="Emphasis"><text:span text:style-name="T211">- Cria um link </text:span></text:span><text:span text:style-name="Emphasis"><text:span text:style-name="T130">externo</text:span></text:span><text:span text:style-name="Emphasis"><text:span text:style-name="T211"> para o endereço adicionado como referencia.</text:span></text:span></text:p>
      <text:p text:style-name="P197"><text:span text:style-name="Emphasis"><text:span text:style-name="T211"/></text:span></text:p>
      <text:p text:style-name="P197"><text:span text:style-name="Emphasis"><text:span text:style-name="T130">&lt;li&gt;&lt;a href”</text:span></text:span><text:span text:style-name="Emphasis"><text:span text:style-name="T131">#</text:span></text:span><text:span text:style-name="Emphasis"><text:span text:style-name="T130">id”&gt;&lt;/a&gt;&lt;/li&gt; - </text:span></text:span><text:span text:style-name="Emphasis"><text:span text:style-name="T211">Cria um link </text:span></text:span><text:span text:style-name="Emphasis"><text:span text:style-name="T130">interno, </text:span></text:span><text:span text:style-name="Emphasis"><text:span text:style-name="T211">que leva ao item com a ID de referencia.</text:span></text:span></text:p>
      <text:p text:style-name="P197"><text:span text:style-name="Emphasis"><text:span text:style-name="T130"/></text:span></text:p>
      <text:p text:style-name="P197"><text:span text:style-name="Emphasis"><text:span text:style-name="T130">&lt;a target=”blank”&gt;&lt;/a&gt; - </text:span></text:span><text:span text:style-name="Emphasis"><text:span text:style-name="T211">Abre o link </text:span></text:span><text:span text:style-name="Emphasis"><text:span text:style-name="T212">da referência </text:span></text:span><text:span text:style-name="Emphasis"><text:span text:style-name="T211">em uma nova aba.</text:span></text:span></text:p>
      <text:p text:style-name="P197"><text:span text:style-name="Emphasis"><text:span text:style-name="T130"/></text:span></text:p>
      <text:p text:style-name="P200"><text:span text:style-name="Emphasis"><text:span text:style-name="T132">&lt;center&gt;&lt;/center&gt; - </text:span></text:span><text:span text:style-name="Emphasis"><text:span text:style-name="T213">Centraliza elementos.</text:span></text:span></text:p>
      <text:p text:style-name="P200"><text:span text:style-name="Emphasis"><text:span text:style-name="T213"/></text:span></text:p>
      <text:p text:style-name="P202"><text:span text:style-name="Emphasis"><text:span text:style-name="T135">&lt;ul class=”</text:span></text:span><text:span text:style-name="Emphasis"><text:span text:style-name="T176">list-style</text:span></text:span><text:span text:style-name="Emphasis"><text:span text:style-name="T135">”&gt; - </text:span></text:span><text:span text:style-name="Emphasis"><text:span text:style-name="T217">Cria uma classe para a lista desordenada de nome list style. (Aplica-se também para listas ordenadas.)</text:span></text:span></text:p>
      <text:p text:style-name="P202"><text:span text:style-name="Emphasis"><text:span text:style-name="T217"/></text:span></text:p>
      <text:p text:style-name="P216"><text:span text:style-name="Emphasis"><text:span text:style-name="T146">&lt;span&gt;&lt;/span&gt; - </text:span></text:span><text:span text:style-name="Emphasis"><text:span text:style-name="T226">Altera uma parte do texto </text:span></text:span><text:span text:style-name="Emphasis"><text:span text:style-name="T246">sem precisar alterar o todo</text:span></text:span><text:span text:style-name="Emphasis"><text:span text:style-name="T226">.</text:span></text:span></text:p>
      <text:p text:style-name="P200"><text:span text:style-name="Emphasis"><text:span text:style-name="T213"/></text:span></text:p>
      <text:p text:style-name="P200"><text:span text:style-name="Emphasis"><text:span text:style-name="T213"/></text:span></text:p>
      <text:p text:style-name="P201"><text:span text:style-name="Emphasis"><text:span text:style-name="T287">Primeiros passos do CSS:</text:span></text:span></text:p>
      <text:p text:style-name="P201"><text:span text:style-name="Emphasis"><text:span text:style-name="T287"/></text:span></text:p>
      <text:p text:style-name="P201"><text:span text:style-name="Emphasis"><text:span text:style-name="T134">&lt;style&gt;&lt;/style&gt; - </text:span></text:span><text:span text:style-name="Emphasis"><text:span text:style-name="T216">Coloca-se essa tag no &lt;head&gt;&lt;/head&gt; afim de colocar parâmetros de estilo em um elemento específico:</text:span></text:span></text:p>
      <text:p text:style-name="P201"><text:span text:style-name="Emphasis"><text:span text:style-name="T216"/></text:span></text:p>
      <text:p text:style-name="P203"><text:span text:style-name="Emphasis"><text:span text:style-name="T139">Tags CSS:</text:span></text:span></text:p>
      <text:p text:style-name="P203"><text:span text:style-name="Emphasis"><text:span text:style-name="T139"/></text:span></text:p>
      <text:p text:style-name="P201"><text:span text:style-name="Emphasis"><text:span text:style-name="T134">color</text:span></text:span><text:span text:style-name="Emphasis"><text:span text:style-name="T216">: green; <text:s text:c="2"/>- </text:span></text:span><text:span text:style-name="Emphasis"><text:span text:style-name="T251">Adiciona cor aos caracteres.</text:span></text:span></text:p>
      <text:p text:style-name="P201"><text:span text:style-name="Emphasis"><text:span text:style-name="T251"/></text:span></text:p>
      <text:p text:style-name="P201"><text:span text:style-name="Emphasis"><text:span text:style-name="T134">background-color: rgb(255, 400, 200)</text:span></text:span><text:span text:style-name="Emphasis"><text:span text:style-name="T216">; - </text:span></text:span><text:span text:style-name="Emphasis"><text:span text:style-name="T251">Adiciona cor ao background.</text:span></text:span></text:p>
      <text:p text:style-name="P201"><text:span text:style-name="Emphasis"><text:span text:style-name="T251"/></text:span></text:p>
      <text:p text:style-name="P201"><text:span text:style-name="Emphasis"><text:span text:style-name="T138">Font-family: sans-serif; - </text:span></text:span><text:span text:style-name="Emphasis"><text:span text:style-name="T220">Seta a fonte para sans-serif.</text:span></text:span></text:p>
      <text:p text:style-name="P201"><text:span text:style-name="Emphasis"><text:span text:style-name="T220"/></text:span></text:p>
      <text:p text:style-name="P201"><text:span text:style-name="Emphasis"><text:span text:style-name="T138">font-size: 20px; - </text:span></text:span><text:span text:style-name="Emphasis"><text:span text:style-name="T220">Seta as fontes pra um tamanho de 20px.</text:span></text:span></text:p>
      <text:p text:style-name="P201"><text:span text:style-name="Emphasis"><text:span text:style-name="T220"/></text:span></text:p>
      <text:p text:style-name="P201"><text:span text:style-name="Emphasis"><text:span text:style-name="T139">font-weight: bold – </text:span></text:span><text:span text:style-name="Emphasis"><text:span text:style-name="T221">Seta os caracteres para negrito.</text:span></text:span></text:p>
      <text:p text:style-name="P201"><text:span text:style-name="Emphasis"><text:span text:style-name="T221"/></text:span></text:p>
      <text:p text:style-name="P201"><text:span text:style-name="Emphasis"><text:span text:style-name="T139">font-style: italic – </text:span></text:span><text:span text:style-name="Emphasis"><text:span text:style-name="T221">Seta os caracteres para itálico.</text:span></text:span></text:p>
      <text:p text:style-name="P201"><text:span text:style-name="Emphasis"><text:span text:style-name="T221"/></text:span></text:p>
      <text:p text:style-name="P201"><text:span text:style-name="Emphasis"><text:span text:style-name="T136">border-color: blue; <text:s/>- </text:span></text:span><text:span text:style-name="Emphasis"><text:span text:style-name="T218">Seta a </text:span></text:span><text:span text:style-name="Emphasis"><text:span text:style-name="T221">borda da </text:span></text:span><text:span text:style-name="Emphasis"><text:span text:style-name="T218">linha horizonta</text:span></text:span><text:span text:style-name="Emphasis"><text:span text:style-name="T221">l</text:span></text:span><text:span text:style-name="Emphasis"><text:span text:style-name="T218">.</text:span></text:span></text:p>
      <text:p text:style-name="P201"><text:span text:style-name="Emphasis"><text:span text:style-name="T218"/></text:span></text:p>
      <text:p text:style-name="P201"><text:span text:style-name="Emphasis"><text:span text:style-name="T137">Border-width: 2mm – </text:span></text:span><text:span text:style-name="Emphasis"><text:span text:style-name="T219">Ajusta grossura da linha.</text:span></text:span></text:p>
      <text:p text:style-name="P201"><text:span text:style-name="Emphasis"><text:span text:style-name="T219"/></text:span></text:p>
      <text:p text:style-name="P208"><text:span text:style-name="Emphasis"><text:span text:style-name="T142">Border-style – </text:span></text:span><text:span text:style-name="Emphasis"><text:span text:style-name="T223">Altera estila da borda </text:span></text:span><text:span text:style-name="Emphasis"><text:span text:style-name="T225">e faz com que ela apareça.</text:span></text:span></text:p>
      <text:p text:style-name="P208"><text:span text:style-name="Emphasis"><text:span text:style-name="T223"/></text:span></text:p>
      <text:p text:style-name="P208"><text:span text:style-name="Emphasis"><text:span text:style-name="T142">border-radius – </text:span></text:span><text:span text:style-name="Emphasis"><text:span text:style-name="T223">Altera o raio da borda ( fotos redondas)</text:span></text:span></text:p>
      <text:p text:style-name="P201"><text:span text:style-name="Emphasis"><text:span text:style-name="T219"/></text:span></text:p>
      <text:p text:style-name="P204"><text:span text:style-name="Emphasis"><text:span text:style-name="T283">Line-height: 20px – A</text:span></text:span><text:span text:style-name="Emphasis"><text:span text:style-name="T252">justa o espaçamento entre linhas.</text:span></text:span></text:p>
      <text:p text:style-name="P204"><text:span text:style-name="Emphasis"><text:span text:style-name="T252"/></text:span></text:p>
      <text:p text:style-name="P205"><text:span text:style-name="Emphasis"><text:span text:style-name="T177">text-align: center; - </text:span></text:span><text:span text:style-name="Emphasis"><text:span text:style-name="T253">Ajusta a formatação do texto.</text:span></text:span></text:p>
      <text:p text:style-name="P205"><text:span text:style-name="Emphasis"><text:span text:style-name="T253"/></text:span></text:p>
      <text:p text:style-name="P205"><text:span text:style-name="Emphasis"><text:span text:style-name="T177">text-decoration: underline; - </text:span></text:span><text:span text:style-name="Emphasis"><text:span text:style-name="T253">Sublinha todo o texto.</text:span></text:span></text:p>
      <text:p text:style-name="P205"><text:span text:style-name="Emphasis"><text:span text:style-name="T253"/></text:span></text:p>
      <text:p text:style-name="P213"><text:span text:style-name="Emphasis"><text:span text:style-name="T179">List-style-type: circle – </text:span></text:span><text:span text:style-name="Emphasis"><text:span text:style-name="T254">Muda estilo do ponto da lista.</text:span></text:span></text:p>
      <text:p text:style-name="P213"><text:span text:style-name="Emphasis"><text:span text:style-name="T254"/></text:span></text:p>
      <text:p text:style-name="P210"><text:soft-page-break/><text:span text:style-name="Emphasis"><text:span text:style-name="T180">Padding: 15px 30px – </text:span></text:span><text:span text:style-name="Emphasis"><text:span text:style-name="T255">Adiciona preenchimento.</text:span></text:span></text:p>
      <text:p text:style-name="P202"><text:span text:style-name="Emphasis"><text:span text:style-name="T217"/></text:span></text:p>
      <text:p text:style-name="P214"><text:span text:style-name="Emphasis"><text:span text:style-name="T144">Text-decoration: none – </text:span></text:span><text:span text:style-name="Emphasis"><text:span text:style-name="T224">Retira sublinhado de links</text:span></text:span></text:p>
      <text:p text:style-name="P214"><text:span text:style-name="Emphasis"><text:span text:style-name="T224"/></text:span></text:p>
      <text:p text:style-name="P215"><text:span text:style-name="Emphasis"><text:span text:style-name="T145">display: inline – </text:span></text:span><text:span text:style-name="Emphasis"><text:span text:style-name="T225">Mostra todos os elementos em linha.</text:span></text:span></text:p>
      <text:p text:style-name="P215"><text:span text:style-name="Emphasis"><text:span text:style-name="T225"/></text:span></text:p>
      <text:p text:style-name="P216"><text:span text:style-name="Emphasis"><text:span text:style-name="T147">Overflow: auto – </text:span></text:span><text:span text:style-name="Emphasis"><text:span text:style-name="T227">Scroll parar ver elementos que passaram das especificaçoes de tamanho.</text:span></text:span></text:p>
      <text:p text:style-name="P216"><text:span text:style-name="Emphasis"><text:span text:style-name="T227"/></text:span></text:p>
      <text:p text:style-name="P217"><text:span text:style-name="Emphasis"><text:span text:style-name="T148">Z-index – </text:span></text:span><text:span text:style-name="Emphasis"><text:span text:style-name="T228">Index de posicionamento de imagem.</text:span></text:span></text:p>
      <text:p text:style-name="P217"><text:span text:style-name="Emphasis"><text:span text:style-name="T228"/></text:span></text:p>
      <text:p text:style-name="P218"><text:span text:style-name="Emphasis"><text:span text:style-name="T149">Li:hover – </text:span></text:span><text:span text:style-name="Emphasis"><text:span text:style-name="T229">Pseudoclasse, para fazer algo quando passar o mouse por cima.</text:span></text:span></text:p>
      <text:p text:style-name="P218"><text:span text:style-name="Emphasis"><text:span text:style-name="T229"/></text:span></text:p>
      <text:p text:style-name="P219"><text:span text:style-name="Emphasis"><text:span text:style-name="T149">Li:</text:span></text:span><text:span text:style-name="Emphasis"><text:span text:style-name="T150">active</text:span></text:span><text:span text:style-name="Emphasis"><text:span text:style-name="T149"> – </text:span></text:span><text:span text:style-name="Emphasis"><text:span text:style-name="T229">Pseudoclasse, para fazer algo quando </text:span></text:span><text:span text:style-name="Emphasis"><text:span text:style-name="T230">clicar no item.</text:span></text:span></text:p>
      <text:p text:style-name="P219"><text:span text:style-name="Emphasis"><text:span text:style-name="T230"/></text:span></text:p>
      <text:p text:style-name="P220"><text:span text:style-name="Emphasis"><text:span text:style-name="T151">Vertical-align: top – </text:span></text:span><text:span text:style-name="Emphasis"><text:span text:style-name="T231">Alinha conteúdo na parte de cima.</text:span></text:span></text:p>
      <text:p text:style-name="P220"><text:span text:style-name="Emphasis"><text:span text:style-name="T231"/></text:span></text:p>
      <text:p text:style-name="P221"><text:span text:style-name="Emphasis"><text:span text:style-name="T152">Float: left – </text:span></text:span><text:span text:style-name="Emphasis"><text:span text:style-name="T232">permite que tenha conteúdo do lado direito.</text:span></text:span></text:p>
      <text:p text:style-name="P214"><text:span text:style-name="Emphasis"><text:span text:style-name="T224"/></text:span></text:p>
      <text:p text:style-name="P206"><text:span text:style-name="Emphasis"><text:span text:style-name="T140">OBS: Também é possível adicionar </text:span></text:span><text:span text:style-name="Emphasis"><text:span text:style-name="T178">propriedades CSS </text:span></text:span><text:span text:style-name="Emphasis"><text:span text:style-name="T140">dentro das tags, no formato style=”background-color: green; font-family: sans-seriff”.</text:span></text:span></text:p>
      <text:p text:style-name="P206"><text:span text:style-name="Emphasis"><text:span text:style-name="T140"/></text:span></text:p>
      <text:p text:style-name="P207"><text:span text:style-name="Emphasis"><text:span text:style-name="T141">Para não copiar a tag &lt;style&gt;&lt;/style</text:span></text:span><text:span text:style-name="Emphasis"><text:span text:style-name="T222">&gt; </text:span></text:span><text:span text:style-name="Emphasis"><text:span text:style-name="T141">em todas as páginas do site que você criar, é possível inserir essas informações num arquivo “style.css” e fazer o link por meio da tag &lt;link rel=”stylesheet” type=”text/css” href=”style.css”.</text:span></text:span></text:p>
      <text:p text:style-name="P209"><text:span text:style-name="Emphasis"><text:span text:style-name="T220"/></text:span></text:p>
      <text:p text:style-name="P210"><text:span text:style-name="Emphasis"><text:span text:style-name="T143">Efeito Zoom em fotos: </text:span></text:span><text:span text:style-name="Emphasis"><text:span text:style-name="Source_20_Text"><text:span text:style-name="T342">.</text:span></text:span></text:span></text:p>
      <text:p text:style-name="P210"><text:span text:style-name="Source_20_Text"><text:span text:style-name="T342"/></text:span></text:p>
      <text:p text:style-name="Preformatted_20_Text"><text:span text:style-name="Source_20_Text"><text:span text:style-name="T193">img-container img{</text:span></text:span></text:p>
      <text:p text:style-name="Preformatted_20_Text"><text:span text:style-name="Source_20_Text"><text:span text:style-name="T193"><text:s text:c="3"/>-webkit-transition: -webkit-transform .5s ease;</text:span></text:span></text:p>
      <text:p text:style-name="Preformatted_20_Text"><text:span text:style-name="Source_20_Text"><text:span text:style-name="T193"><text:s text:c="3"/>transition: transform .5s ease;</text:span></text:span></text:p>
      <text:p text:style-name="Preformatted_20_Text"><text:span text:style-name="Source_20_Text"><text:span text:style-name="T193">}</text:span></text:span></text:p>
      <text:p text:style-name="P211"/>
      <text:p text:style-name="Preformatted_20_Text"><text:span text:style-name="Source_20_Text"><text:span text:style-name="T193">.img-container:hover img{</text:span></text:span></text:p>
      <text:p text:style-name="Preformatted_20_Text"><text:span text:style-name="Source_20_Text"><text:span text:style-name="T193"><text:s text:c="3"/>-webkit-transform: scale(1.1);</text:span></text:span></text:p>
      <text:p text:style-name="Preformatted_20_Text"><text:span text:style-name="Source_20_Text"><text:span text:style-name="T193"><text:s text:c="3"/>transform: scale(1.1);</text:span></text:span></text:p>
      <text:p text:style-name="Preformatted_20_Text"><text:span text:style-name="Source_20_Text"><text:span text:style-name="T193">}</text:span></text:span></text:p>
      <text:p text:style-name="Preformatted_20_Text"><text:span text:style-name="Emphasis"/></text:p>
      <text:p text:style-name="Preformatted_20_Text"><text:span text:style-name="Emphasis"/></text:p>
      <text:p text:style-name="P222"><text:span text:style-name="Emphasis"><text:span text:style-name="T288">Tags semânicas HTML</text:span></text:span></text:p>
      <text:p text:style-name="P222"><text:span text:style-name="Emphasis"><text:span text:style-name="T288"/></text:span></text:p>
      <text:p text:style-name="P22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pan text:style-name="Emphasis"><text:span text:style-name="T288"/></text:span></text:p>
      <text:p text:style-name="P222"><text:soft-page-break/><text:span text:style-name="Emphasis"><text:span text:style-name="T288"/></text:span></text:p>
      <text:p text:style-name="P222"><text:span text:style-name="Emphasis"><text:span text:style-name="T153">&lt;header&gt;&lt;/header&gt; - </text:span></text:span><text:span text:style-name="Emphasis"><text:span text:style-name="T233">Tag para cabeçalhos</text:span></text:span></text:p>
      <text:p text:style-name="P222"><text:span text:style-name="Emphasis"><text:span text:style-name="T233"/></text:span></text:p>
      <text:p text:style-name="P222"><text:span text:style-name="Emphasis"><text:span text:style-name="T153">&lt;nav&gt;&lt;/nav&gt; - </text:span></text:span><text:span text:style-name="Emphasis"><text:span text:style-name="T233">Links de Navegação</text:span></text:span></text:p>
      <text:p text:style-name="P222"><text:span text:style-name="Emphasis"><text:span text:style-name="T233"/></text:span></text:p>
      <text:p text:style-name="P222"><text:span text:style-name="Emphasis"><text:span text:style-name="T153">&lt;article&gt;&lt;/article&gt; - </text:span></text:span><text:span text:style-name="Emphasis"><text:span text:style-name="T233">Utilizar em conteúdos auto contido</text:span></text:span></text:p>
      <text:p text:style-name="P222"><text:span text:style-name="Emphasis"><text:span text:style-name="T153"/></text:span></text:p>
      <text:p text:style-name="P222"><text:span text:style-name="Emphasis"><text:span text:style-name="T153">&lt;main&gt;&lt;/main&gt; - </text:span></text:span><text:span text:style-name="Emphasis"><text:span text:style-name="T233">Informações principais da pagina</text:span></text:span></text:p>
      <text:p text:style-name="P222"><text:span text:style-name="Emphasis"><text:span text:style-name="T233"/></text:span></text:p>
      <text:p text:style-name="P222"><text:span text:style-name="Emphasis"><text:span text:style-name="T153">&lt;section&gt;&lt;/section&gt; - </text:span></text:span><text:span text:style-name="Emphasis"><text:span text:style-name="T233">Tag pra uma seção</text:span></text:span></text:p>
      <text:p text:style-name="P222"><text:span text:style-name="Emphasis"><text:span text:style-name="T233"/></text:span></text:p>
      <text:p text:style-name="P222"><text:span text:style-name="Emphasis"><text:span text:style-name="T233">&lt;</text:span></text:span><text:span text:style-name="Emphasis"><text:span text:style-name="T153">aside&gt;&lt;/aside&gt; - </text:span></text:span><text:span text:style-name="Emphasis"><text:span text:style-name="T233">Tag para barra lateral</text:span></text:span></text:p>
      <text:p text:style-name="P222"><text:span text:style-name="Emphasis"><text:span text:style-name="T233"/></text:span></text:p>
      <text:p text:style-name="P222"><text:span text:style-name="Emphasis"><text:span text:style-name="T153">&lt;footer&gt;&lt;/footer&gt; - </text:span></text:span><text:span text:style-name="Emphasis"><text:span text:style-name="T233">Rodapé.</text:span></text:span></text:p>
      <text:p text:style-name="P222"><text:span text:style-name="Emphasis"><text:span text:style-name="T233"/></text:span></text:p>
      <text:p text:style-name="P240"><text:span text:style-name="Emphasis"><text:span text:style-name="T171">&lt;button onclick=”function;”&gt;&lt;/button&gt; - </text:span></text:span><text:span text:style-name="Emphasis"><text:span text:style-name="T248">Cria um botão e executa a função ao clickar.</text:span></text:span></text:p>
      <text:p text:style-name="P240"><text:span text:style-name="Emphasis"><text:span text:style-name="T248"/></text:span></text:p>
      <text:p text:style-name="P241"><text:span text:style-name="Emphasis"><text:span text:style-name="T172">&lt;input type=text </text:span></text:span><text:span text:style-name="Emphasis"><text:span text:style-name="T173">placehoder = “letras de fundo”</text:span></text:span><text:span text:style-name="Emphasis"><text:span text:style-name="T172">&gt; - </text:span></text:span><text:span text:style-name="Emphasis"><text:span text:style-name="T249">Cria uma barra de escrita.</text:span></text:span></text:p>
      <text:p text:style-name="P222"><text:span text:style-name="Emphasis"><text:span text:style-name="T233"/></text:span></text:p>
      <text:p text:style-name="P223"><text:span text:style-name="Emphasis"><text:span text:style-name="T154">Site com lista de tags semânticas:</text:span></text:span></text:p>
      <text:p text:style-name="P222"><text:span text:style-name="Emphasis"><text:span text:style-name="T233"/></text:span></text:p>
      <text:p text:style-name="P222"><text:a xlink:type="simple" xlink:href="https://htmlreference.io/" text:style-name="Internet_20_link" text:visited-style-name="Visited_20_Internet_20_Link"><text:span text:style-name="Emphasis"><text:span text:style-name="T233">https://htmlreference.io/</text:span></text:span></text:a></text:p>
      <text:p text:style-name="P222"><text:span text:style-name="Emphasis"><text:span text:style-name="T233"/></text:span></text:p>
      <text:p text:style-name="P230"><text:span text:style-name="Emphasis"><text:span text:style-name="T233"/></text:span></text:p>
      <text:p text:style-name="P225"><text:span text:style-name="Emphasis"><text:span text:style-name="T289">Bloco 4 – Introdução a Javascript e à Lógica de Programação</text:span></text:span></text:p>
      <text:p text:style-name="P224"><text:span text:style-name="Emphasis"><text:span text:style-name="T289"/></text:span></text:p>
      <text:p text:style-name="P224"><text:span text:style-name="Emphasis"><text:span text:style-name="T291">Javascript – Primeiros passos:</text:span></text:span></text:p>
      <text:p text:style-name="P224"><text:span text:style-name="Emphasis"><text:span text:style-name="T291"/></text:span></text:p>
      <text:p text:style-name="P224"><text:span text:style-name="Emphasis"><text:span text:style-name="T155">let – </text:span></text:span><text:span text:style-name="Emphasis"><text:span text:style-name="T236">Consegue reatribuir valor quantas vezes precisar</text:span></text:span><text:span text:style-name="Emphasis"><text:span text:style-name="T234">.</text:span></text:span></text:p>
      <text:p text:style-name="P224"><text:span text:style-name="Emphasis"><text:span text:style-name="T234"/></text:span></text:p>
      <text:p text:style-name="P232"><text:span text:style-name="Emphasis"><text:span text:style-name="T157">Const – </text:span></text:span><text:span text:style-name="Emphasis"><text:span text:style-name="T236">Variável que não consegue ter valor reatribuido.</text:span></text:span></text:p>
      <text:p text:style-name="P231"><text:span text:style-name="Emphasis"><text:span text:style-name="T156"/></text:span></text:p>
      <text:p text:style-name="P231"><text:span text:style-name="Emphasis"><text:span text:style-name="T156">console.log() - </text:span></text:span><text:span text:style-name="Emphasis"><text:span text:style-name="T235">Mostra algum item no console.</text:span></text:span></text:p>
      <text:p text:style-name="P231"><text:span text:style-name="Emphasis"><text:span text:style-name="T235"/></text:span></text:p>
      <text:p text:style-name="P234"><text:span text:style-name="Emphasis"><text:span text:style-name="T159">break – </text:span></text:span><text:span text:style-name="Emphasis"><text:span text:style-name="T238">Para o switch case.</text:span></text:span></text:p>
      <text:p text:style-name="P234"><text:span text:style-name="Emphasis"><text:span text:style-name="T238"/></text:span></text:p>
      <text:p text:style-name="P235"><text:span text:style-name="Emphasis"><text:span text:style-name="T161">Typeof – </text:span></text:span><text:span text:style-name="Emphasis"><text:span text:style-name="T240">Tipo da variável</text:span></text:span></text:p>
      <text:p text:style-name="P235"><text:span text:style-name="Emphasis"><text:span text:style-name="T240"/></text:span></text:p>
      <text:p text:style-name="P235"><text:span text:style-name="Emphasis"><text:span text:style-name="T161">alert – </text:span></text:span><text:span text:style-name="Emphasis"><text:span text:style-name="T240">Um alerta no navegador.</text:span></text:span></text:p>
      <text:p text:style-name="P234"><text:span text:style-name="Emphasis"><text:span text:style-name="T238"/></text:span></text:p>
      <text:p text:style-name="P234"><text:span text:style-name="Emphasis"><text:span text:style-name="T158">If ( </text:span></text:span><text:span text:style-name="Emphasis"><text:span text:style-name="T237">condição){s</text:span></text:span></text:p>
      <text:p text:style-name="P233"><text:span text:style-name="Emphasis"><text:span text:style-name="T237"/></text:span></text:p>
      <text:p text:style-name="P233"><text:span text:style-name="Emphasis"><text:span text:style-name="T237">}</text:span></text:span><text:span text:style-name="Emphasis"><text:span text:style-name="T158">else </text:span></text:span><text:span text:style-name="Emphasis"><text:span text:style-name="T160">if (</text:span></text:span><text:span text:style-name="Emphasis"><text:span text:style-name="T239">condição</text:span></text:span><text:span text:style-name="Emphasis"><text:span text:style-name="T160">)</text:span></text:span><text:span text:style-name="Emphasis"><text:span text:style-name="T158"> {</text:span></text:span></text:p>
      <text:p text:style-name="P233"><text:span text:style-name="Emphasis"><text:span text:style-name="T158"/></text:span></text:p>
      <text:p text:style-name="P233"><text:span text:style-name="Emphasis"><text:span text:style-name="T158">}</text:span></text:span><text:span text:style-name="Emphasis"><text:span text:style-name="T160">else{</text:span></text:span></text:p>
      <text:p text:style-name="P233"><text:span text:style-name="Emphasis"><text:span text:style-name="T160"/></text:span></text:p>
      <text:p text:style-name="P234"><text:span text:style-name="Emphasis"><text:span text:style-name="T160">}</text:span></text:span></text:p>
      <text:p text:style-name="P234"><text:span text:style-name="Emphasis"><text:span text:style-name="T160">switch(</text:span></text:span><text:span text:style-name="Emphasis"><text:span text:style-name="T239">variável</text:span></text:span><text:span text:style-name="Emphasis"><text:span text:style-name="T160">){</text:span></text:span></text:p>
      <text:p text:style-name="P234"><text:soft-page-break/><text:span text:style-name="Emphasis"><text:span text:style-name="T160">case 1:</text:span></text:span></text:p>
      <text:p text:style-name="P234"><text:span text:style-name="Emphasis"><text:span text:style-name="T160"/></text:span></text:p>
      <text:p text:style-name="P234"><text:span text:style-name="Emphasis"><text:span text:style-name="T160">case 2:</text:span></text:span></text:p>
      <text:p text:style-name="P234"><text:span text:style-name="Emphasis"><text:span text:style-name="T160"/></text:span></text:p>
      <text:p text:style-name="P234"><text:span text:style-name="Emphasis"><text:span text:style-name="T160">case 3:</text:span></text:span></text:p>
      <text:p text:style-name="P234"><text:span text:style-name="Emphasis"><text:span text:style-name="T160"/></text:span></text:p>
      <text:p text:style-name="P236"><text:span text:style-name="Emphasis"><text:span text:style-name="T162">default:</text:span></text:span></text:p>
      <text:p text:style-name="P236"><text:span text:style-name="Emphasis"><text:span text:style-name="T162"/></text:span></text:p>
      <text:p text:style-name="P234"><text:span text:style-name="Emphasis"><text:span text:style-name="T160">}</text:span></text:span></text:p>
      <text:p text:style-name="P234"><text:span text:style-name="Emphasis"><text:span text:style-name="T160"/></text:span></text:p>
      <text:p text:style-name="P237"><text:span text:style-name="Emphasis"><text:span text:style-name="T292">Javascript – Array e Loop For</text:span></text:span></text:p>
      <text:p text:style-name="P234"><text:span text:style-name="Emphasis"><text:span text:style-name="T163"/></text:span></text:p>
      <text:p text:style-name="P234"><text:span text:style-name="Emphasis"><text:span text:style-name="T163">.</text:span></text:span><text:span text:style-name="Emphasis"><text:span text:style-name="T164">push(</text:span></text:span><text:span text:style-name="Emphasis"><text:span text:style-name="T165">elemento</text:span></text:span><text:span text:style-name="Emphasis"><text:span text:style-name="T164">)– </text:span></text:span><text:span text:style-name="Emphasis"><text:span text:style-name="T241">Coloca um elemento ao final do array</text:span></text:span></text:p>
      <text:p text:style-name="P234"><text:span text:style-name="Emphasis"><text:span text:style-name="T241"/></text:span></text:p>
      <text:p text:style-name="P237"><text:span text:style-name="Emphasis"><text:span text:style-name="T164">array[3] = elemento – </text:span></text:span><text:span text:style-name="Emphasis"><text:span text:style-name="T241">Adiciona o elemento na posição 3 do array</text:span></text:span></text:p>
      <text:p text:style-name="P237"><text:span text:style-name="Emphasis"><text:span text:style-name="T241"/></text:span></text:p>
      <text:p text:style-name="P237"><text:span text:style-name="Emphasis"><text:span text:style-name="T164">.lengh – </text:span></text:span><text:span text:style-name="Emphasis"><text:span text:style-name="T241">Mostra o tamanho do array</text:span></text:span></text:p>
      <text:p text:style-name="P237"><text:span text:style-name="Emphasis"><text:span text:style-name="T241"/></text:span></text:p>
      <text:p text:style-name="P237"><text:span text:style-name="Emphasis"><text:span text:style-name="T164">.sort – </text:span></text:span><text:span text:style-name="Emphasis"><text:span text:style-name="T241">Organiza o array em ordem alfabética</text:span></text:span></text:p>
      <text:p text:style-name="P237"><text:span text:style-name="Emphasis"><text:span text:style-name="T241"/></text:span></text:p>
      <text:p text:style-name="P237"><text:span text:style-name="Emphasis"><text:span text:style-name="T164">.</text:span></text:span><text:span text:style-name="Emphasis"><text:span text:style-name="T165">unshift(elemento) - </text:span></text:span><text:span text:style-name="Emphasis"><text:span text:style-name="T242">Adiciona um elemento no inicio do array.</text:span></text:span></text:p>
      <text:p text:style-name="P237"><text:span text:style-name="Emphasis"><text:span text:style-name="T242"/></text:span></text:p>
      <text:p text:style-name="P237"><text:span text:style-name="Emphasis"><text:span text:style-name="T165">.pop() - </text:span></text:span><text:span text:style-name="Emphasis"><text:span text:style-name="T242">Remove o ultimo elemento do Array</text:span></text:span></text:p>
      <text:p text:style-name="P237"><text:span text:style-name="Emphasis"><text:span text:style-name="T242"/></text:span></text:p>
      <text:p text:style-name="P237"><text:span text:style-name="Emphasis"><text:span text:style-name="T165">.shift() - </text:span></text:span><text:span text:style-name="Emphasis"><text:span text:style-name="T242">Remove o primeiro elemento do array.</text:span></text:span></text:p>
      <text:p text:style-name="P237"><text:span text:style-name="Emphasis"><text:span text:style-name="T242"/></text:span></text:p>
      <text:p text:style-name="P237"><text:span text:style-name="Emphasis"><text:span text:style-name="T165">.</text:span></text:span><text:span text:style-name="Emphasis"><text:span text:style-name="T166">indexOf(elemento) – </text:span></text:span><text:span text:style-name="Emphasis"><text:span text:style-name="T243">Procura indice de um elemento no array</text:span></text:span></text:p>
      <text:p text:style-name="P237"><text:span text:style-name="Emphasis"><text:span text:style-name="T243"/></text:span></text:p>
      <text:p text:style-name="P237"><text:span text:style-name="Emphasis"><text:span text:style-name="T166">.</text:span></text:span><text:span text:style-name="Emphasis"><text:span text:style-name="T170">toUpperCase = </text:span></text:span><text:span text:style-name="Emphasis"><text:span text:style-name="T247">Transforma toda string pra letras maiúsculas.</text:span></text:span></text:p>
      <text:p text:style-name="P237"><text:span text:style-name="Emphasis"><text:span text:style-name="T247"/></text:span></text:p>
      <text:p text:style-name="P237"><text:span text:style-name="Emphasis"><text:span text:style-name="T170">.toLowerCase = </text:span></text:span><text:span text:style-name="Emphasis"><text:span text:style-name="T247">Transforma toda string pra letras minúsculas.</text:span></text:span></text:p>
      <text:p text:style-name="P237"><text:span text:style-name="Emphasis"><text:span text:style-name="T243"/></text:span></text:p>
      <text:p text:style-name="Standard"><text:span text:style-name="Emphasis"><text:span text:style-name="T12">for(let name of names){ <text:s/>- </text:span></text:span><text:span text:style-name="Emphasis"><text:span text:style-name="T5">Formato do for/of.</text:span></text:span></text:p>
      <text:p text:style-name="P2">console.log(name);</text:p>
      <text:p text:style-name="P2">}</text:p>
      <text:p text:style-name="P237"><text:span text:style-name="Emphasis"><text:span text:style-name="T243"/></text:span></text:p>
      <text:p text:style-name="P238"><text:span text:style-name="Emphasis"><text:span text:style-name="T168">Math.radom() - </text:span></text:span><text:span text:style-name="Emphasis"><text:span text:style-name="T245">Dá um numero aleatorio entre 0 e 1.</text:span></text:span></text:p>
      <text:p text:style-name="P238"><text:span text:style-name="Emphasis"><text:span text:style-name="T245"/></text:span></text:p>
      <text:p text:style-name="P237"><text:span text:style-name="Emphasis"><text:span text:style-name="T167">Math</text:span></text:span><text:span text:style-name="Emphasis"><text:span text:style-name="T166">.</text:span></text:span><text:span text:style-name="Emphasis"><text:span text:style-name="T167">floor</text:span></text:span><text:span text:style-name="Emphasis"><text:span text:style-name="T169">()</text:span></text:span><text:span text:style-name="Emphasis"><text:span text:style-name="T167"> – </text:span></text:span><text:span text:style-name="Emphasis"><text:span text:style-name="T244">Arrendonda pra baixo.</text:span></text:span></text:p>
      <text:p text:style-name="P237"><text:span text:style-name="Emphasis"><text:span text:style-name="T244"/></text:span></text:p>
      <text:p text:style-name="P237"><text:span text:style-name="Emphasis"><text:span text:style-name="T167">Math.ceil</text:span></text:span><text:span text:style-name="Emphasis"><text:span text:style-name="T169">()</text:span></text:span><text:span text:style-name="Emphasis"><text:span text:style-name="T167"> – </text:span></text:span><text:span text:style-name="Emphasis"><text:span text:style-name="T244">Arredonda pra cima.</text:span></text:span></text:p>
      <text:p text:style-name="P237"><text:span text:style-name="Emphasis"><text:span text:style-name="T244"/></text:span></text:p>
      <text:p text:style-name="P239"><text:span text:style-name="Emphasis"><text:span text:style-name="T293">Javascript – Objetos e Funções</text:span></text:span></text:p>
      <text:p text:style-name="P239"><text:span text:style-name="Emphasis"><text:span text:style-name="T293"/></text:span></text:p>
      <text:p text:style-name="Preformatted_20_Text"><text:span text:style-name="Source_20_Text"><text:span text:style-name="T267">let car = {</text:span></text:span></text:p>
      <text:p text:style-name="Preformatted_20_Text"><text:span text:style-name="Source_20_Text"><text:span text:style-name="T267"/></text:span></text:p>
      <text:p text:style-name="Preformatted_20_Text"><text:span text:style-name="Source_20_Text"><text:span text:style-name="T267"><text:s text:c="2"/>type: 'Fiat',</text:span></text:span></text:p>
      <text:p text:style-name="Preformatted_20_Text"><text:span text:style-name="Source_20_Text"><text:span text:style-name="T267"><text:s text:c="2"/>model: '500',</text:span></text:span></text:p>
      <text:p text:style-name="Preformatted_20_Text"><text:span text:style-name="Source_20_Text"><text:span text:style-name="T267"><text:s text:c="2"/>color: 'white',</text:span></text:span></text:p>
      <text:p text:style-name="Preformatted_20_Text"><text:span text:style-name="Source_20_Text"><text:span text:style-name="T267"/></text:span></text:p>
      <text:p text:style-name="Preformatted_20_Text"><text:span text:style-name="Source_20_Text"><text:span text:style-name="T267">};</text:span></text:span></text:p>
      <text:p text:style-name="Preformatted_20_Text"><text:soft-page-break/><text:span text:style-name="Source_20_Text"><text:span text:style-name="T267"/></text:span></text:p>
      <text:p text:style-name="Standard"><text:span text:style-name="Source_20_Text"><text:span text:style-name="T298">Como acessar informação do objeto: car.type / car[‘type’]</text:span></text:span></text:p>
      <text:p text:style-name="P153"/>
      <text:p text:style-name="P153">Como adicionar uma nova informação: <text:s/>car[‘nome da propriedade’] = informação a ser add.</text:p>
      <text:p text:style-name="P153"/>
      <text:p text:style-name="P153"><text:span text:style-name="T12">.split()</text:span> - Transforma a string em array</text:p>
      <text:p text:style-name="P153"/>
      <text:p text:style-name="P153"><text:span text:style-name="T12">.reverse()</text:span> - Inverte um array</text:p>
      <text:p text:style-name="P153"><text:span text:style-name="T12">.join()</text:span> - Transforma um array em string</text:p>
      <text:p text:style-name="P153"/>
      <text:p text:style-name="P153"><text:span text:style-name="T12">Math.abs</text:span><text:span text:style-name="T15">()</text:span><text:span text:style-name="T12"> </text:span>– Numero absoluto</text:p>
      <text:p text:style-name="P153"/>
      <text:p text:style-name="P161">Math.max(...array) – <text:span text:style-name="T1">Maior número dentro do array</text:span></text:p>
      <text:p text:style-name="P153"/>
      <text:p text:style-name="P153"><text:span text:style-name="T12">parseInt</text:span><text:span text:style-name="T15">()</text:span> – Transforma numero string em in</text:p>
      <text:p text:style-name="P153"/>
      <text:p text:style-name="P159">.toFixed(<text:span text:style-name="T1">num de casas decimais</text:span>) – <text:span text:style-name="T1">Regula a quantidade de casas decimais de um numero.</text:span></text:p>
      <text:p text:style-name="P154"/>
      <text:p text:style-name="P161">Array.filter(elem =&gt; elem === 2) – <text:span text:style-name="T1">Adiciona o elemento do array que atender as condições em um novo array.</text:span></text:p>
      <text:p text:style-name="P154"/>
      <text:p text:style-name="P159">‘<text:span text:style-name="T343">\n’ – </text:span><text:span text:style-name="T6">Quebra de linha dentro do console.</text:span></text:p>
      <text:p text:style-name="P155"/>
      <text:p text:style-name="Standard"><text:span text:style-name="Source_20_Text"><text:span text:style-name="T336">.sort(function(a, b) {return a – b;}) - </text:span></text:span><text:span text:style-name="Source_20_Text"><text:span text:style-name="T339">Organiza Array de números em ordem crescente.</text:span></text:span></text:p>
      <text:p text:style-name="Standard"><text:span text:style-name="Source_20_Text"><text:span text:style-name="T339"/></text:span></text:p>
      <text:p text:style-name="Standard"><text:span text:style-name="Source_20_Text"><text:span text:style-name="T338">array</text:span></text:span><text:span text:style-name="Source_20_Text"><text:span text:style-name="T337">.</text:span></text:span><text:span text:style-name="Source_20_Text"><text:span text:style-name="T338">includes(‘toucinho’) – </text:span></text:span><text:span text:style-name="Source_20_Text"><text:span text:style-name="T340">Retorna true ou false caso tenha a ocorrencia da string no array</text:span></text:span></text:p>
      <text:p text:style-name="Standard"><text:span text:style-name="Source_20_Text"><text:span text:style-name="T339"/></text:span></text:p>
      <text:p text:style-name="P160">Notação do regex:</text:p>
      <text:p text:style-name="P157"/>
      <text:p text:style-name="P160">/\d/<text:span text:style-name="T345">g</text:span><text:span text:style-name="T7">- </text:span><text:span text:style-name="T1"><text:s/>pra pegar </text:span><text:span text:style-name="T7">todos</text:span><text:span text:style-name="T1"> numeros</text:span></text:p>
      <text:p text:style-name="P156"/>
      <text:p text:style-name="P156"><text:span text:style-name="T12">/</text:span><text:span text:style-name="T18">e</text:span><text:span text:style-name="T12">/</text:span> - <text:span text:style-name="T344">Pra pegar a primeira letra ‘e’</text:span></text:p>
      <text:p text:style-name="P156"/>
      <text:p text:style-name="P156"><text:span text:style-name="T12">/</text:span><text:span text:style-name="T18">e</text:span><text:span text:style-name="T12">/</text:span><text:span text:style-name="T18">g</text:span><text:span text:style-name="T344"> – Pra pegar todas as letras ‘e’</text:span></text:p>
      <text:p text:style-name="P156"/>
      <text:p text:style-name="P162"><text:span text:style-name="T12">/</text:span><text:span text:style-name="T17">e+/</text:span><text:span text:style-name="T345"> - </text:span><text:span text:style-name="T37">Pega o primeiro grupo de ‘e’</text:span></text:p>
      <text:p text:style-name="P158"/>
      <text:p text:style-name="P158"><text:span text:style-name="T12">/e+/g </text:span>– Pega todos os grupos de ‘e’</text:p>
      <text:p text:style-name="P158"/>
      <text:p text:style-name="P158"><text:span text:style-name="T12">/[a-z]/g </text:span>– Pega todas as letras de A a Z</text:p>
      <text:p text:style-name="P158"/>
      <text:p text:style-name="P158"><text:span text:style-name="T12">/\D/g</text:span> – Pega tudo exceto números</text:p>
      <text:p text:style-name="P158"/>
      <text:p text:style-name="P158"><text:span text:style-name="T12">/\w/g</text:span> – Pega todos caracteres alfanumericos</text:p>
      <text:p text:style-name="P158"/>
      <text:p text:style-name="P158"><text:span text:style-name="T12">/\W/g</text:span> – Pega apenas caracteres especiais</text:p>
      <text:p text:style-name="P158"/>
      <text:p text:style-name="P158"><text:span text:style-name="T12">/</text:span><text:span text:style-name="T16">\s/g</text:span><text:span text:style-name="T346"> – Pega todos espaços e quebra de linha</text:span></text:p>
      <text:p text:style-name="P158"/>
      <text:p text:style-name="P161">Notação do if ternário:</text:p>
      <text:p text:style-name="P161"/>
      <text:p text:style-name="P161">condição ? Valor1 : Valor2</text:p>
      <text:p text:style-name="P161"><text:soft-page-break/></text:p>
      <text:p text:style-name="P161">Exemplificando:</text:p>
      <text:p text:style-name="P161"/>
      <text:p text:style-name="P161">let x = valor &gt; 5 ? ‘maior que 5’ : ‘menor que 5’; - <text:span text:style-name="T1">Se valor for maior que 5, a variável x recebe a string ‘maior que 5’, se não, recebe a string ‘menor que 5’.</text:span></text:p>
      <text:p text:style-name="P158"><text:s/></text:p>
      <text:p text:style-name="P158"/>
      <text:p text:style-name="P158"/>
      <text:p text:style-name="P226"><text:span text:style-name="Emphasis"><text:span text:style-name="T289">Bloco </text:span></text:span><text:span text:style-name="Emphasis"><text:span text:style-name="T290">5 – Javascript: DOM, Eventos e Web Storage</text:span></text:span></text:p>
      <text:p text:style-name="P226"><text:span text:style-name="Emphasis"><text:span text:style-name="T290"/></text:span></text:p>
      <text:p text:style-name="P226"><text:span text:style-name="Emphasis"><text:span text:style-name="T294">Javascript – DOM e seletores:</text:span></text:span></text:p>
      <text:p text:style-name="P226"><text:span text:style-name="Emphasis"><text:span text:style-name="T294"/></text:span></text:p>
      <text:p text:style-name="P168"><text:span text:style-name="Emphasis"><text:span text:style-name="T194">document.getElementById(“</text:span></text:span><text:span text:style-name="Emphasis"><text:span text:style-name="T195">id”</text:span></text:span><text:span text:style-name="Emphasis"><text:span text:style-name="T194">) – </text:span></text:span><text:span text:style-name="Emphasis"><text:span text:style-name="T268">Retorna o elemento com o ID especificado.</text:span></text:span></text:p>
      <text:p text:style-name="P168"><text:span text:style-name="Emphasis"><text:span text:style-name="T268"/></text:span></text:p>
      <text:p text:style-name="P169"><text:span text:style-name="Emphasis"><text:span text:style-name="T194">document.getElementById(“</text:span></text:span><text:span text:style-name="Emphasis"><text:span text:style-name="T282">id”</text:span></text:span><text:span text:style-name="Emphasis"><text:span text:style-name="T194">).</text:span></text:span><text:span text:style-name="Emphasis"><text:span text:style-name="T195">innerHTML – </text:span></text:span><text:span text:style-name="Emphasis"><text:span text:style-name="T269">Retorna o conteúdo do elemento do ID específico, incluindo tags que tiverem dentro.</text:span></text:span></text:p>
      <text:p text:style-name="P169"><text:span text:style-name="Emphasis"><text:span text:style-name="T269"/></text:span></text:p>
      <text:p text:style-name="P169"><text:span text:style-name="Emphasis"><text:span text:style-name="T194">document.getElementById(“</text:span></text:span><text:span text:style-name="Emphasis"><text:span text:style-name="T282">id”</text:span></text:span><text:span text:style-name="Emphasis"><text:span text:style-name="T194">).</text:span></text:span><text:span text:style-name="Emphasis"><text:span text:style-name="T195">innerText– </text:span></text:span><text:span text:style-name="Emphasis"><text:span text:style-name="T269">Retorna apenas o conteúdo (texto) do elemento do ID específico.</text:span></text:span></text:p>
      <text:p text:style-name="P169"><text:span text:style-name="Emphasis"><text:span text:style-name="T269"/></text:span></text:p>
      <text:p text:style-name="P170"><text:span text:style-name="Emphasis"><text:span text:style-name="T194">document.getElementById(“</text:span></text:span><text:span text:style-name="Emphasis"><text:span text:style-name="T195">id”</text:span></text:span><text:span text:style-name="Emphasis"><text:span text:style-name="T194">).</text:span></text:span><text:span text:style-name="Emphasis"><text:span text:style-name="T196">style</text:span></text:span><text:span text:style-name="Emphasis"><text:span text:style-name="T194"> – </text:span></text:span><text:span text:style-name="Emphasis"><text:span text:style-name="T268">Retorna o</text:span></text:span><text:span text:style-name="Emphasis"><text:span text:style-name="T270">s estilos aplicados na tag daquele ID.</text:span></text:span></text:p>
      <text:p text:style-name="P170"><text:span text:style-name="Emphasis"><text:span text:style-name="T270"/></text:span></text:p>
      <text:p text:style-name="P171"><text:span text:style-name="Emphasis"><text:span text:style-name="T194">document.getElementBy</text:span></text:span><text:span text:style-name="Emphasis"><text:span text:style-name="T197">ClassName</text:span></text:span><text:span text:style-name="Emphasis"><text:span text:style-name="T194">(“</text:span></text:span><text:span text:style-name="Emphasis"><text:span text:style-name="T197">class</text:span></text:span><text:span text:style-name="Emphasis"><text:span text:style-name="T195">”</text:span></text:span><text:span text:style-name="Emphasis"><text:span text:style-name="T194">) – </text:span></text:span><text:span text:style-name="Emphasis"><text:span text:style-name="T271">Retorna todos os elementos <text:s/>que tiverem a classe atual com índice em um array.</text:span></text:span></text:p>
      <text:p text:style-name="P171"><text:span text:style-name="Emphasis"><text:span text:style-name="T271"/></text:span></text:p>
      <text:p text:style-name="P171"><text:span text:style-name="Emphasis"><text:span text:style-name="T194">document.getElementBy</text:span></text:span><text:span text:style-name="Emphasis"><text:span text:style-name="T197">ClassName</text:span></text:span><text:span text:style-name="Emphasis"><text:span text:style-name="T194">(“</text:span></text:span><text:span text:style-name="Emphasis"><text:span text:style-name="T197">class</text:span></text:span><text:span text:style-name="Emphasis"><text:span text:style-name="T195">”</text:span></text:span><text:span text:style-name="Emphasis"><text:span text:style-name="T194">)</text:span></text:span><text:span text:style-name="Emphasis"><text:span text:style-name="T197">[0].innerText – </text:span></text:span><text:span text:style-name="Emphasis"><text:span text:style-name="T271">Retorna o conteúdo da primeira posição da lista de elementos da classe especificada.</text:span></text:span></text:p>
      <text:p text:style-name="P171"><text:span text:style-name="Emphasis"><text:span text:style-name="T271"/></text:span></text:p>
      <text:p text:style-name="P173"><text:span text:style-name="Emphasis"><text:span text:style-name="T199">d</text:span></text:span><text:span text:style-name="Emphasis"><text:span text:style-name="T198">ocument.getElementByTagName(“p”) – </text:span></text:span><text:span text:style-name="Emphasis"><text:span text:style-name="T272">Retorna uma lista com todos os elementos com a tag “p”.</text:span></text:span></text:p>
      <text:p text:style-name="P172"><text:span text:style-name="Emphasis"><text:span text:style-name="T272"/></text:span></text:p>
      <text:p text:style-name="P173"><text:span text:style-name="Emphasis"><text:span text:style-name="T199">d</text:span></text:span><text:span text:style-name="Emphasis"><text:span text:style-name="T198">ocument.</text:span></text:span><text:span text:style-name="Emphasis"><text:span text:style-name="T199">querySelector</text:span></text:span><text:span text:style-name="Emphasis"><text:span text:style-name="T198">(“</text:span></text:span><text:span text:style-name="Emphasis"><text:span text:style-name="T199">#id</text:span></text:span><text:span text:style-name="Emphasis"><text:span text:style-name="T198">”) – </text:span></text:span><text:span text:style-name="Emphasis"><text:span text:style-name="T273">Retorna o elemento com ID especificado.</text:span></text:span></text:p>
      <text:p text:style-name="P173"><text:span text:style-name="Emphasis"><text:span text:style-name="T273"/></text:span></text:p>
      <text:p text:style-name="P181"><text:span text:style-name="Emphasis"><text:span text:style-name="T199">d</text:span></text:span><text:span text:style-name="Emphasis"><text:span text:style-name="T198">ocument.</text:span></text:span><text:span text:style-name="Emphasis"><text:span text:style-name="T199">querySelector</text:span></text:span><text:span text:style-name="Emphasis"><text:span text:style-name="T198">(“</text:span></text:span><text:span text:style-name="Emphasis"><text:span text:style-name="T199">.classe p</text:span></text:span><text:span text:style-name="Emphasis"><text:span text:style-name="T198">”) -</text:span></text:span><text:span text:style-name="Emphasis"><text:span text:style-name="T272"> <text:s/></text:span></text:span><text:span text:style-name="Emphasis"><text:span text:style-name="T273">Retorna o primeiro elemento p, que se encontra dentro da “classe”. </text:span></text:span></text:p>
      <text:p text:style-name="P181"><text:span text:style-name="Emphasis"><text:span text:style-name="T273"/></text:span></text:p>
      <text:p text:style-name="P227"><text:span text:style-name="Emphasis"><text:span text:style-name="T294">Javascript – </text:span></text:span><text:span text:style-name="Emphasis"><text:span text:style-name="T295">Trabalhando com elementos:</text:span></text:span></text:p>
      <text:p text:style-name="P173"><text:span text:style-name="Emphasis"><text:span text:style-name="T271"/></text:span></text:p>
      <text:p text:style-name="P173"><text:span text:style-name="Emphasis"><text:span text:style-name="T197">.</text:span></text:span><text:span text:style-name="Emphasis"><text:span text:style-name="T200">parentNode – </text:span></text:span><text:span text:style-name="Emphasis"><text:span text:style-name="T274">retorna o nó pai.</text:span></text:span></text:p>
      <text:p text:style-name="P173"><text:span text:style-name="Emphasis"><text:span text:style-name="T274"/></text:span></text:p>
      <text:p text:style-name="Standard"><text:span text:style-name="Emphasis"><text:span text:style-name="Source_20_Text"><text:span text:style-name="T315">.parentElement</text:span></text:span></text:span><text:span text:style-name="Emphasis"><text:span text:style-name="Source_20_Text"><text:span text:style-name="T298"> -</text:span></text:span></text:span><text:span text:style-name="Emphasis"><text:span text:style-name="T298"> retorna o elemento pai.</text:span></text:span></text:p>
      <text:p text:style-name="Standard"><text:span text:style-name="Emphasis"><text:span text:style-name="T298"/></text:span></text:p>
      <text:p text:style-name="Standard"><text:span text:style-name="Source_20_Text"><text:span text:style-name="T315">.ChildNodes</text:span></text:span><text:span text:style-name="Source_20_Text"><text:span text:style-name="T298"> -</text:span></text:span><text:span text:style-name="T298"> retorna um NodeList com todos os nós filhos.</text:span></text:p>
      <text:p text:style-name="P153"/>
      <text:p text:style-name="Standard"><text:span text:style-name="Source_20_Text"><text:span text:style-name="T315">.Children</text:span></text:span><text:span text:style-name="Source_20_Text"><text:span text:style-name="T298"> -</text:span></text:span><text:span text:style-name="T298"> retorna um HTMLCollection com todos os elementos filhos.</text:span></text:p>
      <text:p text:style-name="P153"/>
      <text:p text:style-name="Standard"><text:span text:style-name="Source_20_Text"><text:span text:style-name="T315">.FirstChild</text:span></text:span><text:span text:style-name="Source_20_Text"><text:span text:style-name="T298"> -</text:span></text:span><text:span text:style-name="T298"> retorna o primeiro nó filho.</text:span></text:p>
      <text:p text:style-name="P153"/>
      <text:p text:style-name="Standard"><text:span text:style-name="Source_20_Text"><text:span text:style-name="T315">.FirstElementChild </text:span></text:span><text:span text:style-name="Source_20_Text"><text:span text:style-name="T298">-</text:span></text:span><text:span text:style-name="T298"> retorna o primeiro elemento filho.</text:span></text:p>
      <text:p text:style-name="P153"><text:soft-page-break/></text:p>
      <text:p text:style-name="Standard"><text:span text:style-name="Source_20_Text"><text:span text:style-name="T315">.LastChild -</text:span></text:span><text:span text:style-name="T298"> retorna o último nó filho.</text:span></text:p>
      <text:p text:style-name="P153"/>
      <text:p text:style-name="Standard"><text:span text:style-name="Source_20_Text"><text:span text:style-name="T315">.LastElementChild -</text:span></text:span><text:span text:style-name="T298"> retorna o último elemento filho.</text:span></text:p>
      <text:p text:style-name="P153"/>
      <text:p text:style-name="Standard"><text:span text:style-name="Source_20_Text"><text:span text:style-name="T315">.NextSibling -</text:span></text:span><text:span text:style-name="T298"> retorna o próximo nó.</text:span></text:p>
      <text:p text:style-name="P153"/>
      <text:p text:style-name="Standard"><text:span text:style-name="Source_20_Text"><text:span text:style-name="T315">.NextElementSibling </text:span></text:span><text:span text:style-name="Source_20_Text"><text:span text:style-name="T298">-</text:span></text:span><text:span text:style-name="T298"> retorna o próximo elemento.</text:span></text:p>
      <text:p text:style-name="P153"/>
      <text:p text:style-name="Standard"><text:span text:style-name="Source_20_Text"><text:span text:style-name="T315">.PreviousSibling -</text:span></text:span><text:span text:style-name="T315"> </text:span><text:span text:style-name="T298">retorna o nó anterior.</text:span></text:p>
      <text:p text:style-name="P153"/>
      <text:p text:style-name="Standard"><text:span text:style-name="Source_20_Text"><text:span text:style-name="T315">.PreviousElementSibling -</text:span></text:span><text:span text:style-name="T298"> retorna o elemento anterior.</text:span></text:p>
      <text:p text:style-name="Standard"><text:span text:style-name="Emphasis"><text:span text:style-name="T298"/></text:span></text:p>
      <text:p text:style-name="P174"><text:span text:style-name="Emphasis"><text:span text:style-name="T316">document.createElement(“li”) – </text:span></text:span><text:span text:style-name="Emphasis"><text:span text:style-name="T299">Cria um elemento do tipo li.</text:span></text:span></text:p>
      <text:p text:style-name="P174"><text:span text:style-name="Emphasis"><text:span text:style-name="T316"/></text:span></text:p>
      <text:p text:style-name="P174"><text:span text:style-name="Emphasis"><text:span text:style-name="T316">E</text:span></text:span><text:span text:style-name="Emphasis"><text:span text:style-name="T319">lementoPai.</text:span></text:span><text:span text:style-name="Emphasis"><text:span text:style-name="T316">appendChild</text:span></text:span><text:span text:style-name="Emphasis"><text:span text:style-name="T317">(</text:span></text:span><text:span text:style-name="Emphasis"><text:span text:style-name="T316">”</text:span></text:span><text:span text:style-name="Emphasis"><text:span text:style-name="T317">element</text:span></text:span><text:span text:style-name="Emphasis"><text:span text:style-name="T319">oCriado</text:span></text:span><text:span text:style-name="Emphasis"><text:span text:style-name="T317">”)</text:span></text:span><text:span text:style-name="Emphasis"><text:span text:style-name="T316"> – </text:span></text:span><text:span text:style-name="Emphasis"><text:span text:style-name="T300">Adiciona o elemento criado como filho de um elemento já existente</text:span></text:span></text:p>
      <text:p text:style-name="P174"><text:span text:style-name="Emphasis"><text:span text:style-name="T300"/></text:span></text:p>
      <text:p text:style-name="P175"><text:span text:style-name="Emphasis"><text:span text:style-name="T319">elemento.removeChild(elementoFilho) – </text:span></text:span><text:span text:style-name="Emphasis"><text:span text:style-name="T302">Remove o elementoFilho do elemento.</text:span></text:span></text:p>
      <text:p text:style-name="P175"><text:span text:style-name="Emphasis"><text:span text:style-name="T302"/></text:span></text:p>
      <text:p text:style-name="P174"><text:span text:style-name="Emphasis"><text:span text:style-name="T300">.</text:span></text:span><text:span text:style-name="Emphasis"><text:span text:style-name="T318">className </text:span></text:span><text:span text:style-name="Emphasis"><text:span text:style-name="T320">= “nome”</text:span></text:span><text:span text:style-name="Emphasis"><text:span text:style-name="T318"> – </text:span></text:span><text:span text:style-name="Emphasis"><text:span text:style-name="T301">Adiciona uma classe ao elemento</text:span></text:span></text:p>
      <text:p text:style-name="P174"><text:span text:style-name="Emphasis"><text:span text:style-name="T301"/></text:span></text:p>
      <text:p text:style-name="P184"><text:span text:style-name="Emphasis"><text:span text:style-name="T329">elem.classList.Add (“classe”) – </text:span></text:span><text:span text:style-name="Emphasis"><text:span text:style-name="T312">Concatena uma nova classe ao elemento.</text:span></text:span></text:p>
      <text:p text:style-name="P174"><text:span text:style-name="Emphasis"><text:span text:style-name="T301"/></text:span></text:p>
      <text:p text:style-name="P180"><text:span text:style-name="Emphasis"><text:span text:style-name="T327">elem.classList.remove(“class”) – </text:span></text:span><text:span text:style-name="Emphasis"><text:span text:style-name="T310">Remove a classe de um elemento.</text:span></text:span></text:p>
      <text:p text:style-name="P174"><text:span text:style-name="Emphasis"><text:span text:style-name="T301"/></text:span></text:p>
      <text:p text:style-name="P174"><text:span text:style-name="Emphasis"><text:span text:style-name="T318">.</text:span></text:span><text:span text:style-name="Emphasis"><text:span text:style-name="T321">id = “nome” – </text:span></text:span><text:span text:style-name="Emphasis"><text:span text:style-name="T303">Adiciona um ID ao elemento.</text:span></text:span></text:p>
      <text:p text:style-name="P174"><text:span text:style-name="Emphasis"><text:span text:style-name="T303"/></text:span></text:p>
      <text:p text:style-name="P174"><text:span text:style-name="Emphasis"><text:span text:style-name="T321">.src = “nome” – </text:span></text:span><text:span text:style-name="Emphasis"><text:span text:style-name="T303">Adiciona um source ao elemento.</text:span></text:span></text:p>
      <text:p text:style-name="P174"><text:span text:style-name="Emphasis"><text:span text:style-name="T303"/></text:span></text:p>
      <text:p text:style-name="P227"><text:span text:style-name="Emphasis"><text:span text:style-name="T294">Javascript – </text:span></text:span><text:span text:style-name="Emphasis"><text:span text:style-name="T295">Eventos</text:span></text:span><text:span text:style-name="Emphasis"><text:span text:style-name="T294">:</text:span></text:span></text:p>
      <text:p text:style-name="P174"><text:span text:style-name="Emphasis"><text:span text:style-name="T303"/></text:span></text:p>
      <text:p text:style-name="P176"><text:span text:style-name="Emphasis"><text:span text:style-name="T322">Window.onload = function – </text:span></text:span><text:span text:style-name="Emphasis"><text:span text:style-name="T304">Função que será executada assim que a página for carregada.</text:span></text:span></text:p>
      <text:p text:style-name="P176"><text:span text:style-name="Emphasis"><text:span text:style-name="T304"/></text:span></text:p>
      <text:p text:style-name="P179"><text:span text:style-name="Emphasis"><text:span text:style-name="T326">Window.open (“URL”) – </text:span></text:span><text:span text:style-name="Emphasis"><text:span text:style-name="T309">Abre um link em uma nova janela.</text:span></text:span></text:p>
      <text:p text:style-name="P179"><text:span text:style-name="Emphasis"><text:span text:style-name="T309"/></text:span></text:p>
      <text:p text:style-name="P177"><text:span text:style-name="Emphasis"><text:span text:style-name="T323">alert(“Mensagem”) – </text:span></text:span><text:span text:style-name="Emphasis"><text:span text:style-name="T305">Cria um alerta na tela com a mensagem escrita.</text:span></text:span></text:p>
      <text:p text:style-name="P177"><text:span text:style-name="Emphasis"><text:span text:style-name="T305"/></text:span></text:p>
      <text:p text:style-name="P177"><text:span text:style-name="Emphasis"><text:span text:style-name="T323">.</text:span></text:span><text:span text:style-name="Emphasis"><text:span text:style-name="T324">a</text:span></text:span><text:span text:style-name="Emphasis"><text:span text:style-name="T323">ddEventListener</text:span></text:span><text:span text:style-name="Emphasis"><text:span text:style-name="T324">(“evento”, função)</text:span></text:span><text:span text:style-name="Emphasis"><text:span text:style-name="T323"> – </text:span></text:span><text:span text:style-name="Emphasis"><text:span text:style-name="T305">Pode receber como primeiro paramentro click, change, mouseover, </text:span></text:span><text:span text:style-name="Emphasis"><text:span text:style-name="T306">dblclick, mouseleave, keydown, scroll </text:span></text:span><text:span text:style-name="Emphasis"><text:span text:style-name="T307">e outros</text:span></text:span><text:span text:style-name="Emphasis"><text:span text:style-name="T306">,</text:span></text:span><text:span text:style-name="Emphasis"><text:span text:style-name="T305"> e de segundo paramentro uma função que será executada. </text:span></text:span><text:span text:style-name="Emphasis"><text:span text:style-name="T307">(</text:span></text:span><text:a xlink:type="simple" xlink:href="https://www.w3schools.com/jsref/dom_obj_event.asp" text:style-name="Internet_20_link" text:visited-style-name="Visited_20_Internet_20_Link"><text:span text:style-name="Emphasis"><text:span text:style-name="T307">Lista de Eventos DOM</text:span></text:span></text:a><text:span text:style-name="Emphasis"><text:span text:style-name="T307">)</text:span></text:span></text:p>
      <text:p text:style-name="P174"><text:span text:style-name="Emphasis"><text:span text:style-name="T301"/></text:span></text:p>
      <text:p text:style-name="P178"><text:span text:style-name="Emphasis"><text:span text:style-name="T324">Event.target – </text:span></text:span><text:span text:style-name="Emphasis"><text:span text:style-name="T306">Mostra o alvo do evento, ou seja, a tag que originou o evento.</text:span></text:span></text:p>
      <text:p text:style-name="P178"><text:span text:style-name="Emphasis"><text:span text:style-name="T306"/></text:span></text:p>
      <text:p text:style-name="P178"><text:span text:style-name="Emphasis"><text:span text:style-name="T324">Event.type - </text:span></text:span><text:span text:style-name="Emphasis"><text:span text:style-name="T306"><text:s/>Mostra o tipo de evento. (Click, mouseover, etc). </text:span></text:span><text:a xlink:type="simple" xlink:href="https://developer.mozilla.org/pt-BR/docs/Web/API/Event" text:style-name="Internet_20_link" text:visited-style-name="Visited_20_Internet_20_Link"><text:span text:style-name="Emphasis"><text:span text:style-name="T306">https://developer.mozilla.org/pt-BR/docs/Web/API/Event</text:span></text:span></text:a></text:p>
      <text:p text:style-name="P178"><text:span text:style-name="Emphasis"><text:span text:style-name="T306"/></text:span></text:p>
      <text:p text:style-name="P178"><text:span text:style-name="Emphasis"><text:span text:style-name="T324">.</text:span></text:span><text:span text:style-name="Emphasis"><text:span text:style-name="T325">value – </text:span></text:span><text:span text:style-name="Emphasis"><text:span text:style-name="T308">Retorna o conteúdo da tag.</text:span></text:span></text:p>
      <text:p text:style-name="P178"><text:span text:style-name="Emphasis"><text:span text:style-name="T308"/></text:span></text:p>
      <text:p text:style-name="P26">getComputedStyle(elemento) – <text:span text:style-name="T1">Retorna </text:span><text:span text:style-name="T8">um </text:span><text:span text:style-name="T1">objeto com todas as tags CSS.</text:span></text:p>
      <text:p text:style-name="P73"/>
      <text:p text:style-name="P27">event.keyCode – <text:span text:style-name="T1">Retorna o código da tecla apertada.</text:span></text:p>
      <text:p text:style-name="P178"><text:soft-page-break/><text:span text:style-name="Emphasis"><text:span text:style-name="T306"/></text:span></text:p>
      <text:p text:style-name="P182"><text:span text:style-name="Emphasis"><text:span text:style-name="T328">Window.innerWidth – </text:span></text:span><text:span text:style-name="Emphasis"><text:span text:style-name="T311">Retorna a largura máxima da página.</text:span></text:span></text:p>
      <text:p text:style-name="P182"><text:span text:style-name="Emphasis"><text:span text:style-name="T311"/></text:span></text:p>
      <text:p text:style-name="P227"><text:span text:style-name="Emphasis"><text:span text:style-name="T294">Javascript – </text:span></text:span><text:span text:style-name="Emphasis"><text:span text:style-name="T295">Web Storage</text:span></text:span><text:span text:style-name="Emphasis"><text:span text:style-name="T294">:</text:span></text:span></text:p>
      <text:p text:style-name="P227"><text:span text:style-name="Emphasis"><text:span text:style-name="T294"/></text:span></text:p>
      <text:p text:style-name="Standard"><text:span text:style-name="Emphasis"><text:span text:style-name="Source_20_Text"><text:span text:style-name="T284">document.cookie = "email=isabella@email.com; expires=Thu, 17 Dec 2020 12:00:00 UTC"; - </text:span></text:span></text:span><text:span text:style-name="Emphasis"><text:span text:style-name="Source_20_Text"><text:span text:style-name="T286">Armazenando a informação com data para expirar. Caso não tenha data de expiração, ao fechar o navegador o cookie será deletado.</text:span></text:span></text:span></text:p>
      <text:p text:style-name="Standard"><text:span text:style-name="Source_20_Text"><text:span text:style-name="T286"/></text:span></text:p>
      <text:p text:style-name="Standard"><text:span text:style-name="Source_20_Text"><text:span text:style-name="T315">document.cookie = "email=isabella@email.com; expires=Thu, 17 Dec 2020 12:00:00 UTC; path=/"; - </text:span></text:span><text:span text:style-name="Source_20_Text"><text:span text:style-name="T313">O atributo “path” indica qual caminho que o cookie criado pertence.</text:span></text:span></text:p>
      <text:p text:style-name="Standard"><text:span text:style-name="Source_20_Text"><text:span text:style-name="T313"/></text:span></text:p>
      <text:p text:style-name="P183"><text:span text:style-name="Source_20_Text"><text:span text:style-name="T330">LocalStorage – </text:span></text:span><text:span text:style-name="Source_20_Text"><text:span text:style-name="T314">Salva os dados sem data de expiração</text:span></text:span></text:p>
      <text:p text:style-name="P183"><text:span text:style-name="Source_20_Text"><text:span text:style-name="T314"/></text:span></text:p>
      <text:p text:style-name="P183"><text:span text:style-name="Source_20_Text"><text:span text:style-name="T330">sessionStorage – </text:span></text:span><text:span text:style-name="Source_20_Text"><text:span text:style-name="T314">Salva os dados apenas na sessão atual.</text:span></text:span></text:p>
      <text:p text:style-name="Standard"><text:span text:style-name="Source_20_Text"><text:span text:style-name="T315"/></text:span></text:p>
      <text:p text:style-name="P183"><text:span text:style-name="Source_20_Text"><text:span text:style-name="T330">LocalStorage.length – </text:span></text:span><text:span text:style-name="Source_20_Text"><text:span text:style-name="T314">Retorna a quantidade de informações</text:span></text:span></text:p>
      <text:p text:style-name="P183"><text:span text:style-name="Source_20_Text"><text:span text:style-name="T314"/></text:span></text:p>
      <text:p text:style-name="P183"><text:span text:style-name="Source_20_Text"><text:span text:style-name="T330">localStorage.setItem(“firstname”, “Adam”) – </text:span></text:span><text:span text:style-name="Source_20_Text"><text:span text:style-name="T314">Salva uma entrada com a Key = firstname e value = Adam.</text:span></text:span></text:p>
      <text:p text:style-name="P183"><text:span text:style-name="Source_20_Text"><text:span text:style-name="T314"/></text:span></text:p>
      <text:p text:style-name="P183"><text:span text:style-name="Source_20_Text"><text:span text:style-name="T330">LocalStorage.getItem(“firstname”) – </text:span></text:span><text:span text:style-name="Source_20_Text"><text:span text:style-name="T314">Retorna o valor Adam.</text:span></text:span></text:p>
      <text:p text:style-name="P183"><text:span text:style-name="Source_20_Text"><text:span text:style-name="T314"/></text:span></text:p>
      <text:p text:style-name="P183"><text:span text:style-name="Source_20_Text"><text:span text:style-name="T330">LocalStorage.removeItem(“firstname”) – </text:span></text:span><text:span text:style-name="Source_20_Text"><text:span text:style-name="T314">Remove a entrada referente a key firstname</text:span></text:span></text:p>
      <text:p text:style-name="P183"><text:span text:style-name="Source_20_Text"><text:span text:style-name="T314"/></text:span></text:p>
      <text:p text:style-name="P56"><text:span text:style-name="Source_20_Text"><text:span text:style-name="T330">localStorage.clear() - </text:span></text:span><text:span text:style-name="Source_20_Text"><text:span text:style-name="T314">Limpa todas as entradas do storage.</text:span></text:span></text:p>
      <text:p text:style-name="Standard"><text:span text:style-name="Emphasis"><text:span text:style-name="T285"/></text:span></text:p>
      <text:p text:style-name="P185"><text:span text:style-name="Emphasis"><text:span text:style-name="T201">Event.targeg.files[0] – </text:span></text:span><text:span text:style-name="Emphasis"><text:span text:style-name="T275">Retorna o caminho do arquivo do INPUT</text:span></text:span></text:p>
      <text:p text:style-name="P185"><text:span text:style-name="Emphasis"><text:span text:style-name="T275"/></text:span></text:p>
      <text:p text:style-name="P185"><text:span text:style-name="Emphasis"><text:span text:style-name="T201">URL.createObjectUrl(event.target.files[0]</text:span></text:span><text:span text:style-name="Emphasis"><text:span text:style-name="T202">)</text:span></text:span><text:span text:style-name="Emphasis"><text:span text:style-name="T201"> – </text:span></text:span><text:span text:style-name="Emphasis"><text:span text:style-name="T275">Transforma a imagem recebida em url pra ser colocada no source da tag img.</text:span></text:span></text:p>
      <text:p text:style-name="P185"><text:span text:style-name="Emphasis"><text:span text:style-name="T275"/></text:span></text:p>
      <text:p text:style-name="P186"><text:span text:style-name="Emphasis"><text:span text:style-name="T203">elem.classList.contains(‘classe’) – </text:span></text:span><text:span text:style-name="Emphasis"><text:span text:style-name="T276">Retorna true se o elemento tiver a classe especificada na lista.</text:span></text:span></text:p>
      <text:p text:style-name="P186"><text:span text:style-name="Emphasis"><text:span text:style-name="T276"/></text:span></text:p>
      <text:p text:style-name="P187"><text:span text:style-name="Emphasis"><text:span text:style-name="T204">JSON.stringify(</text:span></text:span><text:span text:style-name="Emphasis"><text:span text:style-name="T205">variável</text:span></text:span><text:span text:style-name="Emphasis"><text:span text:style-name="T204">) –</text:span></text:span><text:span text:style-name="Emphasis"><text:span text:style-name="T205"> </text:span></text:span><text:span text:style-name="Emphasis"><text:span text:style-name="T277">Transforma o tipo da variável em string.</text:span></text:span></text:p>
      <text:p text:style-name="P187"><text:span text:style-name="Emphasis"><text:span text:style-name="T277"/></text:span></text:p>
      <text:p text:style-name="P188"><text:span text:style-name="Emphasis"><text:span text:style-name="T205">JSON.parse(variável) – </text:span></text:span><text:span text:style-name="Emphasis"><text:span text:style-name="T277">Transforma de tipo string para tipo JSON.</text:span></text:span></text:p>
      <text:p text:style-name="P188"><text:span text:style-name="Emphasis"><text:span text:style-name="T277"/></text:span></text:p>
      <text:p text:style-name="P189"><text:span text:style-name="Source_20_Text"><text:span text:style-name="T333">elemPai</text:span></text:span><text:span text:style-name="Emphasis"><text:span text:style-name="Source_20_Text"><text:span text:style-name="T315">.insertBefore(</text:span></text:span></text:span><text:span text:style-name="Emphasis"><text:span text:style-name="Source_20_Text"><text:span text:style-name="T331">elem</text:span></text:span></text:span><text:span text:style-name="Emphasis"><text:span text:style-name="Source_20_Text"><text:span text:style-name="T315">, </text:span></text:span></text:span><text:span text:style-name="Emphasis"><text:span text:style-name="Source_20_Text"><text:span text:style-name="T331">elemReferencia</text:span></text:span></text:span><text:span text:style-name="Emphasis"><text:span text:style-name="Source_20_Text"><text:span text:style-name="T315">) -</text:span></text:span></text:span><text:span text:style-name="Emphasis"><text:span text:style-name="Source_20_Text"><text:span text:style-name="T298"> <text:s/></text:span></text:span></text:span><text:span text:style-name="Emphasis"><text:span text:style-name="T278">Insere antes do elemento de referência o elemento que você quer mudar de posição.</text:span></text:span></text:p>
      <text:p text:style-name="Standard"><text:span text:style-name="Emphasis"><text:span text:style-name="T315"/></text:span></text:p>
      <text:p text:style-name="P188"><text:span text:style-name="Emphasis"><text:span text:style-name="T277"/></text:span></text:p>
      <text:p text:style-name="P144"><text:span text:style-name="Emphasis"><text:span text:style-name="T334">Bloco </text:span></text:span><text:span text:style-name="Emphasis"><text:span text:style-name="T335">6</text:span></text:span><text:span text:style-name="Emphasis"><text:span text:style-name="T334"> – </text:span></text:span><text:span text:style-name="Emphasis"><text:span text:style-name="T335">HTML e CSS: Forms, Flexbox e Responsivo</text:span></text:span></text:p>
      <text:p text:style-name="P144"><text:span text:style-name="Emphasis"><text:span text:style-name="T335"/></text:span></text:p>
      <text:p text:style-name="P228"><text:span text:style-name="Emphasis"><text:span text:style-name="T294">HTML &amp; CS</text:span></text:span><text:span text:style-name="Emphasis"><text:span text:style-name="T296">S –</text:span></text:span><text:span text:style-name="Emphasis"><text:span text:style-name="T294"> </text:span></text:span><text:span text:style-name="Emphasis"><text:span text:style-name="T296">Forms:</text:span></text:span></text:p>
      <text:p text:style-name="P228"><text:span text:style-name="Emphasis"><text:span text:style-name="T296"/></text:span></text:p>
      <text:p text:style-name="P57"><text:span text:style-name="Emphasis"><text:span text:style-name="T183">&lt;form action=”” method=”GET”&gt;&lt;/form&gt; - </text:span></text:span><text:span text:style-name="Emphasis"><text:span text:style-name="T256">Cria um formulário no html. Método get envia os dados através da URL, o método ou verbo POST envia as informações mais escondidas.</text:span></text:span></text:p>
      <text:p text:style-name="P57"><text:span text:style-name="Emphasis"><text:span text:style-name="T256"/></text:span></text:p>
      <text:p text:style-name="P57"><text:soft-page-break/><text:span text:style-name="Emphasis"><text:span text:style-name="T183">&lt;button type=”submit”&gt;&lt;/button&gt; - </text:span></text:span><text:span text:style-name="Emphasis"><text:span text:style-name="T256">Botão que envia as informações do </text:span></text:span><text:span text:style-name="Emphasis"><text:span text:style-name="T259">forms para um manipulador de formulários previamente especificado na action do forms.</text:span></text:span></text:p>
      <text:p text:style-name="P57"><text:span text:style-name="Emphasis"><text:span text:style-name="T256"/></text:span></text:p>
      <text:p text:style-name="P58"><text:span text:style-name="Emphasis"><text:span text:style-name="T257">&lt;</text:span></text:span><text:span text:style-name="Emphasis"><text:span text:style-name="T184">label for=””&gt;&lt;/label&gt; - </text:span></text:span><text:span text:style-name="Emphasis"><text:span text:style-name="T257">Uma etiqueta comumente atrelada ao input. Para criar um vínculo é necessário colocar o ID do input dentro do “for”. </text:span></text:span><text:span text:style-name="Emphasis"><text:span text:style-name="T258">Ao colocar uma label encapsulando o input, ao clicar no nome os checkbox ou radio buttons são marcados.</text:span></text:span></text:p>
      <text:p text:style-name="P58"><text:span text:style-name="Emphasis"><text:span text:style-name="T257"/></text:span></text:p>
      <text:p text:style-name="P58"><text:span text:style-name="Emphasis"><text:span text:style-name="T257">&lt;</text:span></text:span><text:span text:style-name="Emphasis"><text:span text:style-name="T184">textarea cols=”30” rows=”10”&gt;&lt;/textarea&gt; - </text:span></text:span><text:span text:style-name="Emphasis"><text:span text:style-name="T257">Campo onde é possível digitar mais livremente. Cols são a quantidade de colunas e Rows a quantidade de linhas.</text:span></text:span></text:p>
      <text:p text:style-name="P58"><text:span text:style-name="Emphasis"><text:span text:style-name="T257"/></text:span></text:p>
      <text:p text:style-name="P59"><text:span text:style-name="Emphasis"><text:span text:style-name="T185">&lt;select&gt;&lt;/select&gt; - </text:span></text:span><text:span text:style-name="Emphasis"><text:span text:style-name="T258">Cria uma drop-down list.</text:span></text:span></text:p>
      <text:p text:style-name="P59"><text:span text:style-name="Emphasis"><text:span text:style-name="T258"/></text:span></text:p>
      <text:p text:style-name="P59"><text:span text:style-name="Emphasis"><text:span text:style-name="T185">&lt;option&gt;Opção&lt;/option&gt; - </text:span></text:span><text:span text:style-name="Emphasis"><text:span text:style-name="T258">Cria uma opção de escolha dentro da drop-down list.</text:span></text:span></text:p>
      <text:p text:style-name="P59"><text:span text:style-name="Emphasis"><text:span text:style-name="T258"/></text:span></text:p>
      <text:p text:style-name="P61"><text:span text:style-name="Emphasis"><text:span text:style-name="T188">&lt;fieldset&gt;&lt;/fieldset&gt; - </text:span></text:span><text:span text:style-name="Emphasis"><text:span text:style-name="T261">Utilizado para agrupar elementos relacionados em um forms.</text:span></text:span></text:p>
      <text:p text:style-name="P61"><text:span text:style-name="Emphasis"><text:span text:style-name="T261"/></text:span></text:p>
      <text:p text:style-name="P62"><text:span text:style-name="Emphasis"><text:span text:style-name="T190">&lt;legend&gt;&lt;/legend&gt; - </text:span></text:span><text:span text:style-name="Emphasis"><text:span text:style-name="T263">Adiciona um titulo ao fieldset.</text:span></text:span></text:p>
      <text:p text:style-name="P59"><text:span text:style-name="Emphasis"><text:span text:style-name="T185"/></text:span></text:p>
      <text:p text:style-name="P57"><text:span text:style-name="Emphasis"><text:span text:style-name="T341">Aprofundamento sobre o Input:</text:span></text:span></text:p>
      <text:p text:style-name="P57"><text:span text:style-name="Emphasis"><text:span text:style-name="T183"/></text:span></text:p>
      <text:p text:style-name="P57"><text:span text:style-name="Emphasis"><text:span text:style-name="T183">type=”text’ – </text:span></text:span><text:span text:style-name="Emphasis"><text:span text:style-name="T256">Recebe um texto digitado pelo usuário.</text:span></text:span></text:p>
      <text:p text:style-name="P57"><text:span text:style-name="Emphasis"><text:span text:style-name="T256"/></text:span></text:p>
      <text:p text:style-name="P57"><text:span text:style-name="Emphasis"><text:span text:style-name="T183">placeholder=”Digite aqui” - </text:span></text:span><text:span text:style-name="Emphasis"><text:span text:style-name="T256">Dica do que o usuário deve digitar.</text:span></text:span></text:p>
      <text:p text:style-name="P57"><text:span text:style-name="Emphasis"><text:span text:style-name="T256"/></text:span></text:p>
      <text:p text:style-name="P57"><text:span text:style-name="Emphasis"><text:span text:style-name="T183">required – </text:span></text:span><text:span text:style-name="Emphasis"><text:span text:style-name="T256">Faz com que o campo seja obrigatório.</text:span></text:span></text:p>
      <text:p text:style-name="P57"><text:span text:style-name="Emphasis"><text:span text:style-name="T256"/></text:span></text:p>
      <text:p text:style-name="P57"><text:span text:style-name="Emphasis"><text:span text:style-name="T183">value=”” - </text:span></text:span><text:span text:style-name="Emphasis"><text:span text:style-name="T256">Faz com que o campo já venha preenchido com alguma informação </text:span></text:span><text:span text:style-name="Emphasis"><text:span text:style-name="T257">caso seja do tipo texto</text:span></text:span><text:span text:style-name="Emphasis"><text:span text:style-name="T256">. </text:span></text:span><text:span text:style-name="Emphasis"><text:span text:style-name="T257">Retorna o valor como informação caso seja do tipo checkbox.</text:span></text:span></text:p>
      <text:p text:style-name="P57"><text:span text:style-name="Emphasis"><text:span text:style-name="T256"/></text:span></text:p>
      <text:p text:style-name="P58"><text:span text:style-name="Emphasis"><text:span text:style-name="T184">name=”” - </text:span></text:span><text:span text:style-name="Emphasis"><text:span text:style-name="T257">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8"><text:span text:style-name="Emphasis"><text:span text:style-name="T257"/></text:span></text:p>
      <text:p text:style-name="P58"><text:span text:style-name="Emphasis"><text:span text:style-name="T184">type=”checkbox” – </text:span></text:span><text:span text:style-name="Emphasis"><text:span text:style-name="T257">Cria um checkbox </text:span></text:span><text:span text:style-name="Emphasis"><text:span text:style-name="T259">que permite escolha de mais de uma opção.</text:span></text:span></text:p>
      <text:p text:style-name="P58"><text:span text:style-name="Emphasis"><text:span text:style-name="T257"/></text:span></text:p>
      <text:p text:style-name="P58"><text:span text:style-name="Emphasis"><text:span text:style-name="T184">checked – </text:span></text:span><text:span text:style-name="Emphasis"><text:span text:style-name="T257">Quando for necessário que o checkbox venha marcado.</text:span></text:span></text:p>
      <text:p text:style-name="P58"><text:span text:style-name="Emphasis"><text:span text:style-name="T257"/></text:span></text:p>
      <text:p text:style-name="P58"><text:span text:style-name="Emphasis"><text:span text:style-name="T184">type=”radio” – </text:span></text:span><text:span text:style-name="Emphasis"><text:span text:style-name="T257">Cria um radio button (botão circular) </text:span></text:span><text:span text:style-name="Emphasis"><text:span text:style-name="T259">que permite apenas uma seleção</text:span></text:span><text:span text:style-name="Emphasis"><text:span text:style-name="T257">.</text:span></text:span></text:p>
      <text:p text:style-name="P58"><text:span text:style-name="Emphasis"><text:span text:style-name="T257"/></text:span></text:p>
      <text:p text:style-name="P59"><text:span text:style-name="Emphasis"><text:span text:style-name="T185">type=”password” – </text:span></text:span><text:span text:style-name="Emphasis"><text:span text:style-name="T258">Cria um input de senha que esconde o que o usuário está digitando.</text:span></text:span></text:p>
      <text:p text:style-name="P59"><text:span text:style-name="Emphasis"><text:span text:style-name="T258"/></text:span></text:p>
      <text:p text:style-name="P59"><text:span text:style-name="Emphasis"><text:span text:style-name="T185">type=”file” – </text:span></text:span><text:span text:style-name="Emphasis"><text:span text:style-name="T258">Cria um input que recebe arquivos do usuário. </text:span></text:span><text:span text:style-name="Emphasis"><text:span text:style-name="T185">IMPORTANTE: </text:span></text:span><text:span text:style-name="Emphasis"><text:span text:style-name="T258">Quando for utilizado o método “POST” é necessário adicionar como atributo na tag “form” </text:span></text:span><text:span text:style-name="Emphasis"><text:span text:style-name="T185">enctype=”multipart/form-data” </text:span></text:span><text:span text:style-name="Emphasis"><text:span text:style-name="T258">para informar que a submissão de dados não é apenas de texto.</text:span></text:span></text:p>
      <text:p text:style-name="P59"><text:span text:style-name="Emphasis"><text:span text:style-name="T258"/></text:span></text:p>
      <text:p text:style-name="P28">Mais alguns types de input:</text:p>
      <text:p text:style-name="P163"/>
      <text:p text:style-name="Standard"><text:span text:style-name="Source_20_Text"><text:span text:style-name="T336">color</text:span></text:span><text:span text:style-name="T124">: campos de entrada que devem conter uma cor para selecionar;</text:span></text:p>
      <text:p text:style-name="P152"/>
      <text:p text:style-name="Standard"><text:span text:style-name="Source_20_Text"><text:span text:style-name="T336">date</text:span></text:span><text:span text:style-name="T124">: campos de entrada que devem conter uma data;</text:span></text:p>
      <text:p text:style-name="P152"/>
      <text:p text:style-name="Standard"><text:span text:style-name="Source_20_Text"><text:span text:style-name="T336">datetime-local</text:span></text:span><text:span text:style-name="T124">: campo de entrada de data e hora, sem fuso horário;</text:span></text:p>
      <text:p text:style-name="P152"><text:soft-page-break/></text:p>
      <text:p text:style-name="Standard"><text:span text:style-name="Source_20_Text"><text:span text:style-name="T336">email</text:span></text:span><text:span text:style-name="T124">: campos de entrada que devem conter um endereço de e-mail;</text:span></text:p>
      <text:p text:style-name="P152"/>
      <text:p text:style-name="Standard"><text:span text:style-name="Source_20_Text"><text:span text:style-name="T336">month</text:span></text:span><text:span text:style-name="T124">: permite ao usuário selecionar um mês e ano;</text:span></text:p>
      <text:p text:style-name="P152"/>
      <text:p text:style-name="Standard"><text:span text:style-name="Source_20_Text"><text:span text:style-name="T336">number</text:span></text:span><text:span text:style-name="T124">: define um campo de entrada numérico;</text:span></text:p>
      <text:p text:style-name="P152"/>
      <text:p text:style-name="Standard"><text:span text:style-name="Source_20_Text"><text:span text:style-name="T336">range</text:span></text:span><text:span text:style-name="T124">: define um controle para inserir um número (como um controle deslizante). Intervalo padrão é de 0 a 100;</text:span></text:p>
      <text:p text:style-name="P152"/>
      <text:p text:style-name="Standard"><text:span text:style-name="Source_20_Text"><text:span text:style-name="T336">reset</text:span></text:span><text:span text:style-name="T124">: redefinirá todos os valores do formulário para seus valores padrão;</text:span></text:p>
      <text:p text:style-name="P152"/>
      <text:p text:style-name="Standard"><text:span text:style-name="Source_20_Text"><text:span text:style-name="T336">search</text:span></text:span><text:span text:style-name="T336">:</text:span><text:span text:style-name="T124"> usado para campos de pesquisa;</text:span></text:p>
      <text:p text:style-name="P152"/>
      <text:p text:style-name="Standard"><text:span text:style-name="Source_20_Text"><text:span text:style-name="T336">tel</text:span></text:span><text:span text:style-name="T124">: campos de entrada que devem conter um número de telefone;</text:span></text:p>
      <text:p text:style-name="P152"/>
      <text:p text:style-name="Standard"><text:span text:style-name="Source_20_Text"><text:span text:style-name="T336">time</text:span></text:span><text:span text:style-name="T124">: permite que o usuário selecione um horário (sem fuso horário);</text:span></text:p>
      <text:p text:style-name="P152"/>
      <text:p text:style-name="Standard"><text:span text:style-name="Source_20_Text"><text:span text:style-name="T336">url</text:span></text:span><text:span text:style-name="T124">: campos de entrada que devem conter um endereço URL;</text:span></text:p>
      <text:p text:style-name="P152"/>
      <text:p text:style-name="Standard"><text:span text:style-name="Source_20_Text"><text:span text:style-name="T336">week</text:span></text:span><text:span text:style-name="T124">: permite ao usuário selecionar uma semana e um ano.</text:span></text:p>
      <text:p text:style-name="P152"/>
      <text:p text:style-name="P190"><text:span text:style-name="Emphasis"><text:span text:style-name="T332">Mais alguns atributos pro input:</text:span></text:span></text:p>
      <text:p text:style-name="P190"><text:span text:style-name="Emphasis"><text:span text:style-name="T124"/></text:span></text:p>
      <text:p text:style-name="Standard"><text:span text:style-name="Source_20_Text"><text:span text:style-name="T336">readonly</text:span></text:span><text:span text:style-name="T124">: especifica que um campo de entrada é somente leitura;</text:span></text:p>
      <text:p text:style-name="P152"/>
      <text:p text:style-name="Standard"><text:span text:style-name="Source_20_Text"><text:span text:style-name="T336">disabled</text:span></text:span><text:span text:style-name="T124">: especifica que um campo de entrada deve ser desativado;</text:span></text:p>
      <text:p text:style-name="P152"/>
      <text:p text:style-name="Standard"><text:span text:style-name="Source_20_Text"><text:span text:style-name="T336">size</text:span></text:span><text:span text:style-name="T124">: especifica a largura visível, em caracteres, de um campo de entrada;</text:span></text:p>
      <text:p text:style-name="P152"/>
      <text:p text:style-name="Standard"><text:span text:style-name="Source_20_Text"><text:span text:style-name="T336">maxlength</text:span></text:span><text:span text:style-name="T124">: especifica o número máximo de caracteres permitidos em um campo de entrada;</text:span></text:p>
      <text:p text:style-name="P152"/>
      <text:p text:style-name="Standard"><text:span text:style-name="Source_20_Text"><text:span text:style-name="T336">min</text:span></text:span><text:span text:style-name="Source_20_Text"><text:span text:style-name="T124"> </text:span></text:span><text:span text:style-name="T124">e </text:span><text:span text:style-name="Source_20_Text"><text:span text:style-name="T336">max</text:span></text:span><text:span text:style-name="T124">: especificam os valores mínimo e máximo para um campo de entrada;</text:span></text:p>
      <text:p text:style-name="P152"/>
      <text:p text:style-name="Standard"><text:span text:style-name="Source_20_Text"><text:span text:style-name="T336">multiple</text:span></text:span><text:span text:style-name="T124">: especifica que o usuário tem permissão para inserir mais de um valor em um campo de entrada;</text:span></text:p>
      <text:p text:style-name="P152"/>
      <text:p text:style-name="Standard"><text:span text:style-name="Source_20_Text"><text:span text:style-name="T336">pattern</text:span></text:span><text:span text:style-name="T124">: especifica uma expressão regular em relação à qual o valor do campo de entrada é verificado;</text:span></text:p>
      <text:p text:style-name="P152"/>
      <text:p text:style-name="Standard"><text:span text:style-name="Source_20_Text"><text:span text:style-name="T336">step</text:span></text:span><text:span text:style-name="T124">: especifica os intervalos de números válidos para um campo de entrada;</text:span></text:p>
      <text:p text:style-name="P152"/>
      <text:p text:style-name="Standard"><text:span text:style-name="Source_20_Text"><text:span text:style-name="T336">autofocus</text:span></text:span><text:span text:style-name="T124">: especifica que um campo de entrada deve obter foco automaticamente quando a página é carregada;</text:span></text:p>
      <text:p text:style-name="P152"/>
      <text:p text:style-name="Standard"><text:span text:style-name="Source_20_Text"><text:span text:style-name="T336">height</text:span></text:span><text:span text:style-name="Source_20_Text"><text:span text:style-name="T124"> </text:span></text:span><text:span text:style-name="T124">e </text:span><text:span text:style-name="Source_20_Text"><text:span text:style-name="T336">width</text:span></text:span><text:span text:style-name="T124">: especificam a altura e a largura de um elemento;</text:span></text:p>
      <text:p text:style-name="P152"/>
      <text:p text:style-name="Standard"><text:span text:style-name="Source_20_Text"><text:span text:style-name="T336">autocomplete</text:span></text:span><text:span text:style-name="T124">: especifica se um campo de entrada deve ter o preenchimento automático ativado ou desativado.</text:span></text:p>
      <text:p text:style-name="Standard"><text:span text:style-name="Emphasis"><text:span text:style-name="T124"/></text:span></text:p>
      <text:p text:style-name="P60"><text:span text:style-name="Emphasis"><text:span text:style-name="T187">event.</text:span></text:span><text:span text:style-name="Emphasis"><text:span text:style-name="T186">preventDefault() - </text:span></text:span><text:span text:style-name="Emphasis"><text:span text:style-name="T260">Retira o comportamento padrão de um elemento.</text:span></text:span></text:p>
      <text:p text:style-name="P60"><text:span text:style-name="Emphasis"><text:span text:style-name="T260"/></text:span></text:p>
      <text:p text:style-name="P63"><text:soft-page-break/><text:span text:style-name="Emphasis"><text:span text:style-name="T189">ElemSelect.options[select.selectedIndex].text – </text:span></text:span><text:span text:style-name="Emphasis"><text:span text:style-name="T262">Retorna o texto da option que foi selecionada.</text:span></text:span></text:p>
      <text:p text:style-name="P63"><text:span text:style-name="Emphasis"><text:span text:style-name="T262"/></text:span></text:p>
      <text:p text:style-name="P64"><text:span text:style-name="Emphasis"><text:span text:style-name="T191">Resize: none – </text:span></text:span><text:span text:style-name="Emphasis"><text:span text:style-name="T264">Atributo CSS que faz com que a TextArea não tenha tamanho dinâmico.</text:span></text:span></text:p>
      <text:p text:style-name="P64"><text:span text:style-name="Emphasis"><text:span text:style-name="T264"/></text:span></text:p>
      <text:p text:style-name="P65"><text:span text:style-name="Emphasis"><text:span text:style-name="T191">Elem.getAttribute(‘name’) – </text:span></text:span><text:span text:style-name="Emphasis"><text:span text:style-name="T264">Retorna o valor do atributo ‘name’ do elemento HTML.</text:span></text:span></text:p>
      <text:p text:style-name="P64"><text:span text:style-name="Emphasis"><text:span text:style-name="T264"/></text:span></text:p>
      <text:p text:style-name="P64"><text:span text:style-name="Emphasis"><text:span text:style-name="T264"/></text:span></text:p>
      <text:p text:style-name="P229"><text:span text:style-name="Emphasis"><text:span text:style-name="T297">Bibliotecas Javascript e Frameworks CSS</text:span></text:span></text:p>
      <text:p text:style-name="P229"><text:span text:style-name="Emphasis"><text:span text:style-name="T297"/></text:span></text:p>
      <text:p text:style-name="P164"><text:span text:style-name="Emphasis"><text:span text:style-name="T54">Bootstrap – </text:span></text:span><text:span text:style-name="Emphasis"><text:span text:style-name="T38">Framework CSS utilizado para criar páginas com design responsivo</text:span></text:span></text:p>
      <text:p text:style-name="P164"><text:span text:style-name="Emphasis"><text:span text:style-name="T38"/></text:span></text:p>
      <text:p text:style-name="P167"><text:span text:style-name="Emphasis"><text:span text:style-name="T57">Bulma – </text:span></text:span><text:span text:style-name="Emphasis"><text:span text:style-name="T40">Framework CSS com design responsivo</text:span></text:span></text:p>
      <text:p text:style-name="P164"><text:span text:style-name="Emphasis"><text:span text:style-name="T38"/></text:span></text:p>
      <text:p text:style-name="P164"><text:span text:style-name="Emphasis"><text:span text:style-name="T54">jQuery – </text:span></text:span><text:span text:style-name="Emphasis"><text:span text:style-name="T38">Biblioteca mais popular para manipulação de DOM, e requisito pro funcionamento do bootstrap.</text:span></text:span></text:p>
      <text:p text:style-name="P164"><text:span text:style-name="Emphasis"><text:span text:style-name="T54"/></text:span></text:p>
      <text:p text:style-name="P164"><text:span text:style-name="Emphasis"><text:span text:style-name="T54">MomentJS</text:span></text:span><text:span text:style-name="Emphasis"><text:span text:style-name="T38"> – Microbiblioteca que tem funções para validação, manipulação e visualização de data e hora.</text:span></text:span></text:p>
      <text:p text:style-name="P164"><text:span text:style-name="Emphasis"><text:span text:style-name="T38"/></text:span></text:p>
      <text:p text:style-name="P164"><text:span text:style-name="Emphasis"><text:span text:style-name="T54">Highcharts – </text:span></text:span><text:span text:style-name="Emphasis"><text:span text:style-name="T38">Utilizado para criar gráficos interativos.</text:span></text:span></text:p>
      <text:p text:style-name="P164"><text:span text:style-name="Emphasis"><text:span text:style-name="T38"/></text:span></text:p>
      <text:p text:style-name="P165"><text:span text:style-name="Emphasis"><text:span text:style-name="T55"/></text:span></text:p>
      <text:p text:style-name="P166"><text:span text:style-name="Emphasis"><text:span text:style-name="T56">Classe predefinidas no Bootstrap:</text:span></text:span></text:p>
      <text:p text:style-name="P166"><text:span text:style-name="Emphasis"><text:span text:style-name="T56"/></text:span></text:p>
      <text:p text:style-name="P66"><text:span text:style-name="Emphasis"><text:span text:style-name="T265">.</text:span></text:span><text:span text:style-name="Emphasis"><text:span text:style-name="T192">forms-control – </text:span></text:span><text:span text:style-name="Emphasis"><text:span text:style-name="T265">Pra colocar nos Inputs do forms, adquirindo design responsivo.</text:span></text:span></text:p>
      <text:p text:style-name="P166"><text:span text:style-name="Emphasis"><text:span text:style-name="T39"/></text:span></text:p>
      <text:p text:style-name="P166"><text:span text:style-name="Emphasis"><text:span text:style-name="T56">.forms-group <text:s/>- </text:span></text:span><text:span text:style-name="Emphasis"><text:span text:style-name="T39">Pra colocar nos containers do forms, criando uma formatação homogênea.</text:span></text:span></text:p>
      <text:p text:style-name="P166"><text:span text:style-name="Emphasis"><text:span text:style-name="T39"/></text:span></text:p>
      <text:p text:style-name="P166"><text:span text:style-name="Emphasis"><text:span text:style-name="T56">.btn .btn-sucess – </text:span></text:span><text:span text:style-name="Emphasis"><text:span text:style-name="T39">Colocados no botão de submissão para ficar o botão verde e mais elegante.</text:span></text:span></text:p>
      <text:p text:style-name="P166"><text:span text:style-name="Emphasis"><text:span text:style-name="T39"/></text:span></text:p>
      <text:p text:style-name="P166"><text:span text:style-name="Emphasis"><text:span text:style-name="T56">.btn-warning – </text:span></text:span><text:span text:style-name="Emphasis"><text:span text:style-name="T39">Coloca-se em botões e pinta o background de laranja.</text:span></text:span></text:p>
      <text:p text:style-name="P166"><text:span text:style-name="Emphasis"><text:span text:style-name="T39"/></text:span></text:p>
      <text:p text:style-name="P166"><text:span text:style-name="Emphasis"><text:span text:style-name="T56">.display-4 – </text:span></text:span><text:span text:style-name="Emphasis"><text:span text:style-name="T39">Coloca-se em H‘s, estilizando o tipo de fonte e tamanho.</text:span></text:span></text:p>
      <text:p text:style-name="P166"><text:span text:style-name="Emphasis"><text:span text:style-name="T39"/></text:span></text:p>
      <text:p text:style-name="P166"><text:span text:style-name="Emphasis"><text:span text:style-name="T56">.text-muted – </text:span></text:span><text:span text:style-name="Emphasis"><text:span text:style-name="T39">Muda a cor do texto pra uma cor cinza-claro.</text:span></text:span></text:p>
      <text:p text:style-name="P166"><text:span text:style-name="Emphasis"><text:span text:style-name="T39"/></text:span></text:p>
      <text:p text:style-name="P166"><text:span text:style-name="Emphasis"><text:span text:style-name="T39"/></text:span></text:p>
      <text:p text:style-name="P212"><text:span text:style-name="Emphasis"><text:span text:style-name="T41">CSS Flexbox – Parte I</text:span></text:span></text:p>
      <text:p text:style-name="P212"><text:span text:style-name="Emphasis"><text:span text:style-name="T41"/></text:span></text:p>
      <text:p text:style-name="Standard"><text:span text:style-name="Emphasis"><text:span text:style-name="T181">f</text:span></text:span><text:span text:style-name="Emphasis"><text:span text:style-name="T182">lex-direction –</text:span></text:span> <text:span text:style-name="T347">Muda a direção do flexbox</text:span></text:p>
      <text:p text:style-name="Standard"/>
      <text:p text:style-name="P29">flex-wrap – <text:span text:style-name="T1">Seta quebra de linha. (só funciona quando a direção for linha.</text:span></text:p>
      <text:p text:style-name="P74"/>
      <text:p text:style-name="P29">Flex-flow – <text:span text:style-name="T1">Junta as propriedades do flex-direction e do flex-wrap em uma só.</text:span></text:p>
      <text:p text:style-name="P74"/>
      <text:p text:style-name="P191"><text:span text:style-name="T19">Justify-content – </text:span><text:span text:style-name="T10">Alinha o conteúdo dentro do container </text:span><text:span text:style-name="T9">horizontalmente</text:span><text:span text:style-name="T10">.</text:span></text:p>
      <text:p text:style-name="P30"/>
      <text:p text:style-name="P191"><text:span text:style-name="T19">Align-items – </text:span><text:span text:style-name="T11">Garante aonde cada item vai estar.</text:span></text:p>
      <text:p text:style-name="P75"/>
      <text:p text:style-name="P31">Align-content – <text:span text:style-name="T1">Seta o alinhamento vai ser feito em relação a cada uma das linhas.</text:span></text:p>
      <text:p text:style-name="P244"><text:soft-page-break/></text:p>
      <text:p text:style-name="P32">Align-self – <text:span text:style-name="T1">Alinha o elemento filho dentro de um flexbox.</text:span></text:p>
      <text:p text:style-name="P242"><text:span text:style-name="Emphasis"><text:span text:style-name="T120"/></text:span></text:p>
      <text:p text:style-name="P245">Flex-grow – <text:span text:style-name="T1">Faz com que o elemento ocupe todo o container</text:span></text:p>
      <text:p text:style-name="P245"><text:span text:style-name="T1"/></text:p>
      <text:p text:style-name="P245">flex-shrink – <text:span text:style-name="T1">Faz com que o elemento diminua seu tamanho</text:span></text:p>
      <text:p text:style-name="P245"><text:span text:style-name="T1"/></text:p>
      <text:p text:style-name="P245">flex-basis – <text:span text:style-name="T1">diz uma base inicial de tamanho para o item</text:span></text:p>
      <text:p text:style-name="P245"><text:span text:style-name="T1"/></text:p>
      <text:p text:style-name="P245">flex – <text:span text:style-name="T1">Recebe 3 parâmetros: grow, shrink e basis, respectivamente.<text:tab/></text:span></text:p>
      <text:p text:style-name="P242"><text:span text:style-name="Emphasis"><text:span text:style-name="T26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23T01:56:24.223624916</dc:date>
    <meta:editing-duration>P3DT10H18M6S</meta:editing-duration>
    <meta:editing-cycles>137</meta:editing-cycles>
    <meta:generator>LibreOffice/6.4.7.2$Linux_X86_64 LibreOffice_project/40$Build-2</meta:generator>
    <meta:document-statistic meta:table-count="0" meta:image-count="7" meta:object-count="0" meta:page-count="26" meta:paragraph-count="512" meta:word-count="6500" meta:character-count="41453" meta:non-whitespace-character-count="35206"/>
  </office:meta>
</office:document-meta>
</file>